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fo:line-height="150%" fo:text-align="center" style:justify-single-word="false" style:page-number="1" fo:break-before="page"/>
      <style:text-properties style:font-name="Times New Roman" fo:font-size="14pt" officeooo:paragraph-rsid="00039980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officeooo:paragraph-rsid="00039980" style:font-size-asian="14pt" style:font-size-complex="14pt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officeooo:rsid="002362a3" officeooo:paragraph-rsid="00039980" style:font-size-asian="14pt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0.8437in"/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en" fo:country="US" fo:font-weight="normal" officeooo:rsid="00039980" officeooo:paragraph-rsid="00039980" fo:background-color="#fffff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color="#000000" loext:opacity="100%" style:font-name="Times New Roman" fo:font-size="14pt" fo:language="en" fo:country="US" fo:font-weight="normal" officeooo:rsid="00039980" fo:background-color="#fffff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color="#000000" loext:opacity="100%" style:font-name="Times New Roman" fo:font-size="14pt" fo:background-color="#ffffff" style:font-size-asian="14pt" style:font-size-complex="14pt"/>
    </style:style>
    <style:style style:name="P9" style:family="paragraph" style:parent-style-name="Standard">
      <style:paragraph-properties fo:line-height="150%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10" style:family="paragraph" style:parent-style-name="normal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039980" style:font-size-asian="14pt" style:font-size-complex="14pt"/>
    </style:style>
    <style:style style:name="P11" style:family="paragraph" style:parent-style-name="normal">
      <style:paragraph-properties fo:margin-left="3.5437in" fo:margin-right="0in" fo:line-height="150%" fo:text-align="end" style:justify-single-word="false" fo:text-indent="0in" style:auto-text-indent="false"/>
      <style:text-properties style:font-name="Times New Roman" fo:font-size="14pt" officeooo:paragraph-rsid="00039980" style:font-size-asian="14pt" style:font-size-complex="14pt"/>
    </style:style>
    <style:style style:name="P12" style:family="paragraph" style:parent-style-name="normal">
      <style:paragraph-properties fo:line-height="150%"/>
      <style:text-properties style:font-name="Times New Roman" fo:font-size="14pt" officeooo:paragraph-rsid="00039980" style:font-size-asian="14pt" style:font-size-complex="14pt"/>
    </style:style>
    <style:style style:name="P13" style:family="paragraph" style:parent-style-name="normal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039980" style:font-size-asian="14pt" style:font-weight-asian="bold" style:font-size-complex="14pt"/>
    </style:style>
    <style:style style:name="P14" style:family="paragraph" style:parent-style-name="normal">
      <style:paragraph-properties fo:margin-left="0in" fo:margin-right="0in" fo:line-height="150%" fo:text-align="center" style:justify-single-word="false" fo:text-indent="0in" style:auto-text-indent="false"/>
      <style:text-properties fo:color="#000000" loext:opacity="100%" style:font-name="Times New Roman" fo:font-size="14pt" fo:font-weight="bold" officeooo:paragraph-rsid="00039980" style:font-size-asian="14pt" style:font-weight-asian="bold" style:font-size-complex="14pt"/>
    </style:style>
    <style:style style:name="P15" style:family="paragraph">
      <loext:graphic-properties draw:fill="none"/>
      <style:paragraph-properties fo:text-align="start" style:writing-mode="lr-tb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92f8c"/>
    </style:style>
    <style:style style:name="T3" style:family="text">
      <style:text-properties fo:language="en" fo:country="US" officeooo:rsid="013866b0"/>
    </style:style>
    <style:style style:name="T4" style:family="text">
      <style:text-properties fo:language="uk" fo:country="UA" officeooo:rsid="013866b0"/>
    </style:style>
    <style:style style:name="T5" style:family="text">
      <style:text-properties fo:language="uk" fo:country="UA" officeooo:rsid="00039980"/>
    </style:style>
    <style:style style:name="T6" style:family="text">
      <style:text-properties officeooo:rsid="001bd777"/>
    </style:style>
    <style:style style:name="T7" style:family="text">
      <style:text-properties officeooo:rsid="002362a3"/>
    </style:style>
    <style:style style:name="T8" style:family="text">
      <style:text-properties officeooo:rsid="0008321a"/>
    </style:style>
    <style:style style:name="T9" style:family="text">
      <style:text-properties fo:font-weight="normal"/>
    </style:style>
    <style:style style:name="T10" style:family="text">
      <style:text-properties style:font-name="Consolas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6089b4" loext:opacity="100%"/>
    </style:style>
    <style:style style:name="T13" style:family="text">
      <style:text-properties fo:color="#6089b4" loext:opacity="100%" style:font-name="Consolas" fo:font-size="10.5pt" fo:font-weight="normal"/>
    </style:style>
    <style:style style:name="T14" style:family="text">
      <style:text-properties fo:color="#6089b4" loext:opacity="100%" style:font-name="Consolas" fo:font-weight="normal"/>
    </style:style>
    <style:style style:name="T15" style:family="text">
      <style:text-properties fo:color="#6089b4" loext:opacity="100%" fo:font-weight="normal"/>
    </style:style>
    <style:style style:name="T16" style:family="text">
      <style:text-properties fo:color="#d0b344" loext:opacity="100%" style:font-name="Consolas" fo:font-size="10.5pt" fo:font-weight="normal"/>
    </style:style>
    <style:style style:name="T17" style:family="text">
      <style:text-properties fo:color="#d0b344" loext:opacity="100%" style:font-name="Consolas" fo:font-weight="normal"/>
    </style:style>
    <style:style style:name="T18" style:family="text">
      <style:text-properties fo:color="#d0b344" loext:opacity="100%" fo:font-weight="normal"/>
    </style:style>
    <style:style style:name="T19" style:family="text">
      <style:text-properties fo:color="#9aa83a" loext:opacity="100%"/>
    </style:style>
    <style:style style:name="T20" style:family="text">
      <style:text-properties fo:color="#9aa83a" loext:opacity="100%" style:font-name="Consolas" fo:font-size="10.5pt" fo:font-weight="normal"/>
    </style:style>
    <style:style style:name="T21" style:family="text">
      <style:text-properties fo:color="#9aa83a" loext:opacity="100%" style:font-name="Consolas" fo:font-weight="normal"/>
    </style:style>
    <style:style style:name="T22" style:family="text">
      <style:text-properties fo:color="#9aa83a" loext:opacity="100%" fo:font-weight="normal"/>
    </style:style>
    <style:style style:name="T23" style:family="text">
      <style:text-properties fo:color="#9872a2" loext:opacity="100%"/>
    </style:style>
    <style:style style:name="T24" style:family="text">
      <style:text-properties fo:color="#9872a2" loext:opacity="100%" style:font-name="Consolas" fo:font-size="10.5pt" fo:font-weight="normal"/>
    </style:style>
    <style:style style:name="T25" style:family="text">
      <style:text-properties fo:color="#9872a2" loext:opacity="100%" style:font-name="Consolas" fo:font-weight="normal"/>
    </style:style>
    <style:style style:name="T26" style:family="text">
      <style:text-properties fo:color="#9872a2" loext:opacity="100%" fo:font-weight="normal"/>
    </style:style>
    <style:style style:name="T27" style:family="text">
      <style:text-properties fo:color="#ce6700" loext:opacity="100%"/>
    </style:style>
    <style:style style:name="T28" style:family="text">
      <style:text-properties fo:color="#ce6700" loext:opacity="100%" style:font-name="Consolas" fo:font-size="10.5pt" fo:font-weight="normal"/>
    </style:style>
    <style:style style:name="T29" style:family="text">
      <style:text-properties fo:color="#ce6700" loext:opacity="100%" style:font-name="Consolas" fo:font-weight="normal"/>
    </style:style>
    <style:style style:name="T30" style:family="text">
      <style:text-properties fo:color="#ce6700" loext:opacity="100%" fo:font-weight="normal"/>
    </style:style>
    <style:style style:name="T31" style:family="text">
      <style:text-properties fo:color="#676867" loext:opacity="100%"/>
    </style:style>
    <style:style style:name="T32" style:family="text">
      <style:text-properties fo:color="#676867" loext:opacity="100%" style:font-name="Consolas" fo:font-size="10.5pt" fo:font-weight="normal"/>
    </style:style>
    <style:style style:name="T33" style:family="text">
      <style:text-properties fo:color="#676867" loext:opacity="100%" style:font-name="Consolas" fo:font-weight="normal"/>
    </style:style>
    <style:style style:name="T34" style:family="text">
      <style:text-properties fo:color="#676867" loext:opacity="100%" fo:font-weight="normal"/>
    </style:style>
    <style:style style:name="T35" style:family="text">
      <style:text-properties fo:color="#c7444a" loext:opacity="100%"/>
    </style:style>
    <style:style style:name="T36" style:family="text">
      <style:text-properties fo:color="#c7444a" loext:opacity="100%" style:font-name="Consolas" fo:font-size="10.5pt" fo:font-weight="normal"/>
    </style:style>
    <style:style style:name="T37" style:family="text">
      <style:text-properties fo:color="#c7444a" loext:opacity="100%" style:font-name="Consolas" fo:font-weight="normal"/>
    </style:style>
    <style:style style:name="T38" style:family="text">
      <style:text-properties fo:color="#c7444a" loext:opacity="100%" fo:font-weight="normal"/>
    </style:style>
    <style:style style:name="T39" style:family="text">
      <style:text-properties fo:color="#9a9b99" loext:opacity="100%"/>
    </style:style>
    <style:style style:name="T40" style:family="text">
      <style:text-properties fo:color="#9a9b99" loext:opacity="100%" style:font-name="Consolas" fo:font-size="10.5pt" fo:font-weight="normal"/>
    </style:style>
    <style:style style:name="T41" style:family="text">
      <style:text-properties fo:color="#9a9b99" loext:opacity="100%" style:font-name="Consolas" fo:font-weight="normal"/>
    </style:style>
    <style:style style:name="T42" style:family="text">
      <style:text-properties fo:color="#9a9b99" loext:opacity="100%" fo:font-weight="normal"/>
    </style:style>
    <style:style style:name="T43" style:family="text">
      <style:text-properties fo:color="#d08442" loext:opacity="100%" style:font-name="Consolas" fo:font-size="10.5pt" fo:font-weight="normal"/>
    </style:style>
    <style:style style:name="T44" style:family="text">
      <style:text-properties fo:color="#d08442" loext:opacity="100%" style:font-name="Consolas" fo:font-weight="normal"/>
    </style:style>
    <style:style style:name="T45" style:family="text">
      <style:text-properties fo:color="#d08442" loext:opacity="100%" fo:font-weight="normal"/>
    </style:style>
    <style:style style:name="T46" style:family="text">
      <style:text-properties fo:color="#408080" loext:opacity="100%" style:font-name="Consolas" fo:font-size="10.5pt" fo:font-weight="normal"/>
    </style:style>
    <style:style style:name="T47" style:family="text">
      <style:text-properties fo:color="#408080" loext:opacity="100%" style:font-name="Consolas" fo:font-weight="normal"/>
    </style:style>
    <style:style style:name="T48" style:family="text">
      <style:text-properties fo:color="#408080" loext:opacity="100%" fo:font-weight="normal"/>
    </style:style>
    <style:style style:name="T49" style:family="text">
      <style:text-properties fo:color="#9b0000" loext:opacity="100%" style:font-name="Consolas" fo:font-size="10.5pt" fo:font-weight="normal"/>
    </style:style>
    <style:style style:name="T50" style:family="text">
      <style:text-properties fo:color="#9b0000" loext:opacity="100%" style:font-name="Consolas" fo:font-weight="normal"/>
    </style:style>
    <style:style style:name="T51" style:family="text">
      <style:text-properties fo:color="#9b0000" loext:opacity="100%" fo:font-weight="normal"/>
    </style:style>
    <style:style style:name="T52" style:family="text">
      <style:text-properties fo:color="#8080ff" loext:opacity="100%" style:font-name="Consolas" fo:font-size="10.5pt" fo:font-weight="normal"/>
    </style:style>
    <style:style style:name="T53" style:family="text">
      <style:text-properties fo:color="#8080ff" loext:opacity="100%" style:font-name="Consolas" fo:font-weight="normal"/>
    </style:style>
    <style:style style:name="T54" style:family="text">
      <style:text-properties fo:color="#8080ff" loext:opacity="100%" fo:font-weight="normal"/>
    </style:style>
    <style:style style:name="gr1" style:family="graphic">
      <style:graphic-properties draw:stroke="none" svg:stroke-width="0in" draw:fill="none" draw:textarea-vertical-align="middle" draw:auto-grow-height="false" fo:min-height="0.2083in" fo:min-width="0.1291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none" draw:textarea-vertical-align="middle" draw:auto-grow-height="false" fo:min-height="0.2083in" fo:min-width="0.3264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in" draw:fill="none" draw:textarea-vertical-align="middle" draw:auto-grow-height="false" fo:min-height="0.2075in" fo:min-width="0.287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none" draw:textarea-vertical-align="middle" draw:auto-grow-height="false" fo:min-height="0.998in" fo:min-width="0.286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7373_1406614966"/>ДОДАТОК <text:span text:style-name="T5">Б</text:span><text:bookmark-end text:name="__RefHeading___Toc7373_1406614966"/></text:h>
      <text:p text:style-name="P12"/>
      <text:p text:style-name="P10">Факультет інформатики та обчислювальної техніки </text:p>
      <text:p text:style-name="P10">Кафедра інформатики та програмної інженерії </text:p>
      <text:p text:style-name="P10"/>
      <text:p text:style-name="P11">“ЗАТВЕРДЖЕНО”</text:p>
      <text:p text:style-name="P11">Керівник роботи </text:p>
      <text:p text:style-name="P11">Світлана ПОПЕРЕШНЯК</text:p>
      <text:p text:style-name="P11">“<text:span text:style-name="T3">2</text:span>” <text:span text:style-name="T4">листопада</text:span> 2023 р.</text:p>
      <text:p text:style-name="P10"/>
      <text:p text:style-name="P10"/>
      <text:p text:style-name="P10"/>
      <text:p text:style-name="P10"/>
      <text:p text:style-name="P14">Файлова система з консольним інтерфейсом</text:p>
      <text:p text:style-name="P13"><text:span text:style-name="T5">Опис програми</text:span> </text:p>
      <text:p text:style-name="P10"><text:span text:style-name="T1">КПІ.ІП-</text:span>112<text:span text:style-name="T4">5</text:span><text:span text:style-name="T1">.045440.0</text:span><text:span text:style-name="T2">2</text:span><text:span text:style-name="T1">.91</text:span></text:p>
      <text:p text:style-name="P10"/>
      <text:p text:style-name="P10"/>
      <text:p text:style-name="P10"/>
      <text:p text:style-name="P10"/>
      <text:p text:style-name="P10"/>
      <text:p text:style-name="P2">“ПОГОДЖЕНО” </text:p>
      <text:p text:style-name="P2">Керівник роботи:</text:p>
      <text:p text:style-name="P2"><text:span text:style-name="T6">Світлана </text:span><text:span text:style-name="T7">ПОПЕРЕШНЯК</text:span></text:p>
      <text:p text:style-name="P2"/>
      <text:p text:style-name="P3">Консультант:<text:tab/><text:tab/><text:tab/><text:tab/><text:tab/><text:tab/><text:tab/><text:span text:style-name="T8">Виконавець:</text:span></text:p>
      <text:p text:style-name="P3"><text:span text:style-name="T6">Максим </text:span>ГОЛОВЧЕНКО<text:tab/><text:tab/><text:tab/><text:tab/><text:tab/><text:span text:style-name="T4">Владислав ПРИЩЕПА</text:span></text:p>
      <text:p text:style-name="P10"/>
      <text:p text:style-name="P10"/>
      <text:p text:style-name="P10"><text:bookmark text:name="_gjdgxs"/>Київ – 2023</text:p>
      <text:p text:style-name="P6"><text:soft-page-break/>// ../index.html</text:p>
      <text:p text:style-name="P6">&lt;html&gt;</text:p>
      <text:p text:style-name="P8">  <text:span text:style-name="T9">&lt;head&gt;</text:span></text:p>
      <text:p text:style-name="P8">    <text:span text:style-name="T9">&lt;link rel="stylesheet" href="./lib/style.css"&gt;</text:span></text:p>
      <text:p text:style-name="P8">    <text:span text:style-name="T9">&lt;script src="https://code.jquery.com/jquery-3.5.1.min.js"&gt;&lt;/script&gt;</text:span></text:p>
      <text:p text:style-name="P8">    <text:span text:style-name="T9">&lt;script&gt;</text:span></text:p>
      <text:p text:style-name="P8">      <text:span text:style-name="T9">jQuery.fn.outerHTML = function() {</text:span></text:p>
      <text:p text:style-name="P8">        <text:span text:style-name="T9">return jQuery('&lt;div /&gt;').append(this.eq(0).clone()).html();</text:span></text:p>
      <text:p text:style-name="P8">      <text:span text:style-name="T9">};</text:span></text:p>
      <text:p text:style-name="P8">      <text:span text:style-name="T9">Number.prototype.countDecimals = function () {</text:span></text:p>
      <text:p text:style-name="P8">        <text:span text:style-name="T9">if(Math.floor(this.valueOf()) === this.valueOf()) return 0;</text:span></text:p>
      <text:p text:style-name="P8">        <text:span text:style-name="T9">return this.toString().split(".")[1].length || 0; </text:span></text:p>
      <text:p text:style-name="P8">      <text:span text:style-name="T9">}</text:span></text:p>
      <text:p text:style-name="P8">    <text:span text:style-name="T9">&lt;/script&gt;</text:span></text:p>
      <text:p text:style-name="P8">    <text:span text:style-name="T9">&lt;script src="https://cdnjs.cloudflare.com/ajax/libs/fabric.js/3.6.3/fabric.min.js"&gt;&lt;/script&gt;</text:span></text:p>
      <text:p text:style-name="P8">    <text:span text:style-name="T9">&lt;script src="https://cdn.jsdelivr.net/npm/spectrum-colorpicker2/dist/spectrum.min.js"&gt;&lt;/script&gt;</text:span></text:p>
      <text:p text:style-name="P8">    <text:span text:style-name="T9">&lt;link rel="stylesheet" type="text/css" href="https://cdn.jsdelivr.net/npm/spectrum-colorpicker2/dist/spectrum.min.css"&gt;</text:span></text:p>
      <text:p text:style-name="P8">    <text:span text:style-name="T9">&lt;script src="./external/grapick.min.js"&gt;&lt;/script&gt;</text:span></text:p>
      <text:p text:style-name="P8">    <text:span text:style-name="T9">&lt;link rel="stylesheet" href="./external/grapick.min.css"&gt;</text:span></text:p>
      <text:p text:style-name="P8">    <text:span text:style-name="T9">&lt;script src="./external/undo-redo-stack.js"&gt;&lt;/script&gt;</text:span></text:p>
      <text:p text:style-name="P8">    <text:span text:style-name="T9">&lt;script src="./lib/core.js"&gt;&lt;/script&gt;</text:span></text:p>
      <text:p text:style-name="P8">    <text:span text:style-name="T9">&lt;script src="./lib/toolbar.js"&gt;&lt;/script&gt;</text:span></text:p>
      <text:p text:style-name="P8">    <text:span text:style-name="T9">&lt;script src="./lib/canvas.js"&gt;&lt;/script&gt;</text:span></text:p>
      <text:p text:style-name="P8">    <text:span text:style-name="T9">&lt;script src="./lib/shapes.js"&gt;&lt;/script&gt;</text:span></text:p>
      <text:p text:style-name="P8">    <text:span text:style-name="T9">&lt;script src="./lib/freeDrawSettings.js"&gt;&lt;/script&gt;</text:span></text:p>
      <text:p text:style-name="P8">    <text:span text:style-name="T9">&lt;script src="./lib/canvasSettings.js"&gt;&lt;/script&gt;</text:span></text:p>
      <text:p text:style-name="P8"><text:soft-page-break/>    <text:span text:style-name="T9">&lt;script src="./lib/selectionSettings.js"&gt;&lt;/script&gt;</text:span></text:p>
      <text:p text:style-name="P8">    <text:span text:style-name="T9">&lt;script src="./lib/drawingLine.js"&gt;&lt;/script&gt;</text:span></text:p>
      <text:p text:style-name="P8">    <text:span text:style-name="T9">&lt;script src="./lib/drawingText.js"&gt;&lt;/script&gt;</text:span></text:p>
      <text:p text:style-name="P8">    <text:span text:style-name="T9">&lt;script src="./lib/upload.js"&gt;&lt;/script&gt;</text:span></text:p>
      <text:p text:style-name="P8">    <text:span text:style-name="T9">&lt;script src="./lib/copyPaste.js"&gt;&lt;/script&gt;</text:span></text:p>
      <text:p text:style-name="P8">    <text:span text:style-name="T9">&lt;script src="./lib/utils.js"&gt;&lt;/script&gt;</text:span></text:p>
      <text:p text:style-name="P8">    <text:span text:style-name="T9">&lt;script src="./lib/zoom.js"&gt;&lt;/script&gt;</text:span></text:p>
      <text:p text:style-name="P8">    <text:span text:style-name="T9">&lt;script src="./lib/saveInBrowser.js"&gt;&lt;/script&gt;</text:span></text:p>
      <text:p text:style-name="P8">  <text:span text:style-name="T9">&lt;/head&gt;</text:span></text:p>
      <text:p text:style-name="P8">  <text:span text:style-name="T9">&lt;body&gt;</text:span></text:p>
      <text:p text:style-name="P8">    <text:span text:style-name="T9">&lt;div id="image-editor-container"&gt;&lt;/div&gt;</text:span></text:p>
      <text:p text:style-name="P8">  <text:span text:style-name="T9">&lt;/body&gt;</text:span></text:p>
      <text:p text:style-name="P8">  <text:span text:style-name="T9">&lt;script src="./script.js"&gt;&lt;/script&gt;</text:span></text:p>
      <text:p text:style-name="P9">&lt;/html&gt;</text:p>
      <text:p text:style-name="P6">// ../script.js</text:p>
      <text:p text:style-name="P6">try {</text:p>
      <text:p text:style-name="P8">    <text:span text:style-name="T9">// define toolbar buttons to show</text:span></text:p>
      <text:p text:style-name="P8">    <text:span text:style-name="T9">// if this value is undefined or its length is 0, default toolbar buttons will be shown</text:span></text:p>
      <text:p text:style-name="P8">    <text:span text:style-name="T9">const buttons = [</text:span></text:p>
      <text:p text:style-name="P8">      <text:span text:style-name="T9">'select',</text:span></text:p>
      <text:p text:style-name="P8">      <text:span text:style-name="T9">'shapes',</text:span></text:p>
      <text:p text:style-name="P8">      <text:span text:style-name="T9">'draw',</text:span></text:p>
      <text:p text:style-name="P8">      <text:span text:style-name="T9">'line',</text:span></text:p>
      <text:p text:style-name="P8">      <text:span text:style-name="T9">'textbox',</text:span></text:p>
      <text:p text:style-name="P8">      <text:span text:style-name="T9">'upload',</text:span></text:p>
      <text:p text:style-name="P8">      <text:span text:style-name="T9">'background',</text:span></text:p>
      <text:p text:style-name="P8">      <text:span text:style-name="T9">'undo',</text:span></text:p>
      <text:p text:style-name="P8">      <text:span text:style-name="T9">'redo',</text:span></text:p>
      <text:p text:style-name="P8">      <text:span text:style-name="T9">'save',</text:span></text:p>
      <text:p text:style-name="P8">      <text:span text:style-name="T9">'download',</text:span></text:p>
      <text:p text:style-name="P8"><text:soft-page-break/>      <text:span text:style-name="T9">'clear'</text:span></text:p>
      <text:p text:style-name="P8">    <text:span text:style-name="T9">];</text:span></text:p>
      <text:p text:style-name="P8">  </text:p>
      <text:p text:style-name="P8">    </text:p>
      <text:p text:style-name="P8">  </text:p>
      <text:p text:style-name="P8">    <text:span text:style-name="T9">var imgEditor = new ImageEditor('#image-editor-container', buttons, []);</text:span></text:p>
      <text:p text:style-name="P8">    <text:span text:style-name="T9">console.log('initialize image editor');</text:span></text:p>
      <text:p text:style-name="P8">  </text:p>
      <text:p text:style-name="P8">  </text:p>
      <text:p text:style-name="P8">  <text:span text:style-name="T9">} catch (_) {</text:span></text:p>
      <text:p text:style-name="P8">    <text:span text:style-name="T9">const browserWarning = document.createElement('div')</text:span></text:p>
      <text:p text:style-name="P8">    <text:span text:style-name="T9">browserWarning.innerHTML = '&lt;p style="line-height: 26px; margin-top: 100px; font-size: 16px; color: #555"&gt;Your browser is out of date!&lt;br/&gt;Please update to a modern browser, for example:&lt;a href="https://www.google.com/chrome/" target="_blank"&gt;Chrome&lt;/a&gt;!&lt;/p&gt;';</text:span></text:p>
      <text:p text:style-name="P8">  </text:p>
      <text:p text:style-name="P8">    <text:span text:style-name="T9">browserWarning.setAttribute(</text:span></text:p>
      <text:p text:style-name="P8">      <text:span text:style-name="T9">'style',</text:span></text:p>
      <text:p text:style-name="P8">      <text:span text:style-name="T9">'position: fixed; z-index: 1000; width: 100%; height: 100%; top: 0; left: 0; background-color: #f9f9f9; text-align: center; color: #555;'</text:span></text:p>
      <text:p text:style-name="P8">    <text:span text:style-name="T9">)</text:span></text:p>
      <text:p text:style-name="P8">  </text:p>
      <text:p text:style-name="P8">    <text:span text:style-name="T9">// check for flex and grid support</text:span></text:p>
      <text:p text:style-name="P8">    <text:span text:style-name="T9">let divGrid = document.createElement('div')</text:span></text:p>
      <text:p text:style-name="P8">    <text:span text:style-name="T9">divGrid.style['display'] = 'grid'</text:span></text:p>
      <text:p text:style-name="P8">    <text:span text:style-name="T9">let supportsGrid = divGrid.style['display'] === 'grid'</text:span></text:p>
      <text:p text:style-name="P8">  </text:p>
      <text:p text:style-name="P8">    <text:span text:style-name="T9">let divFlex = document.createElement('div')</text:span></text:p>
      <text:p text:style-name="P8">    <text:span text:style-name="T9">divFlex.style['display'] = 'flex'</text:span></text:p>
      <text:p text:style-name="P8">    <text:span text:style-name="T9">let supportsFlex = divFlex.style['display'] === 'flex'</text:span></text:p>
      <text:p text:style-name="P8"><text:soft-page-break/>  </text:p>
      <text:p text:style-name="P8">    <text:span text:style-name="T9">if (!supportsGrid || !supportsFlex) {</text:span></text:p>
      <text:p text:style-name="P8">      <text:span text:style-name="T9">document.body.appendChild(browserWarning)</text:span></text:p>
      <text:p text:style-name="P8">    <text:span text:style-name="T9">}</text:span></text:p>
      <text:p text:style-name="P8">  <text:span text:style-name="T9">}</text:span></text:p>
      <text:p text:style-name="P6"/>
      <text:p text:style-name="P6">// ../lib/canvas.js</text:p>
      <text:p text:style-name="P6">//Canvas section management of image editor</text:p>
      <text:p text:style-name="P9">(function () {</text:p>
      <text:p text:style-name="P8">    <text:span text:style-name="T9">'use strict';</text:span></text:p>
      <text:p text:style-name="P8">    <text:span text:style-name="T9">var canvas = function () {</text:span></text:p>
      <text:p text:style-name="P8">      <text:span text:style-name="T9">try {</text:span></text:p>
      <text:p text:style-name="P8">        <text:span text:style-name="T9">$(`${this.containerSelector} .main-panel`).append(`&lt;div class="canvas-holder" id="canvas-holder"&gt;&lt;div class="content"&gt;&lt;canvas id="c"&gt;&lt;/canvas&gt;&lt;/div&gt;&lt;/div&gt;`);</text:span></text:p>
      <text:p text:style-name="P8">        <text:span text:style-name="T9">const fabricCanvas = new fabric.Canvas('c').setDimensions({</text:span></text:p>
      <text:p text:style-name="P8">          <text:span text:style-name="T9">width: 800,</text:span></text:p>
      <text:p text:style-name="P8">          <text:span text:style-name="T9">height: 600</text:span></text:p>
      <text:p text:style-name="P8">        <text:span text:style-name="T9">})</text:span></text:p>
      <text:p text:style-name="P8">        <text:span text:style-name="T9">fabricCanvas.originalW = fabricCanvas.width;</text:span></text:p>
      <text:p text:style-name="P8">        <text:span text:style-name="T9">fabricCanvas.originalH = fabricCanvas.height;</text:span></text:p>
      <text:p text:style-name="P8">        <text:span text:style-name="T9">// set up selection style</text:span></text:p>
      <text:p text:style-name="P8">        <text:span text:style-name="T9">fabric.Object.prototype.transparentCorners = false;</text:span></text:p>
      <text:p text:style-name="P8">        <text:span text:style-name="T9">fabric.Object.prototype.cornerStyle = 'circle';</text:span></text:p>
      <text:p text:style-name="P8">        <text:span text:style-name="T9">fabric.Object.prototype.borderColor = '#6495ED';</text:span></text:p>
      <text:p text:style-name="P8">        <text:span text:style-name="T9">fabric.Object.prototype.cornerColor = '#6495ED';</text:span></text:p>
      <text:p text:style-name="P8">        <text:span text:style-name="T9">fabric.Object.prototype.cornerStrokeColor = '#A9A9A9';</text:span></text:p>
      <text:p text:style-name="P8">        <text:span text:style-name="T9">fabric.Object.prototype.padding = 0;</text:span></text:p>
      <text:p text:style-name="P8">        <text:span text:style-name="T9">// retrieve active selection to react state</text:span></text:p>
      <text:p text:style-name="P8">        <text:span text:style-name="T9">fabricCanvas.on('selection:created', (e) =&gt; this.setActiveSelection(e.target))</text:span></text:p>
      <text:p text:style-name="P8">        <text:span text:style-name="T9">fabricCanvas.on('selection:updated', (e) =&gt; this.setActiveSelection(e.target))</text:span></text:p>
      <text:p text:style-name="P8"><text:soft-page-break/>        <text:span text:style-name="T9">fabricCanvas.on('selection:cleared', (e) =&gt; this.setActiveSelection(null))</text:span></text:p>
      <text:p text:style-name="P8">        <text:span text:style-name="T9">// snap to an angle on rotate </text:span></text:p>
      <text:p text:style-name="P8">        <text:span text:style-name="T9">fabricCanvas.on('object:rotating', (e) =&gt; {</text:span></text:p>
      <text:p text:style-name="P8">          <text:span text:style-name="T9">e.target.snapAngle = false;</text:span></text:p>
      <text:p text:style-name="P8">        <text:span text:style-name="T9">})</text:span></text:p>
      <text:p text:style-name="P8">        <text:span text:style-name="T9">fabricCanvas.on('object:modified', () =&gt; {</text:span></text:p>
      <text:p text:style-name="P8">          <text:span text:style-name="T9">console.log('trigger: modified')</text:span></text:p>
      <text:p text:style-name="P8">          <text:span text:style-name="T9">let currentState = this.canvas.toJSON();</text:span></text:p>
      <text:p text:style-name="P8">          <text:span text:style-name="T9">this.history.push(JSON.stringify(currentState));</text:span></text:p>
      <text:p text:style-name="P8">        <text:span text:style-name="T9">})</text:span></text:p>
      <text:p text:style-name="P8">        <text:span text:style-name="T9">const savedCanvas = saveInBrowser.load('canvasEditor');</text:span></text:p>
      <text:p text:style-name="P8">        <text:span text:style-name="T9">if (savedCanvas) {</text:span></text:p>
      <text:p text:style-name="P8">          <text:span text:style-name="T9">fabricCanvas.loadFromJSON(savedCanvas, fabricCanvas.renderAll.bind(fabricCanvas));</text:span></text:p>
      <text:p text:style-name="P8">        <text:span text:style-name="T9">}</text:span></text:p>
      <text:p text:style-name="P8">        <text:span text:style-name="T9">// delete object on del key</text:span></text:p>
      <text:p text:style-name="P8">        <text:span text:style-name="T9">(() =&gt; {</text:span></text:p>
      <text:p text:style-name="P8">          <text:span text:style-name="T9">document.addEventListener('keydown', (e) =&gt; {</text:span></text:p>
      <text:p text:style-name="P8">            <text:span text:style-name="T9">const key = e.which || e.keyCode;</text:span></text:p>
      <text:p text:style-name="P8">            <text:span text:style-name="T9">if (</text:span></text:p>
      <text:p text:style-name="P8">              <text:span text:style-name="T9">key === 46 &amp;&amp;</text:span></text:p>
      <text:p text:style-name="P8">              <text:span text:style-name="T9">document.querySelectorAll('textarea:focus, input:focus').length === 0</text:span></text:p>
      <text:p text:style-name="P8">            <text:span text:style-name="T9">) {</text:span></text:p>
      <text:p text:style-name="P8">              <text:span text:style-name="T9">fabricCanvas.getActiveObjects().forEach(obj =&gt; {</text:span></text:p>
      <text:p text:style-name="P8">                <text:span text:style-name="T9">fabricCanvas.remove(obj);</text:span></text:p>
      <text:p text:style-name="P8">              <text:span text:style-name="T9">});</text:span></text:p>
      <text:p text:style-name="P8">              <text:span text:style-name="T9">fabricCanvas.discardActiveObject().requestRenderAll();</text:span></text:p>
      <text:p text:style-name="P8">              <text:span text:style-name="T9">fabricCanvas.trigger('object:modified')</text:span></text:p>
      <text:p text:style-name="P8">            <text:span text:style-name="T9">}</text:span></text:p>
      <text:p text:style-name="P8">          <text:span text:style-name="T9">})</text:span></text:p>
      <text:p text:style-name="P8"><text:soft-page-break/>        <text:span text:style-name="T9">})();</text:span></text:p>
      <text:p text:style-name="P8">        <text:span text:style-name="T9">setTimeout(() =&gt; {</text:span></text:p>
      <text:p text:style-name="P8">          <text:span text:style-name="T9">let currentState = fabricCanvas.toJSON();</text:span></text:p>
      <text:p text:style-name="P8">          <text:span text:style-name="T9">this.history.push(JSON.stringify(currentState));</text:span></text:p>
      <text:p text:style-name="P8">        <text:span text:style-name="T9">}, 1000);</text:span></text:p>
      <text:p text:style-name="P8">        <text:span text:style-name="T9">return fabricCanvas;</text:span></text:p>
      <text:p text:style-name="P8">      <text:span text:style-name="T9">} catch (_) {</text:span></text:p>
      <text:p text:style-name="P8">        <text:span text:style-name="T9">console.error("can't create canvas instance");</text:span></text:p>
      <text:p text:style-name="P8">        <text:span text:style-name="T9">return null;</text:span></text:p>
      <text:p text:style-name="P8">      <text:span text:style-name="T9">}</text:span></text:p>
      <text:p text:style-name="P8">    <text:span text:style-name="T9">}</text:span></text:p>
      <text:p text:style-name="P8">    <text:span text:style-name="T9">window.ImageEditor.prototype.initializeCanvas = canvas;</text:span></text:p>
      <text:p text:style-name="P8">  <text:span text:style-name="T9">})();</text:span></text:p>
      <text:p text:style-name="P6"/>
      <text:p text:style-name="P6">// ../lib/canvasSettings.js</text:p>
      <text:p text:style-name="P6">//initialize canvas setting panel</text:p>
      <text:p text:style-name="P9">(function () {</text:p>
      <text:p text:style-name="P8">    <text:span text:style-name="T9">'use strict';</text:span></text:p>
      <text:p text:style-name="P8">    <text:span text:style-name="T9">var canvasSettings = function () {</text:span></text:p>
      <text:p text:style-name="P8">      <text:span text:style-name="T9">const _self = this;</text:span></text:p>
      <text:p text:style-name="P8">      <text:span text:style-name="T9">$(`${this.containerSelector} .main-panel`).append(`&lt;div class="toolpanel" id="background-panel"&gt;&lt;div class="content"&gt;&lt;p class="title"&gt;Canvas Settings&lt;/p&gt;&lt;/div&gt;&lt;/div&gt;`);</text:span></text:p>
      <text:p text:style-name="P8">      <text:span text:style-name="T9">// set dimension section</text:span></text:p>
      <text:p text:style-name="P8">      <text:span text:style-name="T9">(() =&gt; {</text:span></text:p>
      <text:p text:style-name="P8">        <text:span text:style-name="T9">$(`${this.containerSelector} .toolpanel#background-panel .content`).append(`</text:span></text:p>
      <text:p text:style-name="P8">        <text:span text:style-name="T9">&lt;div class="canvas-size-setting"&gt;</text:span></text:p>
      <text:p text:style-name="P8">          <text:span text:style-name="T9">&lt;p&gt;Canvas Size&lt;/p&gt;</text:span></text:p>
      <text:p text:style-name="P8">          <text:span text:style-name="T9">&lt;div class="input-container"&gt;</text:span></text:p>
      <text:p text:style-name="P8">            <text:span text:style-name="T9">&lt;label&gt;Width&lt;/label&gt;</text:span></text:p>
      <text:p text:style-name="P8"><text:soft-page-break/>            <text:span text:style-name="T9">&lt;div class="custom-number-input"&gt;</text:span></text:p>
      <text:p text:style-name="P8">            <text:span text:style-name="T9">&lt;button class="decrease"&gt;-&lt;/button&gt;</text:span></text:p>
      <text:p text:style-name="P8">            <text:span text:style-name="T9">&lt;input type="number" min="100" id="input-width" value="800"/&gt;</text:span></text:p>
      <text:p text:style-name="P8">            <text:span text:style-name="T9">&lt;button class="increase"&gt;+&lt;/button&gt;</text:span></text:p>
      <text:p text:style-name="P8">            <text:span text:style-name="T9">&lt;/div&gt;</text:span></text:p>
      <text:p text:style-name="P8">          <text:span text:style-name="T9">&lt;/div&gt;</text:span></text:p>
      <text:p text:style-name="P8">          <text:span text:style-name="T9">&lt;div class="input-container"&gt;</text:span></text:p>
      <text:p text:style-name="P8">            <text:span text:style-name="T9">&lt;label&gt;Height&lt;/label&gt;</text:span></text:p>
      <text:p text:style-name="P8">            <text:span text:style-name="T9">&lt;div class="custom-number-input"&gt;</text:span></text:p>
      <text:p text:style-name="P8">            <text:span text:style-name="T9">&lt;button class="decrease"&gt;-&lt;/button&gt;</text:span></text:p>
      <text:p text:style-name="P8">            <text:span text:style-name="T9">&lt;input type="number" min="100" id="input-height" value="600"/&gt;</text:span></text:p>
      <text:p text:style-name="P8">            <text:span text:style-name="T9">&lt;button class="increase"&gt;+&lt;/button&gt;</text:span></text:p>
      <text:p text:style-name="P8">            <text:span text:style-name="T9">&lt;/div&gt;</text:span></text:p>
      <text:p text:style-name="P8">          <text:span text:style-name="T9">&lt;/div&gt;</text:span></text:p>
      <text:p text:style-name="P8">        <text:span text:style-name="T9">&lt;/div&gt;</text:span></text:p>
      <text:p text:style-name="P8">      <text:span text:style-name="T9">`);</text:span></text:p>
      <text:p text:style-name="P8">        <text:span text:style-name="T9">var setDimension = () =&gt; {</text:span></text:p>
      <text:p text:style-name="P8">          <text:span text:style-name="T9">try {</text:span></text:p>
      <text:p text:style-name="P8">            <text:span text:style-name="T9">let width = $(`${this.containerSelector} .toolpanel#background-panel .content #input-width`).val();</text:span></text:p>
      <text:p text:style-name="P8">            <text:span text:style-name="T9">let height = $(`${this.containerSelector} .toolpanel#background-panel .content #input-height`).val();</text:span></text:p>
      <text:p text:style-name="P8">            <text:span text:style-name="T9">_self.canvas.setWidth(width)</text:span></text:p>
      <text:p text:style-name="P8">            <text:span text:style-name="T9">_self.canvas.originalW = width</text:span></text:p>
      <text:p text:style-name="P8">            <text:span text:style-name="T9">_self.canvas.setHeight(height)</text:span></text:p>
      <text:p text:style-name="P8">            <text:span text:style-name="T9">_self.canvas.originalH = height</text:span></text:p>
      <text:p text:style-name="P8">            <text:span text:style-name="T9">_self.canvas.renderAll()</text:span></text:p>
      <text:p text:style-name="P8">            <text:span text:style-name="T9">_self.canvas.trigger('object:modified')</text:span></text:p>
      <text:p text:style-name="P8">          <text:span text:style-name="T9">} catch (_) {}</text:span></text:p>
      <text:p text:style-name="P8">        <text:span text:style-name="T9">}</text:span></text:p>
      <text:p text:style-name="P8"><text:soft-page-break/>        <text:span text:style-name="T9">$(`${this.containerSelector} .toolpanel#background-panel .content #input-width`).change(setDimension)</text:span></text:p>
      <text:p text:style-name="P8">        <text:span text:style-name="T9">$(`${this.containerSelector} .toolpanel#background-panel .content #input-height`).change(setDimension)</text:span></text:p>
      <text:p text:style-name="P8">      <text:span text:style-name="T9">})();</text:span></text:p>
      <text:p text:style-name="P8">      <text:span text:style-name="T9">// end set dimension section</text:span></text:p>
      <text:p text:style-name="P8">  </text:p>
      <text:p text:style-name="P8">      <text:span text:style-name="T9">// background color</text:span></text:p>
      <text:p text:style-name="P8">      <text:span text:style-name="T9">(() =&gt; {</text:span></text:p>
      <text:p text:style-name="P8">        <text:span text:style-name="T9">$(`${this.containerSelector} .toolpanel#background-panel .content`).append(`</text:span></text:p>
      <text:p text:style-name="P8">        <text:span text:style-name="T9">&lt;div class="color-settings"&gt;</text:span></text:p>
      <text:p text:style-name="P8">          <text:span text:style-name="T9">&lt;div class="tab-container"&gt;</text:span></text:p>
      <text:p text:style-name="P8">            <text:span text:style-name="T9">&lt;div class="tabs"&gt;</text:span></text:p>
      <text:p text:style-name="P8">              <text:span text:style-name="T9">&lt;div class="tab-label" data-value="color-fill"&gt;Color Fill&lt;/div&gt;</text:span></text:p>
      <text:p text:style-name="P8">              <text:span text:style-name="T9">&lt;div class="tab-label" data-value="gradient-fill"&gt;Gradient Fill&lt;/div&gt;</text:span></text:p>
      <text:p text:style-name="P8">            <text:span text:style-name="T9">&lt;/div&gt;</text:span></text:p>
      <text:p text:style-name="P8">            <text:span text:style-name="T9">&lt;div class="tab-content" data-value="color-fill"&gt;</text:span></text:p>
      <text:p text:style-name="P8">              <text:span text:style-name="T9">&lt;input id="color-picker" value='black'/&gt;&lt;br&gt;</text:span></text:p>
      <text:p text:style-name="P8">            <text:span text:style-name="T9">&lt;/div&gt;</text:span></text:p>
      <text:p text:style-name="P8">            <text:span text:style-name="T9">&lt;div class="tab-content" data-value="gradient-fill"&gt;</text:span></text:p>
      <text:p text:style-name="P8">              <text:span text:style-name="T9">&lt;div id="gradient-picker"&gt;&lt;/div&gt;</text:span></text:p>
      <text:p text:style-name="P8">              <text:span text:style-name="T9">&lt;div class="gradient-orientation-container"&gt;</text:span></text:p>
      <text:p text:style-name="P8">                <text:span text:style-name="T9">&lt;div class="input-container"&gt;</text:span></text:p>
      <text:p text:style-name="P8">                  <text:span text:style-name="T9">&lt;label&gt;Orientation&lt;/label&gt;</text:span></text:p>
      <text:p text:style-name="P8">                  <text:span text:style-name="T9">&lt;select id="select-orientation"&gt;</text:span></text:p>
      <text:p text:style-name="P8">                    <text:span text:style-name="T9">&lt;option value="linear"&gt;Linear&lt;/option&gt;</text:span></text:p>
      <text:p text:style-name="P8">                    <text:span text:style-name="T9">&lt;option value="radial"&gt;Radial&lt;/option&gt;</text:span></text:p>
      <text:p text:style-name="P8">                  <text:span text:style-name="T9">&lt;/select&gt;</text:span></text:p>
      <text:p text:style-name="P8">                <text:span text:style-name="T9">&lt;/div&gt;</text:span></text:p>
      <text:p text:style-name="P8">                <text:span text:style-name="T9">&lt;div id="angle-input-container" class="input-container"&gt;</text:span></text:p>
      <text:p text:style-name="P8"><text:soft-page-break/>                  <text:span text:style-name="T9">&lt;label&gt;Angle&lt;/label&gt;</text:span></text:p>
      <text:p text:style-name="P8">                  <text:span text:style-name="T9">&lt;div class="custom-number-input"&gt;</text:span></text:p>
      <text:p text:style-name="P8">                    <text:span text:style-name="T9">&lt;button class="decrease"&gt;-&lt;/button&gt;</text:span></text:p>
      <text:p text:style-name="P8">                    <text:span text:style-name="T9">&lt;input type="number" min="0" max="360" value="0" id="input-angle"&gt;</text:span></text:p>
      <text:p text:style-name="P8">                    <text:span text:style-name="T9">&lt;button class="increase"&gt;+&lt;/button&gt;</text:span></text:p>
      <text:p text:style-name="P8">                  <text:span text:style-name="T9">&lt;/div&gt;</text:span></text:p>
      <text:p text:style-name="P8">                <text:span text:style-name="T9">&lt;/div&gt;</text:span></text:p>
      <text:p text:style-name="P8">              <text:span text:style-name="T9">&lt;/div&gt;</text:span></text:p>
      <text:p text:style-name="P8">            <text:span text:style-name="T9">&lt;/div&gt;</text:span></text:p>
      <text:p text:style-name="P8">          <text:span text:style-name="T9">&lt;/div&gt;</text:span></text:p>
      <text:p text:style-name="P8">        <text:span text:style-name="T9">&lt;/div&gt;</text:span></text:p>
      <text:p text:style-name="P8">      <text:span text:style-name="T9">`)</text:span></text:p>
      <text:p text:style-name="P8">        <text:span text:style-name="T9">$(`${this.containerSelector} .toolpanel#background-panel .content .tab-label`).click(function () {</text:span></text:p>
      <text:p text:style-name="P8">          <text:span text:style-name="T9">$(`${_self.containerSelector} .toolpanel#background-panel .content .tab-label`).removeClass('active');</text:span></text:p>
      <text:p text:style-name="P8">          <text:span text:style-name="T9">$(this).addClass('active');</text:span></text:p>
      <text:p text:style-name="P8">          <text:span text:style-name="T9">let target = $(this).data('value');</text:span></text:p>
      <text:p text:style-name="P8">          <text:span text:style-name="T9">$(this).closest('.tab-container').find('.tab-content').hide();</text:span></text:p>
      <text:p text:style-name="P8">          <text:span text:style-name="T9">$(this).closest('.tab-container').find(`.tab-content[data-value=${target}]`).show();</text:span></text:p>
      <text:p text:style-name="P8">          <text:span text:style-name="T9">if (target === 'color-fill') {</text:span></text:p>
      <text:p text:style-name="P8">            <text:span text:style-name="T9">let color = $(`${_self.containerSelector} .toolpanel#background-panel .content #color-picker`).val();</text:span></text:p>
      <text:p text:style-name="P8">            <text:span text:style-name="T9">try {</text:span></text:p>
      <text:p text:style-name="P8">              <text:span text:style-name="T9">_self.canvas.backgroundColor = color;</text:span></text:p>
      <text:p text:style-name="P8">              <text:span text:style-name="T9">_self.canvas.renderAll();</text:span></text:p>
      <text:p text:style-name="P8">            <text:span text:style-name="T9">} catch (_) {</text:span></text:p>
      <text:p text:style-name="P8">              <text:span text:style-name="T9">console.log("can't update background color")</text:span></text:p>
      <text:p text:style-name="P8">            <text:span text:style-name="T9">}</text:span></text:p>
      <text:p text:style-name="P8"><text:soft-page-break/>          <text:span text:style-name="T9">} else {</text:span></text:p>
      <text:p text:style-name="P8">            <text:span text:style-name="T9">updateGradientFill();</text:span></text:p>
      <text:p text:style-name="P8">          <text:span text:style-name="T9">}</text:span></text:p>
      <text:p text:style-name="P8">        <text:span text:style-name="T9">})</text:span></text:p>
      <text:p text:style-name="P8">        <text:span text:style-name="T9">$(`${this.containerSelector} .toolpanel#background-panel .content .tab-label[data-value=color-fill]`).click();</text:span></text:p>
      <text:p text:style-name="P8">        <text:span text:style-name="T9">$(`${this.containerSelector} .toolpanel#background-panel .content #color-picker`).spectrum({</text:span></text:p>
      <text:p text:style-name="P8">          <text:span text:style-name="T9">flat: true,</text:span></text:p>
      <text:p text:style-name="P8">          <text:span text:style-name="T9">showPalette: false,</text:span></text:p>
      <text:p text:style-name="P8">          <text:span text:style-name="T9">showButtons: false,</text:span></text:p>
      <text:p text:style-name="P8">          <text:span text:style-name="T9">type: "color",</text:span></text:p>
      <text:p text:style-name="P8">          <text:span text:style-name="T9">showInput: "true",</text:span></text:p>
      <text:p text:style-name="P8">          <text:span text:style-name="T9">allowEmpty: "false",</text:span></text:p>
      <text:p text:style-name="P8">          <text:span text:style-name="T9">move: function (color) {</text:span></text:p>
      <text:p text:style-name="P8">            <text:span text:style-name="T9">let hex = 'transparent';</text:span></text:p>
      <text:p text:style-name="P8">            <text:span text:style-name="T9">color &amp;&amp; (hex = color.toRgbString()); // #ff0000</text:span></text:p>
      <text:p text:style-name="P8">            <text:span text:style-name="T9">_self.canvas.backgroundColor = hex;</text:span></text:p>
      <text:p text:style-name="P8">            <text:span text:style-name="T9">_self.canvas.renderAll();</text:span></text:p>
      <text:p text:style-name="P8">          <text:span text:style-name="T9">}</text:span></text:p>
      <text:p text:style-name="P8">        <text:span text:style-name="T9">});</text:span></text:p>
      <text:p text:style-name="P8">        <text:span text:style-name="T9">const gp = new Grapick({</text:span></text:p>
      <text:p text:style-name="P8">          <text:span text:style-name="T9">el: `${this.containerSelector} .toolpanel#background-panel .content #gradient-picker`,</text:span></text:p>
      <text:p text:style-name="P8">          <text:span text:style-name="T9">colorEl: '&lt;input id="colorpicker"/&gt;' </text:span></text:p>
      <text:p text:style-name="P8">        <text:span text:style-name="T9">});</text:span></text:p>
      <text:p text:style-name="P8">        <text:span text:style-name="T9">gp.setColorPicker(handler =&gt; {</text:span></text:p>
      <text:p text:style-name="P8">          <text:span text:style-name="T9">const el = handler.getEl().querySelector('#colorpicker');</text:span></text:p>
      <text:p text:style-name="P8">          <text:span text:style-name="T9">$(el).spectrum({</text:span></text:p>
      <text:p text:style-name="P8">            <text:span text:style-name="T9">showPalette: false,</text:span></text:p>
      <text:p text:style-name="P8"><text:soft-page-break/>            <text:span text:style-name="T9">showButtons: false,</text:span></text:p>
      <text:p text:style-name="P8">            <text:span text:style-name="T9">type: "color",</text:span></text:p>
      <text:p text:style-name="P8">            <text:span text:style-name="T9">showInput: "true",</text:span></text:p>
      <text:p text:style-name="P8">            <text:span text:style-name="T9">allowEmpty: "false",</text:span></text:p>
      <text:p text:style-name="P8">            <text:span text:style-name="T9">color: handler.getColor(),</text:span></text:p>
      <text:p text:style-name="P8">            <text:span text:style-name="T9">showAlpha: true,</text:span></text:p>
      <text:p text:style-name="P8">            <text:span text:style-name="T9">change(color) {</text:span></text:p>
      <text:p text:style-name="P8">              <text:span text:style-name="T9">handler.setColor(color.toRgbString());</text:span></text:p>
      <text:p text:style-name="P8">            <text:span text:style-name="T9">},</text:span></text:p>
      <text:p text:style-name="P8">            <text:span text:style-name="T9">move(color) {</text:span></text:p>
      <text:p text:style-name="P8">              <text:span text:style-name="T9">handler.setColor(color.toRgbString(), 0);</text:span></text:p>
      <text:p text:style-name="P8">            <text:span text:style-name="T9">}</text:span></text:p>
      <text:p text:style-name="P8">          <text:span text:style-name="T9">});</text:span></text:p>
      <text:p text:style-name="P8">        <text:span text:style-name="T9">});</text:span></text:p>
      <text:p text:style-name="P8">        <text:span text:style-name="T9">gp.addHandler(0, 'red');</text:span></text:p>
      <text:p text:style-name="P8">        <text:span text:style-name="T9">gp.addHandler(100, 'blue');</text:span></text:p>
      <text:p text:style-name="P8">        <text:span text:style-name="T9">const updateGradientFill = () =&gt; {</text:span></text:p>
      <text:p text:style-name="P8">          <text:span text:style-name="T9">let stops = gp.getHandlers();</text:span></text:p>
      <text:p text:style-name="P8">          <text:span text:style-name="T9">let orientation = $(`${this.containerSelector} .toolpanel#background-panel .content .gradient-orientation-container #select-orientation`).val();</text:span></text:p>
      <text:p text:style-name="P8">          <text:span text:style-name="T9">let angle = parseInt($(`${this.containerSelector} .toolpanel#background-panel .content .gradient-orientation-container #input-angle`).val());</text:span></text:p>
      <text:p text:style-name="P8">          <text:span text:style-name="T9">let gradient = generateFabricGradientFromColorStops(stops, _self.canvas.width, _self.canvas.height, orientation, angle);</text:span></text:p>
      <text:p text:style-name="P8">          <text:span text:style-name="T9">_self.canvas.setBackgroundColor(gradient)</text:span></text:p>
      <text:p text:style-name="P8">          <text:span text:style-name="T9">_self.canvas.renderAll()</text:span></text:p>
      <text:p text:style-name="P8">        <text:span text:style-name="T9">}</text:span></text:p>
      <text:p text:style-name="P8">        <text:span text:style-name="T9">// Do stuff on change of the gradient</text:span></text:p>
      <text:p text:style-name="P8">        <text:span text:style-name="T9">gp.on('change', complete =&gt; {</text:span></text:p>
      <text:p text:style-name="P8">          <text:span text:style-name="T9">updateGradientFill();</text:span></text:p>
      <text:p text:style-name="P8"><text:soft-page-break/>        <text:span text:style-name="T9">})</text:span></text:p>
      <text:p text:style-name="P8">  </text:p>
      <text:p text:style-name="P8">        <text:span text:style-name="T9">$(`${this.containerSelector} .toolpanel#background-panel .content .gradient-orientation-container #select-orientation`).change(function () {</text:span></text:p>
      <text:p text:style-name="P8">          <text:span text:style-name="T9">let type = $(this).val();</text:span></text:p>
      <text:p text:style-name="P8">          <text:span text:style-name="T9">if (type === 'radial') {</text:span></text:p>
      <text:p text:style-name="P8">            <text:span text:style-name="T9">$(this).closest('.gradient-orientation-container').find('#angle-input-container').hide();</text:span></text:p>
      <text:p text:style-name="P8">          <text:span text:style-name="T9">} else {</text:span></text:p>
      <text:p text:style-name="P8">            <text:span text:style-name="T9">$(this).closest('.gradient-orientation-container').find('#angle-input-container').show();</text:span></text:p>
      <text:p text:style-name="P8">          <text:span text:style-name="T9">}</text:span></text:p>
      <text:p text:style-name="P8">          <text:span text:style-name="T9">updateGradientFill();</text:span></text:p>
      <text:p text:style-name="P8">        <text:span text:style-name="T9">})</text:span></text:p>
      <text:p text:style-name="P8">        <text:span text:style-name="T9">$(`${this.containerSelector} .toolpanel#background-panel .content .gradient-orientation-container #input-angle`).change(function () {</text:span></text:p>
      <text:p text:style-name="P8">          <text:span text:style-name="T9">updateGradientFill();</text:span></text:p>
      <text:p text:style-name="P8">        <text:span text:style-name="T9">})</text:span></text:p>
      <text:p text:style-name="P8">      <text:span text:style-name="T9">})();</text:span></text:p>
      <text:p text:style-name="P8">    <text:span text:style-name="T9">}</text:span></text:p>
      <text:p text:style-name="P8">    <text:span text:style-name="T9">window.ImageEditor.prototype.initializeCanvasSettingPanel = canvasSettings;</text:span></text:p>
      <text:p text:style-name="P8">  <text:span text:style-name="T9">})()</text:span></text:p>
      <text:p text:style-name="P6"/>
      <text:p text:style-name="P6"/>
      <text:p text:style-name="P6">// ../lib/copyPaste.js</text:p>
      <text:p text:style-name="P6"/>
      <text:p text:style-name="P6">//Define copy/paste actions on fabric js canvas</text:p>
      <text:p text:style-name="P9">(function () {</text:p>
      <text:p text:style-name="P8">    <text:span text:style-name="T9">'use strict';</text:span></text:p>
      <text:p text:style-name="P8">    <text:span text:style-name="T9">const copyPaste = (canvas) =&gt; {</text:span></text:p>
      <text:p text:style-name="P8"><text:soft-page-break/>      <text:span text:style-name="T9">// copy</text:span></text:p>
      <text:p text:style-name="P8">      <text:span text:style-name="T9">document.addEventListener('copy', (e) =&gt; {</text:span></text:p>
      <text:p text:style-name="P8">        <text:span text:style-name="T9">if (!canvas.getActiveObject()) return</text:span></text:p>
      <text:p text:style-name="P8">        <text:span text:style-name="T9">// copy image as dataUrl</text:span></text:p>
      <text:p text:style-name="P8">        <text:span text:style-name="T9">if (canvas.getActiveObject().type === 'image') {</text:span></text:p>
      <text:p text:style-name="P8">          <text:span text:style-name="T9">e.preventDefault()</text:span></text:p>
      <text:p text:style-name="P8">          <text:span text:style-name="T9">e.clipboardData.setData('text/plain', canvas.getActiveObject().toDataURL())</text:span></text:p>
      <text:p text:style-name="P8">        <text:span text:style-name="T9">}</text:span></text:p>
      <text:p text:style-name="P8">        <text:span text:style-name="T9">// if selection is not an image, copy as JSON</text:span></text:p>
      <text:p text:style-name="P8">        <text:span text:style-name="T9">if (canvas.getActiveObject().type !== 'image') {</text:span></text:p>
      <text:p text:style-name="P8">          <text:span text:style-name="T9">e.preventDefault()</text:span></text:p>
      <text:p text:style-name="P8">          <text:span text:style-name="T9">canvas.getActiveObject().clone((cloned) =&gt; {</text:span></text:p>
      <text:p text:style-name="P8">            <text:span text:style-name="T9">e.clipboardData.setData('text/plain', JSON.stringify(cloned.toJSON()))</text:span></text:p>
      <text:p text:style-name="P8">          <text:span text:style-name="T9">})</text:span></text:p>
      <text:p text:style-name="P8">        <text:span text:style-name="T9">}</text:span></text:p>
      <text:p text:style-name="P8">      <text:span text:style-name="T9">})</text:span></text:p>
      <text:p text:style-name="P8">      <text:span text:style-name="T9">// JSON string validator</text:span></text:p>
      <text:p text:style-name="P8">      <text:span text:style-name="T9">const isJSONObjectString = (s) =&gt; {</text:span></text:p>
      <text:p text:style-name="P8">        <text:span text:style-name="T9">try {</text:span></text:p>
      <text:p text:style-name="P8">          <text:span text:style-name="T9">const o = JSON.parse(s);</text:span></text:p>
      <text:p text:style-name="P8">          <text:span text:style-name="T9">return !!o &amp;&amp; (typeof o === 'object') &amp;&amp; !Array.isArray(o)</text:span></text:p>
      <text:p text:style-name="P8">        <text:span text:style-name="T9">} catch {</text:span></text:p>
      <text:p text:style-name="P8">          <text:span text:style-name="T9">return false</text:span></text:p>
      <text:p text:style-name="P8">        <text:span text:style-name="T9">}</text:span></text:p>
      <text:p text:style-name="P8">      <text:span text:style-name="T9">}</text:span></text:p>
      <text:p text:style-name="P8">      <text:span text:style-name="T9">// base64 validator</text:span></text:p>
      <text:p text:style-name="P8">      <text:span text:style-name="T9">const isBase64String = (str) =&gt; {</text:span></text:p>
      <text:p text:style-name="P8">        <text:span text:style-name="T9">try {</text:span></text:p>
      <text:p text:style-name="P8">          <text:span text:style-name="T9">str = str.split('base64,').pop()</text:span></text:p>
      <text:p text:style-name="P8">          <text:span text:style-name="T9">window.atob(str)</text:span></text:p>
      <text:p text:style-name="P8"><text:soft-page-break/>          <text:span text:style-name="T9">return true</text:span></text:p>
      <text:p text:style-name="P8">        <text:span text:style-name="T9">} catch (e) {</text:span></text:p>
      <text:p text:style-name="P8">          <text:span text:style-name="T9">return false</text:span></text:p>
      <text:p text:style-name="P8">        <text:span text:style-name="T9">}</text:span></text:p>
      <text:p text:style-name="P8">      <text:span text:style-name="T9">}</text:span></text:p>
      <text:p text:style-name="P8">      <text:span text:style-name="T9">// paste</text:span></text:p>
      <text:p text:style-name="P8">      <text:span text:style-name="T9">document.addEventListener('paste', (e) =&gt; {</text:span></text:p>
      <text:p text:style-name="P8">        <text:span text:style-name="T9">let pasteTextData = e.clipboardData.getData('text')</text:span></text:p>
      <text:p text:style-name="P8">        <text:span text:style-name="T9">// check if base64 image</text:span></text:p>
      <text:p text:style-name="P8">        <text:span text:style-name="T9">if (pasteTextData &amp;&amp; isBase64String(pasteTextData)) {</text:span></text:p>
      <text:p text:style-name="P8">          <text:span text:style-name="T9">fabric.Image.fromURL(pasteTextData, (img) =&gt; {</text:span></text:p>
      <text:p text:style-name="P8">            <text:span text:style-name="T9">img.set({</text:span></text:p>
      <text:p text:style-name="P8">              <text:span text:style-name="T9">left: 0,</text:span></text:p>
      <text:p text:style-name="P8">              <text:span text:style-name="T9">top: 0</text:span></text:p>
      <text:p text:style-name="P8">            <text:span text:style-name="T9">})</text:span></text:p>
      <text:p text:style-name="P8">            <text:span text:style-name="T9">img.scaleToHeight(100)</text:span></text:p>
      <text:p text:style-name="P8">            <text:span text:style-name="T9">img.scaleToWidth(100)</text:span></text:p>
      <text:p text:style-name="P8">            <text:span text:style-name="T9">canvas.add(img)</text:span></text:p>
      <text:p text:style-name="P8">            <text:span text:style-name="T9">canvas.setActiveObject(img)</text:span></text:p>
      <text:p text:style-name="P8">            <text:span text:style-name="T9">canvas.trigger('object:modified')</text:span></text:p>
      <text:p text:style-name="P8">          <text:span text:style-name="T9">})</text:span></text:p>
      <text:p text:style-name="P8">          <text:span text:style-name="T9">return</text:span></text:p>
      <text:p text:style-name="P8">        <text:span text:style-name="T9">}</text:span></text:p>
      <text:p text:style-name="P8">        <text:span text:style-name="T9">// check if there's an image in clipboard items</text:span></text:p>
      <text:p text:style-name="P8">        <text:span text:style-name="T9">if (e.clipboardData.items.length &gt; 0) {</text:span></text:p>
      <text:p text:style-name="P8">          <text:span text:style-name="T9">for (let i = 0; i &lt; e.clipboardData.items.length; i++) {</text:span></text:p>
      <text:p text:style-name="P8">            <text:span text:style-name="T9">if (e.clipboardData.items[i].type.indexOf('image') === 0) {</text:span></text:p>
      <text:p text:style-name="P8">              <text:span text:style-name="T9">let blob = e.clipboardData.items[i].getAsFile()</text:span></text:p>
      <text:p text:style-name="P8">              <text:span text:style-name="T9">if (blob !== null) {</text:span></text:p>
      <text:p text:style-name="P8">                <text:span text:style-name="T9">let reader = new FileReader()</text:span></text:p>
      <text:p text:style-name="P8"><text:soft-page-break/>                <text:span text:style-name="T9">reader.onload = (f) =&gt; {</text:span></text:p>
      <text:p text:style-name="P8">                  <text:span text:style-name="T9">fabric.Image.fromURL(f.target.result, (img) =&gt; {</text:span></text:p>
      <text:p text:style-name="P8">                    <text:span text:style-name="T9">img.set({</text:span></text:p>
      <text:p text:style-name="P8">                      <text:span text:style-name="T9">left: 0,</text:span></text:p>
      <text:p text:style-name="P8">                      <text:span text:style-name="T9">top: 0</text:span></text:p>
      <text:p text:style-name="P8">                    <text:span text:style-name="T9">})</text:span></text:p>
      <text:p text:style-name="P8">                    <text:span text:style-name="T9">img.scaleToHeight(100)</text:span></text:p>
      <text:p text:style-name="P8">                    <text:span text:style-name="T9">img.scaleToWidth(100)</text:span></text:p>
      <text:p text:style-name="P8">                    <text:span text:style-name="T9">canvas.add(img)</text:span></text:p>
      <text:p text:style-name="P8">                    <text:span text:style-name="T9">canvas.setActiveObject(img)</text:span></text:p>
      <text:p text:style-name="P8">                    <text:span text:style-name="T9">canvas.trigger('object:modified')</text:span></text:p>
      <text:p text:style-name="P8">                  <text:span text:style-name="T9">})</text:span></text:p>
      <text:p text:style-name="P8">                <text:span text:style-name="T9">}</text:span></text:p>
      <text:p text:style-name="P8">                <text:span text:style-name="T9">reader.readAsDataURL(blob)</text:span></text:p>
      <text:p text:style-name="P8">              <text:span text:style-name="T9">}</text:span></text:p>
      <text:p text:style-name="P8">            <text:span text:style-name="T9">}</text:span></text:p>
      <text:p text:style-name="P8">          <text:span text:style-name="T9">}</text:span></text:p>
      <text:p text:style-name="P8">        <text:span text:style-name="T9">}</text:span></text:p>
      <text:p text:style-name="P8">        <text:span text:style-name="T9">// check if JSON and type is valid</text:span></text:p>
      <text:p text:style-name="P8">        <text:span text:style-name="T9">let validTypes = ['rect', 'circle', 'line', 'path', 'polygon', 'polyline', 'textbox', 'group']</text:span></text:p>
      <text:p text:style-name="P8">        <text:span text:style-name="T9">if (isJSONObjectString(pasteTextData)) {</text:span></text:p>
      <text:p text:style-name="P8">          <text:span text:style-name="T9">let obj = JSON.parse(pasteTextData)</text:span></text:p>
      <text:p text:style-name="P8">          <text:span text:style-name="T9">if (!validTypes.includes(obj.type)) return</text:span></text:p>
      <text:p text:style-name="P8">          <text:span text:style-name="T9">// insert and select</text:span></text:p>
      <text:p text:style-name="P8">          <text:span text:style-name="T9">fabric.util.enlivenObjects([obj], function (objects) {</text:span></text:p>
      <text:p text:style-name="P8">            <text:span text:style-name="T9">objects.forEach(function (o) {</text:span></text:p>
      <text:p text:style-name="P8">              <text:span text:style-name="T9">o.set({</text:span></text:p>
      <text:p text:style-name="P8">                <text:span text:style-name="T9">left: 0,</text:span></text:p>
      <text:p text:style-name="P8">                <text:span text:style-name="T9">top: 0</text:span></text:p>
      <text:p text:style-name="P8"><text:soft-page-break/>              <text:span text:style-name="T9">})</text:span></text:p>
      <text:p text:style-name="P8">              <text:span text:style-name="T9">canvas.add(o)</text:span></text:p>
      <text:p text:style-name="P8">              <text:span text:style-name="T9">o.setCoords()</text:span></text:p>
      <text:p text:style-name="P8">              <text:span text:style-name="T9">canvas.setActiveObject(o)</text:span></text:p>
      <text:p text:style-name="P8">            <text:span text:style-name="T9">})</text:span></text:p>
      <text:p text:style-name="P8">            <text:span text:style-name="T9">canvas.renderAll()</text:span></text:p>
      <text:p text:style-name="P8">            <text:span text:style-name="T9">canvas.trigger('object:modified')</text:span></text:p>
      <text:p text:style-name="P8">          <text:span text:style-name="T9">})</text:span></text:p>
      <text:p text:style-name="P8">        <text:span text:style-name="T9">}</text:span></text:p>
      <text:p text:style-name="P8">      <text:span text:style-name="T9">})</text:span></text:p>
      <text:p text:style-name="P8">    <text:span text:style-name="T9">}</text:span></text:p>
      <text:p text:style-name="P8">    <text:span text:style-name="T9">window.ImageEditor.prototype.initializeCopyPaste = copyPaste;</text:span></text:p>
      <text:p text:style-name="P8">  <text:span text:style-name="T9">})()</text:span></text:p>
      <text:p text:style-name="P6"/>
      <text:p text:style-name="P6">// ../lib/core.js</text:p>
      <text:p text:style-name="P6"/>
      <text:p text:style-name="P6">//The Core of Image Editor</text:p>
      <text:p text:style-name="P9">(function () {</text:p>
      <text:p text:style-name="P8">    <text:span text:style-name="T9">'use strict';</text:span></text:p>
      <text:p text:style-name="P8">    <text:span text:style-name="T9">/**</text:span></text:p>
      <text:p text:style-name="P8">     <text:span text:style-name="T9">* Image Editor class</text:span></text:p>
      <text:p text:style-name="P8">     <text:span text:style-name="T9">* @param {String} containerSelector jquery selector for image editor container</text:span></text:p>
      <text:p text:style-name="P8">     <text:span text:style-name="T9">* @param {Array} buttons define toolbar buttons </text:span></text:p>
      <text:p text:style-name="P8">     <text:span text:style-name="T9">* @param {Array} shapes define shapes</text:span></text:p>
      <text:p text:style-name="P8">     <text:span text:style-name="T9">*/</text:span></text:p>
      <text:p text:style-name="P8">    <text:span text:style-name="T9">var ImageEditor = function (containerSelector, buttons, shapes) {</text:span></text:p>
      <text:p text:style-name="P8">      <text:span text:style-name="T9">this.containerSelector = containerSelector;</text:span></text:p>
      <text:p text:style-name="P8">      <text:span text:style-name="T9">this.containerEl = $(containerSelector);</text:span></text:p>
      <text:p text:style-name="P8">      <text:span text:style-name="T9">this.buttons = buttons;</text:span></text:p>
      <text:p text:style-name="P8">      <text:span text:style-name="T9">this.shapes = shapes;</text:span></text:p>
      <text:p text:style-name="P8"><text:soft-page-break/>      <text:span text:style-name="T9">this.containerEl.addClass('default-container');</text:span></text:p>
      <text:p text:style-name="P8">      <text:span text:style-name="T9">this.canvas = null;</text:span></text:p>
      <text:p text:style-name="P8">      <text:span text:style-name="T9">this.activeTool = null;</text:span></text:p>
      <text:p text:style-name="P8">      <text:span text:style-name="T9">this.activeSelection = null;</text:span></text:p>
      <text:p text:style-name="P8">      <text:span text:style-name="T9">/**</text:span></text:p>
      <text:p text:style-name="P8">       <text:span text:style-name="T9">* Get current state of canvas as object</text:span></text:p>
      <text:p text:style-name="P8">       <text:span text:style-name="T9">* @returns {Object}</text:span></text:p>
      <text:p text:style-name="P8">       <text:span text:style-name="T9">*/</text:span></text:p>
      <text:p text:style-name="P8">      <text:span text:style-name="T9">this.getCanvasJSON = () =&gt; {</text:span></text:p>
      <text:p text:style-name="P8">        <text:span text:style-name="T9">return this.canvas.toJSON();</text:span></text:p>
      <text:p text:style-name="P8">      <text:span text:style-name="T9">}</text:span></text:p>
      <text:p text:style-name="P8">      <text:span text:style-name="T9">/**</text:span></text:p>
      <text:p text:style-name="P8">       <text:span text:style-name="T9">* Set canvas status by object</text:span></text:p>
      <text:p text:style-name="P8">       <text:span text:style-name="T9">* @param {Object} current the object of fabric canvas status</text:span></text:p>
      <text:p text:style-name="P8">       <text:span text:style-name="T9">*/</text:span></text:p>
      <text:p text:style-name="P8">      <text:span text:style-name="T9">this.setCanvasJSON = (current) =&gt; {</text:span></text:p>
      <text:p text:style-name="P8">        <text:span text:style-name="T9">current &amp;&amp; this.canvas.loadFromJSON(JSON.parse(current), this.canvas.renderAll.bind(this.canvas))</text:span></text:p>
      <text:p text:style-name="P8">      <text:span text:style-name="T9">}</text:span></text:p>
      <text:p text:style-name="P8">      <text:span text:style-name="T9">/**</text:span></text:p>
      <text:p text:style-name="P8">       <text:span text:style-name="T9">* Event handler to set active tool</text:span></text:p>
      <text:p text:style-name="P8">       <text:span text:style-name="T9">* @param {String} id tool id</text:span></text:p>
      <text:p text:style-name="P8">       <text:span text:style-name="T9">*/</text:span></text:p>
      <text:p text:style-name="P8">      <text:span text:style-name="T9">this.setActiveTool = (id) =&gt; {</text:span></text:p>
      <text:p text:style-name="P8">        <text:span text:style-name="T9">this.activeTool = id;</text:span></text:p>
      <text:p text:style-name="P8">        <text:span text:style-name="T9">$(`${containerSelector} .toolpanel`).removeClass('visible');</text:span></text:p>
      <text:p text:style-name="P8">        <text:span text:style-name="T9">if (id !== 'select' || (id == 'select' &amp;&amp; this.activeSelection)) {</text:span></text:p>
      <text:p text:style-name="P8">          <text:span text:style-name="T9">$(`${containerSelector} .toolpanel#${id}-panel`).addClass('visible');</text:span></text:p>
      <text:p text:style-name="P8">          <text:span text:style-name="T9">if (id === 'select') {</text:span></text:p>
      <text:p text:style-name="P8">            <text:span text:style-name="T9">console.log('selection')</text:span></text:p>
      <text:p text:style-name="P8"><text:soft-page-break/>            <text:span text:style-name="T9">$(`${containerSelector} .toolpanel#${id}-panel`).attr('class', `toolpanel visible type-${this.activeSelection.type}`)</text:span></text:p>
      <text:p text:style-name="P8">          <text:span text:style-name="T9">}</text:span></text:p>
      <text:p text:style-name="P8">        <text:span text:style-name="T9">}</text:span></text:p>
      <text:p text:style-name="P8">        <text:span text:style-name="T9">if (id !== 'select') {</text:span></text:p>
      <text:p text:style-name="P8">          <text:span text:style-name="T9">this.canvas.discardActiveObject();</text:span></text:p>
      <text:p text:style-name="P8">          <text:span text:style-name="T9">this.canvas.renderAll();</text:span></text:p>
      <text:p text:style-name="P8">          <text:span text:style-name="T9">this.activeSelection = null;</text:span></text:p>
      <text:p text:style-name="P8">        <text:span text:style-name="T9">}</text:span></text:p>
      <text:p text:style-name="P8">        <text:span text:style-name="T9">this.canvas.isDrawingLineMode = false;</text:span></text:p>
      <text:p text:style-name="P8">        <text:span text:style-name="T9">this.canvas.isDrawingMode = false;</text:span></text:p>
      <text:p text:style-name="P8">        <text:span text:style-name="T9">this.canvas.isDrawingTextMode = false;</text:span></text:p>
      <text:p text:style-name="P8">        <text:span text:style-name="T9">this.canvas.defaultCursor = 'default';</text:span></text:p>
      <text:p text:style-name="P8">        <text:span text:style-name="T9">this.canvas.selection = true;</text:span></text:p>
      <text:p text:style-name="P8">        <text:span text:style-name="T9">this.canvas.forEachObject(o =&gt; {</text:span></text:p>
      <text:p text:style-name="P8">          <text:span text:style-name="T9">o.selectable = true;</text:span></text:p>
      <text:p text:style-name="P8">          <text:span text:style-name="T9">o.evented = true;</text:span></text:p>
      <text:p text:style-name="P8">        <text:span text:style-name="T9">})</text:span></text:p>
      <text:p text:style-name="P8">        <text:span text:style-name="T9">switch (id) {</text:span></text:p>
      <text:p text:style-name="P8">          <text:span text:style-name="T9">case 'draw':</text:span></text:p>
      <text:p text:style-name="P8">            <text:span text:style-name="T9">this.canvas.isDrawingMode = true;</text:span></text:p>
      <text:p text:style-name="P8">            <text:span text:style-name="T9">break;</text:span></text:p>
      <text:p text:style-name="P8">          <text:span text:style-name="T9">case 'line':</text:span></text:p>
      <text:p text:style-name="P8">            <text:span text:style-name="T9">this.canvas.isDrawingLineMode = true</text:span></text:p>
      <text:p text:style-name="P8">            <text:span text:style-name="T9">this.canvas.defaultCursor = 'crosshair'</text:span></text:p>
      <text:p text:style-name="P8">            <text:span text:style-name="T9">this.canvas.selection = false</text:span></text:p>
      <text:p text:style-name="P8">            <text:span text:style-name="T9">this.canvas.forEachObject(o =&gt; {</text:span></text:p>
      <text:p text:style-name="P8">              <text:span text:style-name="T9">o.selectable = false</text:span></text:p>
      <text:p text:style-name="P8">              <text:span text:style-name="T9">o.evented = false</text:span></text:p>
      <text:p text:style-name="P8">            <text:span text:style-name="T9">});</text:span></text:p>
      <text:p text:style-name="P8"><text:soft-page-break/>            <text:span text:style-name="T9">break;</text:span></text:p>
      <text:p text:style-name="P8">          <text:span text:style-name="T9">case 'textbox':</text:span></text:p>
      <text:p text:style-name="P8">            <text:span text:style-name="T9">this.canvas.isDrawingTextMode = true</text:span></text:p>
      <text:p text:style-name="P8">            <text:span text:style-name="T9">this.canvas.defaultCursor = 'crosshair'</text:span></text:p>
      <text:p text:style-name="P8">            <text:span text:style-name="T9">this.canvas.selection = false</text:span></text:p>
      <text:p text:style-name="P8">            <text:span text:style-name="T9">this.canvas.forEachObject(o =&gt; {</text:span></text:p>
      <text:p text:style-name="P8">              <text:span text:style-name="T9">o.selectable = false</text:span></text:p>
      <text:p text:style-name="P8">              <text:span text:style-name="T9">o.evented = false</text:span></text:p>
      <text:p text:style-name="P8">            <text:span text:style-name="T9">});</text:span></text:p>
      <text:p text:style-name="P8">            <text:span text:style-name="T9">break;</text:span></text:p>
      <text:p text:style-name="P8">          <text:span text:style-name="T9">case 'upload':</text:span></text:p>
      <text:p text:style-name="P8">            <text:span text:style-name="T9">this.openDragDropPanel();</text:span></text:p>
      <text:p text:style-name="P8">            <text:span text:style-name="T9">break;</text:span></text:p>
      <text:p text:style-name="P8">          <text:span text:style-name="T9">default:</text:span></text:p>
      <text:p text:style-name="P8">            <text:span text:style-name="T9">break;</text:span></text:p>
      <text:p text:style-name="P8">        <text:span text:style-name="T9">}</text:span></text:p>
      <text:p text:style-name="P8">      <text:span text:style-name="T9">}</text:span></text:p>
      <text:p text:style-name="P8">      <text:span text:style-name="T9">/**</text:span></text:p>
      <text:p text:style-name="P8">       <text:span text:style-name="T9">* Event handler when perform undo</text:span></text:p>
      <text:p text:style-name="P8">       <text:span text:style-name="T9">*/</text:span></text:p>
      <text:p text:style-name="P8">      <text:span text:style-name="T9">this.undo = () =&gt; {</text:span></text:p>
      <text:p text:style-name="P8">        <text:span text:style-name="T9">console.log('undo')</text:span></text:p>
      <text:p text:style-name="P8">        <text:span text:style-name="T9">try {</text:span></text:p>
      <text:p text:style-name="P8">          <text:span text:style-name="T9">let undoList = this.history.getValues().undo;</text:span></text:p>
      <text:p text:style-name="P8">          <text:span text:style-name="T9">if (undoList.length) {</text:span></text:p>
      <text:p text:style-name="P8">            <text:span text:style-name="T9">let current = undoList[undoList.length - 1];</text:span></text:p>
      <text:p text:style-name="P8">            <text:span text:style-name="T9">this.history.undo();</text:span></text:p>
      <text:p text:style-name="P8">            <text:span text:style-name="T9">current &amp;&amp; this.canvas.loadFromJSON(JSON.parse(current), this.canvas.renderAll.bind(this.canvas))</text:span></text:p>
      <text:p text:style-name="P8">          <text:span text:style-name="T9">}</text:span></text:p>
      <text:p text:style-name="P8"><text:soft-page-break/>        <text:span text:style-name="T9">} catch (_) {</text:span></text:p>
      <text:p text:style-name="P8">          <text:span text:style-name="T9">console.error("undo failed")</text:span></text:p>
      <text:p text:style-name="P8">        <text:span text:style-name="T9">}</text:span></text:p>
      <text:p text:style-name="P8">      <text:span text:style-name="T9">}</text:span></text:p>
      <text:p text:style-name="P8">      <text:span text:style-name="T9">/**</text:span></text:p>
      <text:p text:style-name="P8">       <text:span text:style-name="T9">* Event handler when perform redo</text:span></text:p>
      <text:p text:style-name="P8">       <text:span text:style-name="T9">*/</text:span></text:p>
      <text:p text:style-name="P8">      <text:span text:style-name="T9">this.redo = () =&gt; {</text:span></text:p>
      <text:p text:style-name="P8">        <text:span text:style-name="T9">console.log('redo')</text:span></text:p>
      <text:p text:style-name="P8">        <text:span text:style-name="T9">try {</text:span></text:p>
      <text:p text:style-name="P8">          <text:span text:style-name="T9">let redoList = this.history.getValues().redo;</text:span></text:p>
      <text:p text:style-name="P8">          <text:span text:style-name="T9">if (redoList.length) {</text:span></text:p>
      <text:p text:style-name="P8">            <text:span text:style-name="T9">let current = redoList[redoList.length - 1];</text:span></text:p>
      <text:p text:style-name="P8">            <text:span text:style-name="T9">this.history.redo();</text:span></text:p>
      <text:p text:style-name="P8">            <text:span text:style-name="T9">current &amp;&amp; this.canvas.loadFromJSON(JSON.parse(current), this.canvas.renderAll.bind(this.canvas))</text:span></text:p>
      <text:p text:style-name="P8">          <text:span text:style-name="T9">}</text:span></text:p>
      <text:p text:style-name="P8">        <text:span text:style-name="T9">} catch (_) {</text:span></text:p>
      <text:p text:style-name="P8">          <text:span text:style-name="T9">console.error("redo failed")</text:span></text:p>
      <text:p text:style-name="P8">        <text:span text:style-name="T9">}</text:span></text:p>
      <text:p text:style-name="P8">      <text:span text:style-name="T9">}</text:span></text:p>
      <text:p text:style-name="P8">      <text:span text:style-name="T9">/**</text:span></text:p>
      <text:p text:style-name="P8">       <text:span text:style-name="T9">* Event handler when select objects on fabric canvas</text:span></text:p>
      <text:p text:style-name="P8">       <text:span text:style-name="T9">* @param {Object} activeSelection fabric js object</text:span></text:p>
      <text:p text:style-name="P8">       <text:span text:style-name="T9">*/</text:span></text:p>
      <text:p text:style-name="P8">      <text:span text:style-name="T9">this.setActiveSelection = (activeSelection) =&gt; {</text:span></text:p>
      <text:p text:style-name="P8">        <text:span text:style-name="T9">this.activeSelection = activeSelection;</text:span></text:p>
      <text:p text:style-name="P8">        <text:span text:style-name="T9">this.setActiveTool('select');</text:span></text:p>
      <text:p text:style-name="P8">      <text:span text:style-name="T9">}</text:span></text:p>
      <text:p text:style-name="P8">      <text:span text:style-name="T9">/**</text:span></text:p>
      <text:p text:style-name="P8"><text:soft-page-break/>       <text:span text:style-name="T9">* Initialize undo/redo stack</text:span></text:p>
      <text:p text:style-name="P8">       <text:span text:style-name="T9">*/</text:span></text:p>
      <text:p text:style-name="P8">      <text:span text:style-name="T9">this.configUndoRedoStack = () =&gt; {</text:span></text:p>
      <text:p text:style-name="P8">        <text:span text:style-name="T9">this.history = window.UndoRedoStack();</text:span></text:p>
      <text:p text:style-name="P8">        <text:span text:style-name="T9">const ctrZY = (e) =&gt; {</text:span></text:p>
      <text:p text:style-name="P8">          <text:span text:style-name="T9">const key = e.which || e.keyCode;</text:span></text:p>
      <text:p text:style-name="P8">  </text:p>
      <text:p text:style-name="P8">          <text:span text:style-name="T9">if (e.ctrlKey &amp;&amp; document.querySelectorAll('textarea:focus, input:focus').length === 0) {</text:span></text:p>
      <text:p text:style-name="P8">            <text:span text:style-name="T9">if (key === 90) this.undo()</text:span></text:p>
      <text:p text:style-name="P8">            <text:span text:style-name="T9">if (key === 89) this.redo()</text:span></text:p>
      <text:p text:style-name="P8">          <text:span text:style-name="T9">}</text:span></text:p>
      <text:p text:style-name="P8">        <text:span text:style-name="T9">}</text:span></text:p>
      <text:p text:style-name="P8">        <text:span text:style-name="T9">document.addEventListener('keydown', ctrZY)</text:span></text:p>
      <text:p text:style-name="P8">      <text:span text:style-name="T9">}</text:span></text:p>
      <text:p text:style-name="P8">      <text:span text:style-name="T9">/**</text:span></text:p>
      <text:p text:style-name="P8">       <text:span text:style-name="T9">* Initialize zoom events</text:span></text:p>
      <text:p text:style-name="P8">       <text:span text:style-name="T9">*/</text:span></text:p>
      <text:p text:style-name="P8">      <text:span text:style-name="T9">this.initializeZoomEvents = () =&gt; {</text:span></text:p>
      <text:p text:style-name="P8">        <text:span text:style-name="T9">this.applyZoom = (zoom) =&gt; {</text:span></text:p>
      <text:p text:style-name="P8">          <text:span text:style-name="T9">this.canvas.setZoom(zoom)</text:span></text:p>
      <text:p text:style-name="P8">          <text:span text:style-name="T9">this.canvas.setWidth(this.canvas.originalW * this.canvas.getZoom())</text:span></text:p>
      <text:p text:style-name="P8">          <text:span text:style-name="T9">this.canvas.setHeight(this.canvas.originalH * this.canvas.getZoom())</text:span></text:p>
      <text:p text:style-name="P8">        <text:span text:style-name="T9">}</text:span></text:p>
      <text:p text:style-name="P8">        <text:span text:style-name="T9">// zoom out/in/reset (ctr + -/+/0)</text:span></text:p>
      <text:p text:style-name="P8">        <text:span text:style-name="T9">const keyZoom = (e) =&gt; zoomWithKeys(e, this.canvas, this.applyZoom)</text:span></text:p>
      <text:p text:style-name="P8">        <text:span text:style-name="T9">document.addEventListener('keydown', keyZoom)</text:span></text:p>
      <text:p text:style-name="P8">        <text:span text:style-name="T9">// zoom out/in with mouse</text:span></text:p>
      <text:p text:style-name="P8">        <text:span text:style-name="T9">const mouseZoom = (e) =&gt; zoomWithMouse(e, this.canvas, this.applyZoom)</text:span></text:p>
      <text:p text:style-name="P8">        <text:span text:style-name="T9">document.addEventListener('wheel', mouseZoom, {</text:span></text:p>
      <text:p text:style-name="P8"><text:soft-page-break/>          <text:span text:style-name="T9">passive: false</text:span></text:p>
      <text:p text:style-name="P8">        <text:span text:style-name="T9">})</text:span></text:p>
      <text:p text:style-name="P8">      <text:span text:style-name="T9">}</text:span></text:p>
      <text:p text:style-name="P8">      <text:span text:style-name="T9">/**</text:span></text:p>
      <text:p text:style-name="P8">       <text:span text:style-name="T9">* Initialize image editor</text:span></text:p>
      <text:p text:style-name="P8">       <text:span text:style-name="T9">*/</text:span></text:p>
      <text:p text:style-name="P8">      <text:span text:style-name="T9">this.init = () =&gt; {</text:span></text:p>
      <text:p text:style-name="P8">        <text:span text:style-name="T9">this.configUndoRedoStack();</text:span></text:p>
      <text:p text:style-name="P8">        <text:span text:style-name="T9">this.initializeToolbar();</text:span></text:p>
      <text:p text:style-name="P8">        <text:span text:style-name="T9">this.initializeMainPanel();</text:span></text:p>
      <text:p text:style-name="P8">        <text:span text:style-name="T9">this.initializeShapes();</text:span></text:p>
      <text:p text:style-name="P8">        <text:span text:style-name="T9">this.initializeFreeDrawSettings();</text:span></text:p>
      <text:p text:style-name="P8">        <text:span text:style-name="T9">this.initializeCanvasSettingPanel();</text:span></text:p>
      <text:p text:style-name="P8">        <text:span text:style-name="T9">this.initializeSelectionSettings();</text:span></text:p>
      <text:p text:style-name="P8">        <text:span text:style-name="T9">this.canvas = this.initializeCanvas();</text:span></text:p>
      <text:p text:style-name="P8">        <text:span text:style-name="T9">this.initializeLineDrawing(this.canvas);</text:span></text:p>
      <text:p text:style-name="P8">        <text:span text:style-name="T9">this.initializeTextBoxDrawing(this.canvas);</text:span></text:p>
      <text:p text:style-name="P8">        <text:span text:style-name="T9">this.initializeUpload(this.canvas);</text:span></text:p>
      <text:p text:style-name="P8">        <text:span text:style-name="T9">this.initializeCopyPaste(this.canvas);</text:span></text:p>
      <text:p text:style-name="P8">        <text:span text:style-name="T9">this.initializeZoomEvents();</text:span></text:p>
      <text:p text:style-name="P8">        <text:span text:style-name="T9">this.extendHideShowToolPanel();</text:span></text:p>
      <text:p text:style-name="P8">        <text:span text:style-name="T9">this.extendNumberInput();</text:span></text:p>
      <text:p text:style-name="P8">      <text:span text:style-name="T9">}</text:span></text:p>
      <text:p text:style-name="P8">      <text:span text:style-name="T9">/**</text:span></text:p>
      <text:p text:style-name="P8">       <text:span text:style-name="T9">* Initialize main panel </text:span></text:p>
      <text:p text:style-name="P8">       <text:span text:style-name="T9">*/</text:span></text:p>
      <text:p text:style-name="P8">      <text:span text:style-name="T9">this.initializeMainPanel = () =&gt; {</text:span></text:p>
      <text:p text:style-name="P8">        <text:span text:style-name="T9">$(`${containerSelector}`).append('&lt;div class="main-panel"&gt;&lt;/div&gt;');</text:span></text:p>
      <text:p text:style-name="P8">      <text:span text:style-name="T9">}</text:span></text:p>
      <text:p text:style-name="P8">      <text:span text:style-name="T9">/**</text:span></text:p>
      <text:p text:style-name="P8"><text:soft-page-break/>       <text:span text:style-name="T9">* Add features to hide/show tool panel</text:span></text:p>
      <text:p text:style-name="P8">       <text:span text:style-name="T9">*/</text:span></text:p>
      <text:p text:style-name="P8">      <text:span text:style-name="T9">this.extendHideShowToolPanel = () =&gt; {</text:span></text:p>
      <text:p text:style-name="P8">        <text:span text:style-name="T9">$(`${this.containerSelector} .toolpanel .content`).each(function () {</text:span></text:p>
      <text:p text:style-name="P8">          <text:span text:style-name="T9">$(this).append(`&lt;div class="hide-show-handler"&gt;&lt;/div&gt;`)</text:span></text:p>
      <text:p text:style-name="P8">        <text:span text:style-name="T9">})</text:span></text:p>
      <text:p text:style-name="P8">        <text:span text:style-name="T9">$(`${this.containerSelector} .toolpanel .content .hide-show-handler`).click(function () {</text:span></text:p>
      <text:p text:style-name="P8">          <text:span text:style-name="T9">let panel = $(this).closest('.toolpanel');</text:span></text:p>
      <text:p text:style-name="P8">          <text:span text:style-name="T9">panel.toggleClass('closed');</text:span></text:p>
      <text:p text:style-name="P8">        <text:span text:style-name="T9">})</text:span></text:p>
      <text:p text:style-name="P8">      <text:span text:style-name="T9">}</text:span></text:p>
      <text:p text:style-name="P8">      <text:span text:style-name="T9">/**</text:span></text:p>
      <text:p text:style-name="P8">       <text:span text:style-name="T9">* Extend custom number input with increase/decrease button</text:span></text:p>
      <text:p text:style-name="P8">       <text:span text:style-name="T9">*/</text:span></text:p>
      <text:p text:style-name="P8">      <text:span text:style-name="T9">this.extendNumberInput = () =&gt; {</text:span></text:p>
      <text:p text:style-name="P8">        <text:span text:style-name="T9">$(`${containerSelector} .decrease`).click(function () {</text:span></text:p>
      <text:p text:style-name="P8">          <text:span text:style-name="T9">let input = $(this).closest('.custom-number-input').find('input[type=number]')</text:span></text:p>
      <text:p text:style-name="P8">          <text:span text:style-name="T9">let step = input.attr('step');</text:span></text:p>
      <text:p text:style-name="P8">          <text:span text:style-name="T9">if (!step) step = 1;</text:span></text:p>
      <text:p text:style-name="P8">          <text:span text:style-name="T9">else {</text:span></text:p>
      <text:p text:style-name="P8">            <text:span text:style-name="T9">step = parseFloat(step);</text:span></text:p>
      <text:p text:style-name="P8">          <text:span text:style-name="T9">}</text:span></text:p>
      <text:p text:style-name="P8">          <text:span text:style-name="T9">let val = parseFloat(input.val());</text:span></text:p>
      <text:p text:style-name="P8">          <text:span text:style-name="T9">input.val((val - step).toFixed(step.countDecimals()));</text:span></text:p>
      <text:p text:style-name="P8">          <text:span text:style-name="T9">input.change();</text:span></text:p>
      <text:p text:style-name="P8">        <text:span text:style-name="T9">})</text:span></text:p>
      <text:p text:style-name="P8">        <text:span text:style-name="T9">$(`${containerSelector} .increase`).click(function () {</text:span></text:p>
      <text:p text:style-name="P8">          <text:span text:style-name="T9">let input = $(this).closest('.custom-number-input').find('input[type=number]')</text:span></text:p>
      <text:p text:style-name="P8">          <text:span text:style-name="T9">let step = input.attr('step');</text:span></text:p>
      <text:p text:style-name="P8"><text:soft-page-break/>          <text:span text:style-name="T9">if (!step) step = 1;</text:span></text:p>
      <text:p text:style-name="P8">          <text:span text:style-name="T9">else {</text:span></text:p>
      <text:p text:style-name="P8">            <text:span text:style-name="T9">step = parseFloat(step);</text:span></text:p>
      <text:p text:style-name="P8">          <text:span text:style-name="T9">}</text:span></text:p>
      <text:p text:style-name="P8">          <text:span text:style-name="T9">let val = parseFloat(input.val());</text:span></text:p>
      <text:p text:style-name="P8">          <text:span text:style-name="T9">input.val((val + step).toFixed(step.countDecimals()));</text:span></text:p>
      <text:p text:style-name="P8">          <text:span text:style-name="T9">input.change();</text:span></text:p>
      <text:p text:style-name="P8">        <text:span text:style-name="T9">})</text:span></text:p>
      <text:p text:style-name="P8">      <text:span text:style-name="T9">}</text:span></text:p>
      <text:p text:style-name="P8">      <text:span text:style-name="T9">this.init();</text:span></text:p>
      <text:p text:style-name="P8">    <text:span text:style-name="T9">}</text:span></text:p>
      <text:p text:style-name="P8">    <text:span text:style-name="T9">window.ImageEditor = ImageEditor;</text:span></text:p>
      <text:p text:style-name="P8">  <text:span text:style-name="T9">})();</text:span></text:p>
      <text:p text:style-name="P6"/>
      <text:p text:style-name="P6">// ../lib/drawingLine.js</text:p>
      <text:p text:style-name="P6"/>
      <text:p text:style-name="P6">//Define action to draw line by mouse actions</text:p>
      <text:p text:style-name="P9">(function () {</text:p>
      <text:p text:style-name="P8">  <text:span text:style-name="T9">'use strict';</text:span></text:p>
      <text:p text:style-name="P8">  <text:span text:style-name="T9">var lineDrawing = function (fabricCanvas) {</text:span></text:p>
      <text:p text:style-name="P8">    <text:span text:style-name="T9">let color = '#000000';</text:span></text:p>
      <text:p text:style-name="P8">    <text:span text:style-name="T9">let width = 5;</text:span></text:p>
      <text:p text:style-name="P8">    <text:span text:style-name="T9">let isDrawingLine = false,</text:span></text:p>
      <text:p text:style-name="P8">      <text:span text:style-name="T9">lineToDraw, pointer, pointerPoints</text:span></text:p>
      <text:p text:style-name="P8">    <text:span text:style-name="T9">fabricCanvas.on('mouse:down', (o) =&gt; {</text:span></text:p>
      <text:p text:style-name="P8">      <text:span text:style-name="T9">if (!fabricCanvas.isDrawingLineMode) return</text:span></text:p>
      <text:p text:style-name="P8">      <text:span text:style-name="T9">isDrawingLine = true</text:span></text:p>
      <text:p text:style-name="P8">      <text:span text:style-name="T9">pointer = fabricCanvas.getPointer(o.e)</text:span></text:p>
      <text:p text:style-name="P8">      <text:span text:style-name="T9">pointerPoints = [pointer.x, pointer.y, pointer.x, pointer.y]</text:span></text:p>
      <text:p text:style-name="P8">      <text:span text:style-name="T9">lineToDraw = new fabric.Line(pointerPoints, {</text:span></text:p>
      <text:p text:style-name="P8"><text:soft-page-break/>        <text:span text:style-name="T9">strokeWidth: width,</text:span></text:p>
      <text:p text:style-name="P8">        <text:span text:style-name="T9">stroke: color</text:span></text:p>
      <text:p text:style-name="P8">      <text:span text:style-name="T9">});</text:span></text:p>
      <text:p text:style-name="P8">      <text:span text:style-name="T9">lineToDraw.selectable = false</text:span></text:p>
      <text:p text:style-name="P8">      <text:span text:style-name="T9">lineToDraw.evented = false</text:span></text:p>
      <text:p text:style-name="P8">      <text:span text:style-name="T9">lineToDraw.strokeUniform = true</text:span></text:p>
      <text:p text:style-name="P8">      <text:span text:style-name="T9">fabricCanvas.add(lineToDraw)</text:span></text:p>
      <text:p text:style-name="P8">    <text:span text:style-name="T9">});</text:span></text:p>
      <text:p text:style-name="P8">    <text:span text:style-name="T9">fabricCanvas.on('mouse:move', (o) =&gt; {</text:span></text:p>
      <text:p text:style-name="P8">      <text:span text:style-name="T9">if (!isDrawingLine) return</text:span></text:p>
      <text:p text:style-name="P8">      <text:span text:style-name="T9">pointer = fabricCanvas.getPointer(o.e)</text:span></text:p>
      <text:p text:style-name="P8">      <text:span text:style-name="T9">lineToDraw.set({</text:span></text:p>
      <text:p text:style-name="P8">          <text:span text:style-name="T9">x2: pointer.x,</text:span></text:p>
      <text:p text:style-name="P8">          <text:span text:style-name="T9">y2: pointer.y</text:span></text:p>
      <text:p text:style-name="P8">        <text:span text:style-name="T9">})</text:span></text:p>
      <text:p text:style-name="P8">      <text:span text:style-name="T9">fabricCanvas.renderAll()</text:span></text:p>
      <text:p text:style-name="P8">    <text:span text:style-name="T9">});</text:span></text:p>
      <text:p text:style-name="P8">    <text:span text:style-name="T9">fabricCanvas.on('mouse:up', () =&gt; {</text:span></text:p>
      <text:p text:style-name="P8">      <text:span text:style-name="T9">if (!isDrawingLine) return</text:span></text:p>
      <text:p text:style-name="P8">      <text:span text:style-name="T9">lineToDraw.setCoords()</text:span></text:p>
      <text:p text:style-name="P8">      <text:span text:style-name="T9">isDrawingLine = false</text:span></text:p>
      <text:p text:style-name="P8">      <text:span text:style-name="T9">fabricCanvas.trigger('object:modified')</text:span></text:p>
      <text:p text:style-name="P8">    <text:span text:style-name="T9">});</text:span></text:p>
      <text:p text:style-name="P8">  <text:span text:style-name="T9">}</text:span></text:p>
      <text:p text:style-name="P8">  <text:span text:style-name="T9">window.ImageEditor.prototype.initializeLineDrawing = lineDrawing;</text:span></text:p>
      <text:p text:style-name="P9">})()</text:p>
      <text:p text:style-name="P6"/>
      <text:p text:style-name="P6">// ../lib/drawingText.js</text:p>
      <text:p text:style-name="P6"/>
      <text:p text:style-name="P6">//Define action to draw text</text:p>
      <text:p text:style-name="P8"><text:soft-page-break/></text:p>
      <text:p text:style-name="P9">(function () {</text:p>
      <text:p text:style-name="P8">    <text:span text:style-name="T9">const textBoxDrawing = function (fabricCanvas) {</text:span></text:p>
      <text:p text:style-name="P8">      <text:span text:style-name="T9">let isDrawingText = false,</text:span></text:p>
      <text:p text:style-name="P8">        <text:span text:style-name="T9">textboxRect, origX, origY, pointer;</text:span></text:p>
      <text:p text:style-name="P8">      <text:span text:style-name="T9">fabricCanvas.on('mouse:down', (o) =&gt; {</text:span></text:p>
      <text:p text:style-name="P8">        <text:span text:style-name="T9">if (!fabricCanvas.isDrawingTextMode) return;</text:span></text:p>
      <text:p text:style-name="P8">        <text:span text:style-name="T9">isDrawingText = true;</text:span></text:p>
      <text:p text:style-name="P8">        <text:span text:style-name="T9">pointer = fabricCanvas.getPointer(o.e);</text:span></text:p>
      <text:p text:style-name="P8">        <text:span text:style-name="T9">origX = pointer.x;</text:span></text:p>
      <text:p text:style-name="P8">        <text:span text:style-name="T9">origY = pointer.y;</text:span></text:p>
      <text:p text:style-name="P8">        <text:span text:style-name="T9">textboxRect = new fabric.Rect({</text:span></text:p>
      <text:p text:style-name="P8">          <text:span text:style-name="T9">left: origX,</text:span></text:p>
      <text:p text:style-name="P8">          <text:span text:style-name="T9">top: origY,</text:span></text:p>
      <text:p text:style-name="P8">          <text:span text:style-name="T9">width: pointer.x - origX,</text:span></text:p>
      <text:p text:style-name="P8">          <text:span text:style-name="T9">height: pointer.y - origY,</text:span></text:p>
      <text:p text:style-name="P8">          <text:span text:style-name="T9">strokeWidth: 1,</text:span></text:p>
      <text:p text:style-name="P8">          <text:span text:style-name="T9">stroke: '#C00000',</text:span></text:p>
      <text:p text:style-name="P8">          <text:span text:style-name="T9">fill: 'rgba(192, 0, 0, 0.2)',</text:span></text:p>
      <text:p text:style-name="P8">          <text:span text:style-name="T9">transparentCorners: false</text:span></text:p>
      <text:p text:style-name="P8">        <text:span text:style-name="T9">});</text:span></text:p>
      <text:p text:style-name="P8">        <text:span text:style-name="T9">fabricCanvas.add(textboxRect);</text:span></text:p>
      <text:p text:style-name="P8">      <text:span text:style-name="T9">});</text:span></text:p>
      <text:p text:style-name="P8">      <text:span text:style-name="T9">fabricCanvas.on('mouse:move', (o) =&gt; {</text:span></text:p>
      <text:p text:style-name="P8">        <text:span text:style-name="T9">if (!isDrawingText) return;</text:span></text:p>
      <text:p text:style-name="P8">        <text:span text:style-name="T9">pointer = fabricCanvas.getPointer(o.e);</text:span></text:p>
      <text:p text:style-name="P8">        <text:span text:style-name="T9">if (origX &gt; pointer.x) {</text:span></text:p>
      <text:p text:style-name="P8">          <text:span text:style-name="T9">textboxRect.set({</text:span></text:p>
      <text:p text:style-name="P8">            <text:span text:style-name="T9">left: Math.abs(pointer.x)</text:span></text:p>
      <text:p text:style-name="P8">          <text:span text:style-name="T9">});</text:span></text:p>
      <text:p text:style-name="P8"><text:soft-page-break/>        <text:span text:style-name="T9">}</text:span></text:p>
      <text:p text:style-name="P8">        <text:span text:style-name="T9">if (origY &gt; pointer.y) {</text:span></text:p>
      <text:p text:style-name="P8">          <text:span text:style-name="T9">textboxRect.set({</text:span></text:p>
      <text:p text:style-name="P8">            <text:span text:style-name="T9">top: Math.abs(pointer.y)</text:span></text:p>
      <text:p text:style-name="P8">          <text:span text:style-name="T9">});</text:span></text:p>
      <text:p text:style-name="P8">        <text:span text:style-name="T9">}</text:span></text:p>
      <text:p text:style-name="P8">        <text:span text:style-name="T9">textboxRect.set({</text:span></text:p>
      <text:p text:style-name="P8">          <text:span text:style-name="T9">width: Math.abs(origX - pointer.x)</text:span></text:p>
      <text:p text:style-name="P8">        <text:span text:style-name="T9">});</text:span></text:p>
      <text:p text:style-name="P8">        <text:span text:style-name="T9">textboxRect.set({</text:span></text:p>
      <text:p text:style-name="P8">          <text:span text:style-name="T9">height: Math.abs(origY - pointer.y)</text:span></text:p>
      <text:p text:style-name="P8">        <text:span text:style-name="T9">});</text:span></text:p>
      <text:p text:style-name="P8">  </text:p>
      <text:p text:style-name="P8">        <text:span text:style-name="T9">fabricCanvas.renderAll();</text:span></text:p>
      <text:p text:style-name="P8">      <text:span text:style-name="T9">});</text:span></text:p>
      <text:p text:style-name="P8">      <text:span text:style-name="T9">fabricCanvas.on('mouse:up', () =&gt; {</text:span></text:p>
      <text:p text:style-name="P8">        <text:span text:style-name="T9">if (!isDrawingText) return;</text:span></text:p>
      <text:p text:style-name="P8">        <text:span text:style-name="T9">isDrawingText = false;</text:span></text:p>
      <text:p text:style-name="P8">        <text:span text:style-name="T9">// get final rect coords and replace it with textbox</text:span></text:p>
      <text:p text:style-name="P8">        <text:span text:style-name="T9">let textbox = new fabric.Textbox('Your text goes here...', {</text:span></text:p>
      <text:p text:style-name="P8">          <text:span text:style-name="T9">left: textboxRect.left,</text:span></text:p>
      <text:p text:style-name="P8">          <text:span text:style-name="T9">top: textboxRect.top,</text:span></text:p>
      <text:p text:style-name="P8">          <text:span text:style-name="T9">width: textboxRect.width &lt; 80 ? 80 : textboxRect.width,</text:span></text:p>
      <text:p text:style-name="P8">          <text:span text:style-name="T9">fontSize: 18,</text:span></text:p>
      <text:p text:style-name="P8">          <text:span text:style-name="T9">fontFamily: "'Open Sans', sans-serif"</text:span></text:p>
      <text:p text:style-name="P8">        <text:span text:style-name="T9">});</text:span></text:p>
      <text:p text:style-name="P8">        <text:span text:style-name="T9">fabricCanvas.remove(textboxRect);</text:span></text:p>
      <text:p text:style-name="P8">        <text:span text:style-name="T9">fabricCanvas.add(textbox).setActiveObject(textbox)</text:span></text:p>
      <text:p text:style-name="P8">        <text:span text:style-name="T9">textbox.setControlsVisibility({</text:span></text:p>
      <text:p text:style-name="P8">          <text:span text:style-name="T9">'mb': false</text:span></text:p>
      <text:p text:style-name="P8"><text:soft-page-break/>        <text:span text:style-name="T9">});</text:span></text:p>
      <text:p text:style-name="P8">        <text:span text:style-name="T9">fabricCanvas.trigger('object:modified')</text:span></text:p>
      <text:p text:style-name="P8">      <text:span text:style-name="T9">});</text:span></text:p>
      <text:p text:style-name="P8">    <text:span text:style-name="T9">}</text:span></text:p>
      <text:p text:style-name="P8">    <text:span text:style-name="T9">window.ImageEditor.prototype.initializeTextBoxDrawing = textBoxDrawing;</text:span></text:p>
      <text:p text:style-name="P8">  <text:span text:style-name="T9">})();</text:span></text:p>
      <text:p text:style-name="P6"/>
      <text:p text:style-name="P6">// ../lib/freeDrawSettings.js</text:p>
      <text:p text:style-name="P6"/>
      <text:p text:style-name="P6">//Define action to pen draw by mouse action</text:p>
      <text:p text:style-name="P9">(function () {</text:p>
      <text:p text:style-name="P8">    <text:span text:style-name="T9">'use strict';</text:span></text:p>
      <text:p text:style-name="P8">    <text:span text:style-name="T9">var freeDrawSettings = function () {</text:span></text:p>
      <text:p text:style-name="P8">      <text:span text:style-name="T9">let width = 1;</text:span></text:p>
      <text:p text:style-name="P8">      <text:span text:style-name="T9">let color = 'black';</text:span></text:p>
      <text:p text:style-name="P8">      <text:span text:style-name="T9">const _self = this;</text:span></text:p>
      <text:p text:style-name="P8">      <text:span text:style-name="T9">$(`${this.containerSelector} .main-panel`).append(`&lt;div class="toolpanel" id="draw-panel"&gt;&lt;div class="content"&gt;&lt;p class="title"&gt;Free Draw&lt;/p&gt;&lt;/div&gt;&lt;/div&gt;`);</text:span></text:p>
      <text:p text:style-name="P8">      <text:span text:style-name="T9">// set dimension section</text:span></text:p>
      <text:p text:style-name="P8">      <text:span text:style-name="T9">$(`${this.containerSelector} .toolpanel#draw-panel .content`).append(`</text:span></text:p>
      <text:p text:style-name="P8">        <text:span text:style-name="T9">&lt;div&gt;</text:span></text:p>
      <text:p text:style-name="P8">          <text:span text:style-name="T9">&lt;div class="input-container"&gt;</text:span></text:p>
      <text:p text:style-name="P8">            <text:span text:style-name="T9">&lt;label&gt;Brush Width&lt;/label&gt;</text:span></text:p>
      <text:p text:style-name="P8">            <text:span text:style-name="T9">&lt;div class="custom-number-input"&gt;</text:span></text:p>
      <text:p text:style-name="P8">            <text:span text:style-name="T9">&lt;button class="decrease"&gt;-&lt;/button&gt;</text:span></text:p>
      <text:p text:style-name="P8">            <text:span text:style-name="T9">&lt;input type="number" min="1" value="1" id="input-brush-width"/&gt;</text:span></text:p>
      <text:p text:style-name="P8">            <text:span text:style-name="T9">&lt;button class="increase"&gt;+&lt;/button&gt;</text:span></text:p>
      <text:p text:style-name="P8">            <text:span text:style-name="T9">&lt;/div&gt;</text:span></text:p>
      <text:p text:style-name="P8">          <text:span text:style-name="T9">&lt;/div&gt;</text:span></text:p>
      <text:p text:style-name="P8"><text:soft-page-break/>          <text:span text:style-name="T9">&lt;div class="input-container"&gt;</text:span></text:p>
      <text:p text:style-name="P8">            <text:span text:style-name="T9">&lt;label&gt;Brush Color&lt;/label&gt;</text:span></text:p>
      <text:p text:style-name="P8">            <text:span text:style-name="T9">&lt;input id="color-picker" value='black'/&gt;</text:span></text:p>
      <text:p text:style-name="P8">          <text:span text:style-name="T9">&lt;/div&gt;</text:span></text:p>
      <text:p text:style-name="P8">        <text:span text:style-name="T9">&lt;/div&gt;</text:span></text:p>
      <text:p text:style-name="P8">      <text:span text:style-name="T9">`);</text:span></text:p>
      <text:p text:style-name="P8">      <text:span text:style-name="T9">let updateBrush = () =&gt; {</text:span></text:p>
      <text:p text:style-name="P8">        <text:span text:style-name="T9">try {</text:span></text:p>
      <text:p text:style-name="P8">          <text:span text:style-name="T9">_self.canvas.freeDrawingBrush = new fabric.PencilBrush(_self.canvas)</text:span></text:p>
      <text:p text:style-name="P8">          <text:span text:style-name="T9">_self.canvas.freeDrawingBrush.width = width;</text:span></text:p>
      <text:p text:style-name="P8">          <text:span text:style-name="T9">_self.canvas.freeDrawingBrush.color = color;</text:span></text:p>
      <text:p text:style-name="P8">        <text:span text:style-name="T9">} catch (_) {}</text:span></text:p>
      <text:p text:style-name="P8">      <text:span text:style-name="T9">}</text:span></text:p>
      <text:p text:style-name="P8">      <text:span text:style-name="T9">$(`${this.containerSelector} .toolpanel#draw-panel .content #input-brush-width`).change(function () {</text:span></text:p>
      <text:p text:style-name="P8">        <text:span text:style-name="T9">try {</text:span></text:p>
      <text:p text:style-name="P8">          <text:span text:style-name="T9">width = parseInt($(this).val());</text:span></text:p>
      <text:p text:style-name="P8">          <text:span text:style-name="T9">updateBrush();</text:span></text:p>
      <text:p text:style-name="P8">        <text:span text:style-name="T9">} catch (_) {}</text:span></text:p>
      <text:p text:style-name="P8">      <text:span text:style-name="T9">})</text:span></text:p>
      <text:p text:style-name="P8">      <text:span text:style-name="T9">$(`${this.containerSelector} .toolpanel#draw-panel .content #color-picker`).spectrum({</text:span></text:p>
      <text:p text:style-name="P8">        <text:span text:style-name="T9">type: "color",</text:span></text:p>
      <text:p text:style-name="P8">        <text:span text:style-name="T9">showInput: "true",</text:span></text:p>
      <text:p text:style-name="P8">        <text:span text:style-name="T9">showInitial: "true",</text:span></text:p>
      <text:p text:style-name="P8">        <text:span text:style-name="T9">allowEmpty: "false",</text:span></text:p>
      <text:p text:style-name="P8">      <text:span text:style-name="T9">});</text:span></text:p>
      <text:p text:style-name="P8">      <text:span text:style-name="T9">$(`${this.containerSelector} .toolpanel#draw-panel .content #color-picker`).change(function () {</text:span></text:p>
      <text:p text:style-name="P8">        <text:span text:style-name="T9">try {</text:span></text:p>
      <text:p text:style-name="P8"><text:soft-page-break/>          <text:span text:style-name="T9">color = $(this).val();</text:span></text:p>
      <text:p text:style-name="P8">          <text:span text:style-name="T9">updateBrush();</text:span></text:p>
      <text:p text:style-name="P8">        <text:span text:style-name="T9">} catch (_) {}</text:span></text:p>
      <text:p text:style-name="P8">      <text:span text:style-name="T9">})</text:span></text:p>
      <text:p text:style-name="P8">    <text:span text:style-name="T9">}</text:span></text:p>
      <text:p text:style-name="P8">    <text:span text:style-name="T9">window.ImageEditor.prototype.initializeFreeDrawSettings = freeDrawSettings;</text:span></text:p>
      <text:p text:style-name="P8">  <text:span text:style-name="T9">})();</text:span></text:p>
      <text:p text:style-name="P6"/>
      <text:p text:style-name="P6">// ../lib/saveInBrowser.js</text:p>
      <text:p text:style-name="P6"/>
      <text:p text:style-name="P6">//Define utils to save/load canvas status with local storage</text:p>
      <text:p text:style-name="P9">window.saveInBrowser = {</text:p>
      <text:p text:style-name="P8">    <text:span text:style-name="T9">save: (name, value) =&gt; {</text:span></text:p>
      <text:p text:style-name="P8">      <text:span text:style-name="T9">// if item is an object, stringify</text:span></text:p>
      <text:p text:style-name="P8">      <text:span text:style-name="T9">if (value instanceof Object) {</text:span></text:p>
      <text:p text:style-name="P8">        <text:span text:style-name="T9">value = JSON.stringify(value);</text:span></text:p>
      <text:p text:style-name="P8">      <text:span text:style-name="T9">}</text:span></text:p>
      <text:p text:style-name="P8">      <text:span text:style-name="T9">localStorage.setItem(name, value);</text:span></text:p>
      <text:p text:style-name="P8">    <text:span text:style-name="T9">},</text:span></text:p>
      <text:p text:style-name="P8">    <text:span text:style-name="T9">load: (name) =&gt; {</text:span></text:p>
      <text:p text:style-name="P8">      <text:span text:style-name="T9">let value = localStorage.getItem(name);</text:span></text:p>
      <text:p text:style-name="P8">      <text:span text:style-name="T9">value = JSON.parse(value);</text:span></text:p>
      <text:p text:style-name="P8">      <text:span text:style-name="T9">return value;</text:span></text:p>
      <text:p text:style-name="P8">    <text:span text:style-name="T9">},</text:span></text:p>
      <text:p text:style-name="P8">    <text:span text:style-name="T9">remove: (name) =&gt; {</text:span></text:p>
      <text:p text:style-name="P8">      <text:span text:style-name="T9">localStorage.removeItem(name);</text:span></text:p>
      <text:p text:style-name="P8">    <text:span text:style-name="T9">}</text:span></text:p>
      <text:p text:style-name="P8">  <text:span text:style-name="T9">}</text:span></text:p>
      <text:p text:style-name="P6"/>
      <text:p text:style-name="P6">// ../lib/selectionSettings.js</text:p>
      <text:p text:style-name="P6"><text:soft-page-break/></text:p>
      <text:p text:style-name="P6">//initialize selection setting panel</text:p>
      <text:p text:style-name="P9">(function () {</text:p>
      <text:p text:style-name="P8">  <text:span text:style-name="T9">'use strict';</text:span></text:p>
      <text:p text:style-name="P8">  <text:span text:style-name="T9">const BorderStyleList = [{</text:span></text:p>
      <text:p text:style-name="P8">    <text:span text:style-name="T9">value: {</text:span></text:p>
      <text:p text:style-name="P8">      <text:span text:style-name="T9">strokeDashArray: [],</text:span></text:p>
      <text:p text:style-name="P8">      <text:span text:style-name="T9">strokeLineCap: 'butt'</text:span></text:p>
      <text:p text:style-name="P8">    <text:span text:style-name="T9">},</text:span></text:p>
      <text:p text:style-name="P8">    <text:span text:style-name="T9">label: "-"</text:span></text:p>
      <text:p text:style-name="P8">  <text:span text:style-name="T9">}, {</text:span></text:p>
      <text:p text:style-name="P8">    <text:span text:style-name="T9">value: {</text:span></text:p>
      <text:p text:style-name="P8">      <text:span text:style-name="T9">strokeDashArray: [1, 10],</text:span></text:p>
      <text:p text:style-name="P8">      <text:span text:style-name="T9">strokeLineCap: 'butt'</text:span></text:p>
      <text:p text:style-name="P8">    <text:span text:style-name="T9">},</text:span></text:p>
      <text:p text:style-name="P8">    <text:span text:style-name="T9">label: '|||'</text:span></text:p>
      <text:p text:style-name="P8">  <text:span text:style-name="T9">}, {</text:span></text:p>
      <text:p text:style-name="P8">    <text:span text:style-name="T9">value: {</text:span></text:p>
      <text:p text:style-name="P8">      <text:span text:style-name="T9">strokeDashArray: [1, 10],</text:span></text:p>
      <text:p text:style-name="P8">      <text:span text:style-name="T9">strokeLineCap: 'round'</text:span></text:p>
      <text:p text:style-name="P8">    <text:span text:style-name="T9">},</text:span></text:p>
      <text:p text:style-name="P8">    <text:span text:style-name="T9">label: '...'</text:span></text:p>
      <text:p text:style-name="P8">  <text:span text:style-name="T9">}, {</text:span></text:p>
      <text:p text:style-name="P8">    <text:span text:style-name="T9">value: {</text:span></text:p>
      <text:p text:style-name="P8">      <text:span text:style-name="T9">strokeDashArray: [15, 15],</text:span></text:p>
      <text:p text:style-name="P8">      <text:span text:style-name="T9">strokeLineCap: 'square'</text:span></text:p>
      <text:p text:style-name="P8">    <text:span text:style-name="T9">},</text:span></text:p>
      <text:p text:style-name="P8">    <text:span text:style-name="T9">label: '---(s)'</text:span></text:p>
      <text:p text:style-name="P8">  <text:span text:style-name="T9">}, {</text:span></text:p>
      <text:p text:style-name="P8">    <text:span text:style-name="T9">value: {</text:span></text:p>
      <text:p text:style-name="P8"><text:soft-page-break/>      <text:span text:style-name="T9">strokeDashArray: [15, 15],</text:span></text:p>
      <text:p text:style-name="P8">      <text:span text:style-name="T9">strokeLineCap: 'round'</text:span></text:p>
      <text:p text:style-name="P8">    <text:span text:style-name="T9">},</text:span></text:p>
      <text:p text:style-name="P8">    <text:span text:style-name="T9">label: '---(r)'</text:span></text:p>
      <text:p text:style-name="P8">  <text:span text:style-name="T9">}, {</text:span></text:p>
      <text:p text:style-name="P8">    <text:span text:style-name="T9">value: {</text:span></text:p>
      <text:p text:style-name="P8">      <text:span text:style-name="T9">strokeDashArray: [25, 25],</text:span></text:p>
      <text:p text:style-name="P8">      <text:span text:style-name="T9">strokeLineCap: 'square'</text:span></text:p>
      <text:p text:style-name="P8">    <text:span text:style-name="T9">},</text:span></text:p>
      <text:p text:style-name="P8">    <text:span text:style-name="T9">label: '- -(s)',</text:span></text:p>
      <text:p text:style-name="P8">  <text:span text:style-name="T9">}, {</text:span></text:p>
      <text:p text:style-name="P8">    <text:span text:style-name="T9">value: {</text:span></text:p>
      <text:p text:style-name="P8">      <text:span text:style-name="T9">strokeDashArray: [25, 25],</text:span></text:p>
      <text:p text:style-name="P8">      <text:span text:style-name="T9">strokeLineCap: 'round'</text:span></text:p>
      <text:p text:style-name="P8">    <text:span text:style-name="T9">},</text:span></text:p>
      <text:p text:style-name="P8">    <text:span text:style-name="T9">label: '- -(r)',</text:span></text:p>
      <text:p text:style-name="P8">  <text:span text:style-name="T9">}, {</text:span></text:p>
      <text:p text:style-name="P8">    <text:span text:style-name="T9">value: {</text:span></text:p>
      <text:p text:style-name="P8">      <text:span text:style-name="T9">strokeDashArray: [1, 8, 16, 8, 1, 20],</text:span></text:p>
      <text:p text:style-name="P8">      <text:span text:style-name="T9">strokeLineCap: 'square'</text:span></text:p>
      <text:p text:style-name="P8">    <text:span text:style-name="T9">},</text:span></text:p>
      <text:p text:style-name="P8">    <text:span text:style-name="T9">label: '-. (s)',</text:span></text:p>
      <text:p text:style-name="P8">  <text:span text:style-name="T9">}, {</text:span></text:p>
      <text:p text:style-name="P8">    <text:span text:style-name="T9">value: {</text:span></text:p>
      <text:p text:style-name="P8">      <text:span text:style-name="T9">strokeDashArray: [1, 8, 16, 8, 1, 20],</text:span></text:p>
      <text:p text:style-name="P8">      <text:span text:style-name="T9">strokeLineCap: 'round'</text:span></text:p>
      <text:p text:style-name="P8">    <text:span text:style-name="T9">},</text:span></text:p>
      <text:p text:style-name="P8">    <text:span text:style-name="T9">label: '-. (r)',</text:span></text:p>
      <text:p text:style-name="P8">  <text:span text:style-name="T9">}]</text:span></text:p>
      <text:p text:style-name="P8">  <text:span text:style-name="T9">var selectionSettings = function () {</text:span></text:p>
      <text:p text:style-name="P8"><text:soft-page-break/>    <text:span text:style-name="T9">const _self = this;</text:span></text:p>
      <text:p text:style-name="P8">    <text:span text:style-name="T9">$(`${this.containerSelector} .main-panel`).append(`&lt;div class="toolpanel" id="select-panel"&gt;&lt;div class="content"&gt;&lt;p class="title"&gt;Selection Settings&lt;/p&gt;&lt;/div&gt;&lt;/div&gt;`);</text:span></text:p>
      <text:p text:style-name="P8">    <text:span text:style-name="T9">// font section</text:span></text:p>
      <text:p text:style-name="P8">    <text:span text:style-name="T9">(() =&gt; {</text:span></text:p>
      <text:p text:style-name="P8">      <text:span text:style-name="T9">$(`${this.containerSelector} .toolpanel#select-panel .content`).append(`</text:span></text:p>
      <text:p text:style-name="P8">        <text:span text:style-name="T9">&lt;div class="text-section"&gt;</text:span></text:p>
      <text:p text:style-name="P8">          <text:span text:style-name="T9">&lt;h4&gt;Style&lt;/h4&gt;</text:span></text:p>
      <text:p text:style-name="P8">          <text:span text:style-name="T9">&lt;div class="style"&gt;</text:span></text:p>
      <text:p text:style-name="P8">            <text:span text:style-name="T9">&lt;button id="bold"&gt;&lt;svg id="Capa_1" x="0px" y="0px" viewBox="-70 -70 450 450" xml:space="preserve"&gt;&lt;path d="M218.133,144.853c20.587-14.4,35.2-37.653,35.2-59.52C253.333,37.227,216.107,0,168,0H34.667v298.667h150.187 c44.693,0,79.147-36.267,79.147-80.853C264,185.387,245.547,157.76,218.133,144.853z M98.667,53.333h64c17.707,0,32,14.293,32,32 s-14.293,32-32,32h-64V53.333z M173.333,245.333H98.667v-64h74.667c17.707,0,32,14.293,32,32S191.04,245.333,173.333,245.333z"&gt;&lt;/path&gt;&lt;/svg&gt;&lt;/button&gt;</text:span></text:p>
      <text:p text:style-name="P8">            <text:span text:style-name="T9">&lt;button id="italic"&gt;&lt;svg id="Capa_1" x="0px" y="0px" viewBox="-70 -70 450 450" xml:space="preserve"&gt;&lt;polygon points="106.667,0 106.667,64 153.92,64 80.747,234.667 21.333,234.667 21.333,298.667 192,298.667 192,234.667 144.747,234.667 217.92,64 277.333,64 277.333,0  "&gt;&lt;/polygon&gt;&lt;/svg&gt;&lt;/button&gt;</text:span></text:p>
      <text:p text:style-name="P8">            <text:span text:style-name="T9">&lt;button id="underline"&gt;&lt;svg id="Capa_1" x="0px" y="0px" viewBox="-70 -70 450 450" xml:space="preserve"&gt;&lt;path d="M192,298.667c70.72,0,128-57.28,128-128V0h-53.333v170.667c0,41.28-33.387,74.667-74.667,74.667 s-74.667-33.387-74.667-74.667V0H64v170.667C64,241.387,121.28,298.667,192,298.667z"&gt;&lt;/path&gt;&lt;rect x="42.667" y="341.333" width="298.667" height="42.667"&gt;&lt;/rect&gt;&lt;/svg&gt;&lt;/button&gt;</text:span></text:p>
      <text:p text:style-name="P8"><text:soft-page-break/>            <text:span text:style-name="T9">&lt;button id="linethrough"&gt;&lt;svg id="Capa_1" x="0px" y="0px" viewBox="-70 -70 450 450" xml:space="preserve"&gt;&lt;polygon points="149.333,160 234.667,160 234.667,96 341.333,96 341.333,32 42.667,32 42.667,96 149.333,96"&gt;&lt;/polygon&gt;&lt;rect x="149.333" y="288" width="85.333" height="64"&gt;&lt;/rect&gt;&lt;rect x="0" y="202.667" width="384" height="42.667"&gt;&lt;/rect&gt;&lt;/svg&gt;&lt;/button&gt;</text:span></text:p>
      <text:p text:style-name="P8">          <text:span text:style-name="T9">&lt;/div&gt;</text:span></text:p>
      <text:p text:style-name="P8">          <text:span text:style-name="T9">&lt;div class="family"&gt;</text:span></text:p>
      <text:p text:style-name="P8">            <text:span text:style-name="T9">&lt;div class="input-container"&gt;</text:span></text:p>
      <text:p text:style-name="P8">            <text:span text:style-name="T9">&lt;label&gt;Font&lt;/label&gt;</text:span></text:p>
      <text:p text:style-name="P8">            <text:span text:style-name="T9">&lt;select id="font-family"&gt;</text:span></text:p>
      <text:p text:style-name="P8">              <text:span text:style-name="T9">&lt;option value=""&gt;&lt;/option&gt;</text:span></text:p>
      <text:p text:style-name="P8">              <text:span text:style-name="T9">&lt;option value="'Open Sans', sans-serif"&gt;Open Sans&lt;/option&gt;</text:span></text:p>
      <text:p text:style-name="P8">              <text:span text:style-name="T9">&lt;option value="'Oswald', sans-serif"&gt;Oswald&lt;/option&gt;</text:span></text:p>
      <text:p text:style-name="P8">              <text:span text:style-name="T9">&lt;option value="'Playfair Display', serif"&gt;Playfair Display&lt;/option&gt;</text:span></text:p>
      <text:p text:style-name="P8">              <text:span text:style-name="T9">&lt;option value="'Cormorant Garamond', serif"&gt;Cormorant Garamond&lt;/option&gt;</text:span></text:p>
      <text:p text:style-name="P8">              <text:span text:style-name="T9">&lt;option value="Impact, Charcoal, sans-serif"&gt;Impact&lt;/option&gt;</text:span></text:p>
      <text:p text:style-name="P8">              <text:span text:style-name="T9">&lt;option value="'Lucida Console', Monaco, monospace"&gt;Lucida Console&lt;/option&gt;</text:span></text:p>
      <text:p text:style-name="P8">              <text:span text:style-name="T9">&lt;option value="'Comic Sans MS', 'Comic Sans', cursive, sans-serif"&gt;Comic Sans&lt;/option&gt;</text:span></text:p>
      <text:p text:style-name="P8">              <text:span text:style-name="T9">&lt;option value="'Dancing Script', cursive"&gt;Dancing Script&lt;/option&gt;</text:span></text:p>
      <text:p text:style-name="P8">              <text:span text:style-name="T9">&lt;option value="'Indie Flower', cursive"&gt;Indie Flower&lt;/option&gt;</text:span></text:p>
      <text:p text:style-name="P8">              <text:span text:style-name="T9">&lt;option value="'Amatic SC', cursive"&gt;Amatic SC&lt;/option&gt;</text:span></text:p>
      <text:p text:style-name="P8">              <text:span text:style-name="T9">&lt;option value="'Permanent Marker', cursive"&gt;Permanent Marker&lt;/option&gt;</text:span></text:p>
      <text:p text:style-name="P8">            <text:span text:style-name="T9">&lt;/select&gt;</text:span></text:p>
      <text:p text:style-name="P8">            <text:span text:style-name="T9">&lt;/div&gt;</text:span></text:p>
      <text:p text:style-name="P8">          <text:span text:style-name="T9">&lt;/div&gt;</text:span></text:p>
      <text:p text:style-name="P8">          <text:span text:style-name="T9">&lt;div class="sizes"&gt;</text:span></text:p>
      <text:p text:style-name="P8"><text:soft-page-break/>            <text:span text:style-name="T9">&lt;div class="input-container"&gt;&lt;label&gt;Font Size&lt;/label&gt;</text:span></text:p>
      <text:p text:style-name="P8">              <text:span text:style-name="T9">&lt;div class="custom-number-input"&gt;</text:span></text:p>
      <text:p text:style-name="P8">              <text:span text:style-name="T9">&lt;button class="decrease"&gt;-&lt;/button&gt;</text:span></text:p>
      <text:p text:style-name="P8">              <text:span text:style-name="T9">&lt;input type="number" min="1" value="20" id="fontSize"&gt;</text:span></text:p>
      <text:p text:style-name="P8">              <text:span text:style-name="T9">&lt;button class="increase"&gt;+&lt;/button&gt;</text:span></text:p>
      <text:p text:style-name="P8">              <text:span text:style-name="T9">&lt;/div&gt;</text:span></text:p>
      <text:p text:style-name="P8">            <text:span text:style-name="T9">&lt;/div&gt;</text:span></text:p>
      <text:p text:style-name="P8">            <text:span text:style-name="T9">&lt;div class="input-container"&gt;&lt;label&gt;Line Height&lt;/label&gt;</text:span></text:p>
      <text:p text:style-name="P8">              <text:span text:style-name="T9">&lt;div class="custom-number-input"&gt;</text:span></text:p>
      <text:p text:style-name="P8">              <text:span text:style-name="T9">&lt;button class="decrease"&gt;-&lt;/button&gt;</text:span></text:p>
      <text:p text:style-name="P8">              <text:span text:style-name="T9">&lt;input type="number" min="0" max="3" value="1" step="0.1" id="lineHeight"&gt;</text:span></text:p>
      <text:p text:style-name="P8">              <text:span text:style-name="T9">&lt;button class="increase"&gt;+&lt;/button&gt;</text:span></text:p>
      <text:p text:style-name="P8">              <text:span text:style-name="T9">&lt;/div&gt;</text:span></text:p>
      <text:p text:style-name="P8">            <text:span text:style-name="T9">&lt;/div&gt;</text:span></text:p>
      <text:p text:style-name="P8">            <text:span text:style-name="T9">&lt;div class="input-container"&gt;&lt;label&gt;Letter Spacing&lt;/label&gt;</text:span></text:p>
      <text:p text:style-name="P8">              <text:span text:style-name="T9">&lt;div class="custom-number-input"&gt;</text:span></text:p>
      <text:p text:style-name="P8">              <text:span text:style-name="T9">&lt;button class="decrease"&gt;-&lt;/button&gt;</text:span></text:p>
      <text:p text:style-name="P8">              <text:span text:style-name="T9">&lt;input type="number" min="0" max="2000" step="100" value="0" id="charSpacing"&gt;</text:span></text:p>
      <text:p text:style-name="P8">              <text:span text:style-name="T9">&lt;button class="increase"&gt;+&lt;/button&gt;</text:span></text:p>
      <text:p text:style-name="P8">              <text:span text:style-name="T9">&lt;/div&gt;</text:span></text:p>
      <text:p text:style-name="P8">            <text:span text:style-name="T9">&lt;/div&gt;</text:span></text:p>
      <text:p text:style-name="P8">            <text:span text:style-name="T9">&lt;/p&gt;</text:span></text:p>
      <text:p text:style-name="P8">          <text:span text:style-name="T9">&lt;/div&gt;</text:span></text:p>
      <text:p text:style-name="P8">          <text:span text:style-name="T9">&lt;div class="align"&gt;</text:span></text:p>
      <text:p text:style-name="P8">            <text:span text:style-name="T9">&lt;div class="input-container"&gt;</text:span></text:p>
      <text:p text:style-name="P8">            <text:span text:style-name="T9">&lt;label&gt;Text Alignment&lt;/label&gt;</text:span></text:p>
      <text:p text:style-name="P8">            <text:span text:style-name="T9">&lt;select id="text-align"&gt;</text:span></text:p>
      <text:p text:style-name="P8">              <text:span text:style-name="T9">&lt;option value="left"&gt;Left&lt;/option&gt;</text:span></text:p>
      <text:p text:style-name="P8"><text:soft-page-break/>              <text:span text:style-name="T9">&lt;option value="center"&gt;Center&lt;/option&gt;</text:span></text:p>
      <text:p text:style-name="P8">              <text:span text:style-name="T9">&lt;option value="right"&gt;Right&lt;/option&gt;</text:span></text:p>
      <text:p text:style-name="P8">              <text:span text:style-name="T9">&lt;option value="justify"&gt;Justify&lt;/option&gt;</text:span></text:p>
      <text:p text:style-name="P8">            <text:span text:style-name="T9">&lt;/select&gt;</text:span></text:p>
      <text:p text:style-name="P8">            <text:span text:style-name="T9">&lt;/div&gt;</text:span></text:p>
      <text:p text:style-name="P8">          <text:span text:style-name="T9">&lt;/div&gt;</text:span></text:p>
      <text:p text:style-name="P8">          <text:span text:style-name="T9">&lt;div class="color"&gt;</text:span></text:p>
      <text:p text:style-name="P8">            <text:span text:style-name="T9">&lt;div class="input-container"&gt;</text:span></text:p>
      <text:p text:style-name="P8">            <text:span text:style-name="T9">&lt;label&gt;Text Color&lt;/label&gt;</text:span></text:p>
      <text:p text:style-name="P8">            <text:span text:style-name="T9">&lt;input id="color-picker" value="black"&gt;</text:span></text:p>
      <text:p text:style-name="P8">            <text:span text:style-name="T9">&lt;/div&gt;</text:span></text:p>
      <text:p text:style-name="P8">          <text:span text:style-name="T9">&lt;/div&gt;</text:span></text:p>
      <text:p text:style-name="P8">          <text:span text:style-name="T9">&lt;hr&gt;</text:span></text:p>
      <text:p text:style-name="P8">        <text:span text:style-name="T9">&lt;/div&gt;</text:span></text:p>
      <text:p text:style-name="P8">      <text:span text:style-name="T9">`);</text:span></text:p>
      <text:p text:style-name="P8">      <text:span text:style-name="T9">$(`${this.containerSelector} .toolpanel#select-panel .style button`).click(function () {</text:span></text:p>
      <text:p text:style-name="P8">        <text:span text:style-name="T9">let type = $(this).attr('id');</text:span></text:p>
      <text:p text:style-name="P8">        <text:span text:style-name="T9">switch (type) {</text:span></text:p>
      <text:p text:style-name="P8">          <text:span text:style-name="T9">case 'bold':</text:span></text:p>
      <text:p text:style-name="P8">            <text:span text:style-name="T9">setActiveFontStyle(_self.activeSelection, 'fontWeight', getActiveFontStyle(_self.activeSelection, 'fontWeight') === 'bold' ? '' : 'bold')</text:span></text:p>
      <text:p text:style-name="P8">            <text:span text:style-name="T9">break;</text:span></text:p>
      <text:p text:style-name="P8">          <text:span text:style-name="T9">case 'italic':</text:span></text:p>
      <text:p text:style-name="P8">            <text:span text:style-name="T9">setActiveFontStyle(_self.activeSelection, 'fontStyle', getActiveFontStyle(_self.activeSelection, 'fontStyle') === 'italic' ? '' : 'italic')</text:span></text:p>
      <text:p text:style-name="P8">            <text:span text:style-name="T9">break;</text:span></text:p>
      <text:p text:style-name="P8">          <text:span text:style-name="T9">case 'underline':</text:span></text:p>
      <text:p text:style-name="P8">            <text:span text:style-name="T9">setActiveFontStyle(_self.activeSelection, 'underline', !getActiveFontStyle(_self.activeSelection, 'underline'))</text:span></text:p>
      <text:p text:style-name="P8"><text:soft-page-break/>            <text:span text:style-name="T9">break;</text:span></text:p>
      <text:p text:style-name="P8">          <text:span text:style-name="T9">case 'linethrough':</text:span></text:p>
      <text:p text:style-name="P8">            <text:span text:style-name="T9">setActiveFontStyle(_self.activeSelection, 'linethrough', !getActiveFontStyle(_self.activeSelection, 'linethrough'))</text:span></text:p>
      <text:p text:style-name="P8">            <text:span text:style-name="T9">break;</text:span></text:p>
      <text:p text:style-name="P8">          <text:span text:style-name="T9">default:</text:span></text:p>
      <text:p text:style-name="P8">            <text:span text:style-name="T9">break;</text:span></text:p>
      <text:p text:style-name="P8">        <text:span text:style-name="T9">}</text:span></text:p>
      <text:p text:style-name="P8">        <text:span text:style-name="T9">_self.canvas.renderAll(), _self.canvas.trigger('object:modified');</text:span></text:p>
      <text:p text:style-name="P8">      <text:span text:style-name="T9">})</text:span></text:p>
      <text:p text:style-name="P8">      <text:span text:style-name="T9">$(`${this.containerSelector} .toolpanel#select-panel .family #font-family`).change(function () {</text:span></text:p>
      <text:p text:style-name="P8">        <text:span text:style-name="T9">let family = $(this).val();</text:span></text:p>
      <text:p text:style-name="P8">        <text:span text:style-name="T9">setActiveFontStyle(_self.activeSelection, 'fontFamily', family)</text:span></text:p>
      <text:p text:style-name="P8">        <text:span text:style-name="T9">_self.canvas.renderAll(), _self.canvas.trigger('object:modified');</text:span></text:p>
      <text:p text:style-name="P8">      <text:span text:style-name="T9">})</text:span></text:p>
      <text:p text:style-name="P8">      <text:span text:style-name="T9">$(`${this.containerSelector} .toolpanel#select-panel .sizes input`).change(function () {</text:span></text:p>
      <text:p text:style-name="P8">        <text:span text:style-name="T9">let value = parseFloat($(this).val());</text:span></text:p>
      <text:p text:style-name="P8">        <text:span text:style-name="T9">let type = $(this).attr('id');</text:span></text:p>
      <text:p text:style-name="P8">        <text:span text:style-name="T9">setActiveFontStyle(_self.activeSelection, type, value);</text:span></text:p>
      <text:p text:style-name="P8">        <text:span text:style-name="T9">_self.canvas.renderAll(), _self.canvas.trigger('object:modified');</text:span></text:p>
      <text:p text:style-name="P8">      <text:span text:style-name="T9">})</text:span></text:p>
      <text:p text:style-name="P8">      <text:span text:style-name="T9">$(`${this.containerSelector} .toolpanel#select-panel .align #text-align`).change(function () {</text:span></text:p>
      <text:p text:style-name="P8">        <text:span text:style-name="T9">let mode = $(this).val();</text:span></text:p>
      <text:p text:style-name="P8">        <text:span text:style-name="T9">setActiveFontStyle(_self.activeSelection, 'textAlign', mode);</text:span></text:p>
      <text:p text:style-name="P8">        <text:span text:style-name="T9">_self.canvas.renderAll(), _self.canvas.trigger('object:modified');</text:span></text:p>
      <text:p text:style-name="P8">      <text:span text:style-name="T9">})</text:span></text:p>
      <text:p text:style-name="P8"><text:soft-page-break/>      <text:span text:style-name="T9">$(`${this.containerSelector} .toolpanel#select-panel .color #color-picker`).spectrum({</text:span></text:p>
      <text:p text:style-name="P8">        <text:span text:style-name="T9">type: "color",</text:span></text:p>
      <text:p text:style-name="P8">        <text:span text:style-name="T9">showInput: "true",</text:span></text:p>
      <text:p text:style-name="P8">        <text:span text:style-name="T9">allowEmpty: "false"</text:span></text:p>
      <text:p text:style-name="P8">      <text:span text:style-name="T9">});</text:span></text:p>
      <text:p text:style-name="P8">      <text:span text:style-name="T9">$(`${this.containerSelector} .toolpanel#select-panel .color #color-picker`).change(function () {</text:span></text:p>
      <text:p text:style-name="P8">        <text:span text:style-name="T9">let color = $(this).val();</text:span></text:p>
      <text:p text:style-name="P8">        <text:span text:style-name="T9">setActiveFontStyle(_self.activeSelection, 'fill', color)</text:span></text:p>
      <text:p text:style-name="P8">        <text:span text:style-name="T9">_self.canvas.renderAll(), _self.canvas.trigger('object:modified');</text:span></text:p>
      <text:p text:style-name="P8">      <text:span text:style-name="T9">})</text:span></text:p>
      <text:p text:style-name="P8">    <text:span text:style-name="T9">})();</text:span></text:p>
      <text:p text:style-name="P8">    <text:span text:style-name="T9">// end font section</text:span></text:p>
      <text:p text:style-name="P8"/>
      <text:p text:style-name="P8">    <text:span text:style-name="T9">// border section</text:span></text:p>
      <text:p text:style-name="P8">    <text:span text:style-name="T9">(() =&gt; {</text:span></text:p>
      <text:p text:style-name="P8">      <text:span text:style-name="T9">$(`${this.containerSelector} .toolpanel#select-panel .content`).append(`</text:span></text:p>
      <text:p text:style-name="P8">        <text:span text:style-name="T9">&lt;div class="border-section"&gt;</text:span></text:p>
      <text:p text:style-name="P8">          <text:span text:style-name="T9">&lt;h4&gt;Border&lt;/h4&gt;</text:span></text:p>
      <text:p text:style-name="P8">          <text:span text:style-name="T9">&lt;div class="input-container"&gt;&lt;label&gt;Width&lt;/label&gt;</text:span></text:p>
      <text:p text:style-name="P8">            <text:span text:style-name="T9">&lt;div class="custom-number-input"&gt;</text:span></text:p>
      <text:p text:style-name="P8">            <text:span text:style-name="T9">&lt;button class="decrease"&gt;-&lt;/button&gt;</text:span></text:p>
      <text:p text:style-name="P8">            <text:span text:style-name="T9">&lt;input type="number" min="1" value="1" id="input-border-width"&gt;</text:span></text:p>
      <text:p text:style-name="P8">            <text:span text:style-name="T9">&lt;button class="increase"&gt;+&lt;/button&gt;</text:span></text:p>
      <text:p text:style-name="P8">            <text:span text:style-name="T9">&lt;/div&gt;</text:span></text:p>
      <text:p text:style-name="P8">          <text:span text:style-name="T9">&lt;/div&gt;</text:span></text:p>
      <text:p text:style-name="P8">          <text:span text:style-name="T9">&lt;div class="input-container"&gt;&lt;label&gt;Style&lt;/label&gt;&lt;select id="input-border-style"&gt;${BorderStyleList.map(item =&gt; `&lt;option value='${JSON.stringify(item.value)}'&gt;${item.label}&lt;/option&gt;`)}&lt;/select&gt;&lt;/div&gt;</text:span></text:p>
      <text:p text:style-name="P8"><text:soft-page-break/>          <text:span text:style-name="T9">&lt;div class="input-container"&gt;&lt;label&gt;Corner Type&lt;/label&gt;&lt;select id="input-corner-type"&gt;&lt;option value="miter" selected&gt;Square&lt;/option&gt;&lt;option value="round"&gt;Round&lt;/option&gt;&lt;/select&gt;&lt;/div&gt;</text:span></text:p>
      <text:p text:style-name="P8">          <text:span text:style-name="T9">&lt;div class="input-container"&gt;&lt;label&gt;Color&lt;/label&gt;&lt;input id="color-picker" value="black"&gt;&lt;/div&gt;</text:span></text:p>
      <text:p text:style-name="P8">          <text:span text:style-name="T9">&lt;hr&gt;</text:span></text:p>
      <text:p text:style-name="P8">        <text:span text:style-name="T9">&lt;/div&gt;</text:span></text:p>
      <text:p text:style-name="P8">      <text:span text:style-name="T9">`);</text:span></text:p>
      <text:p text:style-name="P8">      <text:span text:style-name="T9">$(`${this.containerSelector} .toolpanel#select-panel .border-section #color-picker`).spectrum({</text:span></text:p>
      <text:p text:style-name="P8">        <text:span text:style-name="T9">showButtons: false,</text:span></text:p>
      <text:p text:style-name="P8">        <text:span text:style-name="T9">type: "color",</text:span></text:p>
      <text:p text:style-name="P8">        <text:span text:style-name="T9">showInput: "true",</text:span></text:p>
      <text:p text:style-name="P8">        <text:span text:style-name="T9">allowEmpty: "false",</text:span></text:p>
      <text:p text:style-name="P8">        <text:span text:style-name="T9">move: function (color) {</text:span></text:p>
      <text:p text:style-name="P8">          <text:span text:style-name="T9">let hex = 'transparent';</text:span></text:p>
      <text:p text:style-name="P8">          <text:span text:style-name="T9">color &amp;&amp; (hex = color.toRgbString()); // #ff0000</text:span></text:p>
      <text:p text:style-name="P8">          <text:span text:style-name="T9">_self.canvas.getActiveObjects().forEach(obj =&gt; obj.set('stroke', hex))</text:span></text:p>
      <text:p text:style-name="P8">          <text:span text:style-name="T9">_self.canvas.renderAll(), _self.canvas.trigger('object:modified')</text:span></text:p>
      <text:p text:style-name="P8">        <text:span text:style-name="T9">}</text:span></text:p>
      <text:p text:style-name="P8">      <text:span text:style-name="T9">});</text:span></text:p>
      <text:p text:style-name="P8">      <text:span text:style-name="T9">$(`${this.containerSelector} .toolpanel#select-panel .border-section #input-border-width`).change(function () {</text:span></text:p>
      <text:p text:style-name="P8">        <text:span text:style-name="T9">let width = parseInt($(this).val());</text:span></text:p>
      <text:p text:style-name="P8">        <text:span text:style-name="T9">_self.canvas.getActiveObjects().forEach(obj =&gt; obj.set({</text:span></text:p>
      <text:p text:style-name="P8">          <text:span text:style-name="T9">strokeUniform: true,</text:span></text:p>
      <text:p text:style-name="P8">          <text:span text:style-name="T9">strokeWidth: width</text:span></text:p>
      <text:p text:style-name="P8">        <text:span text:style-name="T9">}))</text:span></text:p>
      <text:p text:style-name="P8">        <text:span text:style-name="T9">_self.canvas.renderAll(), _self.canvas.trigger('object:modified')</text:span></text:p>
      <text:p text:style-name="P8">      <text:span text:style-name="T9">})</text:span></text:p>
      <text:p text:style-name="P8"><text:soft-page-break/>      <text:span text:style-name="T9">$(`${this.containerSelector} .toolpanel#select-panel .border-section #input-border-style`).change(function () {</text:span></text:p>
      <text:p text:style-name="P8">        <text:span text:style-name="T9">try {</text:span></text:p>
      <text:p text:style-name="P8">          <text:span text:style-name="T9">let style = JSON.parse($(this).val());</text:span></text:p>
      <text:p text:style-name="P8">          <text:span text:style-name="T9">_self.canvas.getActiveObjects().forEach(obj =&gt; obj.set({</text:span></text:p>
      <text:p text:style-name="P8">            <text:span text:style-name="T9">strokeUniform: true,</text:span></text:p>
      <text:p text:style-name="P8">            <text:span text:style-name="T9">strokeDashArray: style.strokeDashArray,</text:span></text:p>
      <text:p text:style-name="P8">            <text:span text:style-name="T9">strokeLineCap: style.strokeLineCap</text:span></text:p>
      <text:p text:style-name="P8">          <text:span text:style-name="T9">}))</text:span></text:p>
      <text:p text:style-name="P8">          <text:span text:style-name="T9">_self.canvas.renderAll(), _self.canvas.trigger('object:modified')</text:span></text:p>
      <text:p text:style-name="P8">        <text:span text:style-name="T9">} catch (_) {}</text:span></text:p>
      <text:p text:style-name="P8">      <text:span text:style-name="T9">})</text:span></text:p>
      <text:p text:style-name="P8">      <text:span text:style-name="T9">$(`${this.containerSelector} .toolpanel#select-panel .border-section #input-corner-type`).change(function () {</text:span></text:p>
      <text:p text:style-name="P8">        <text:span text:style-name="T9">let corner = $(this).val();</text:span></text:p>
      <text:p text:style-name="P8">        <text:span text:style-name="T9">_self.canvas.getActiveObjects().forEach(obj =&gt; obj.set('strokeLineJoin', corner))</text:span></text:p>
      <text:p text:style-name="P8">        <text:span text:style-name="T9">_self.canvas.renderAll(), _self.canvas.trigger('object:modified')</text:span></text:p>
      <text:p text:style-name="P8">      <text:span text:style-name="T9">})</text:span></text:p>
      <text:p text:style-name="P8">    <text:span text:style-name="T9">})();</text:span></text:p>
      <text:p text:style-name="P8">    <text:span text:style-name="T9">// end border section</text:span></text:p>
      <text:p text:style-name="P8"/>
      <text:p text:style-name="P8">    <text:span text:style-name="T9">// fill color section</text:span></text:p>
      <text:p text:style-name="P8">    <text:span text:style-name="T9">(() =&gt; {</text:span></text:p>
      <text:p text:style-name="P8">      <text:span text:style-name="T9">$(`${this.containerSelector} .toolpanel#select-panel .content`).append(`</text:span></text:p>
      <text:p text:style-name="P8">        <text:span text:style-name="T9">&lt;div class="fill-section"&gt;</text:span></text:p>
      <text:p text:style-name="P8">          <text:span text:style-name="T9">&lt;div class="tab-container"&gt;</text:span></text:p>
      <text:p text:style-name="P8">          <text:span text:style-name="T9">&lt;div class="tabs"&gt;</text:span></text:p>
      <text:p text:style-name="P8">            <text:span text:style-name="T9">&lt;div class="tab-label" data-value="color-fill"&gt;Color Fill&lt;/div&gt;</text:span></text:p>
      <text:p text:style-name="P8">            <text:span text:style-name="T9">&lt;div class="tab-label" data-value="gradient-fill"&gt;Gradient Fill&lt;/div&gt;</text:span></text:p>
      <text:p text:style-name="P8"><text:soft-page-break/>          <text:span text:style-name="T9">&lt;/div&gt;</text:span></text:p>
      <text:p text:style-name="P8">          <text:span text:style-name="T9">&lt;div class="tab-content" data-value="color-fill"&gt;</text:span></text:p>
      <text:p text:style-name="P8">            <text:span text:style-name="T9">&lt;input id="color-picker" value='black'/&gt;&lt;br&gt;</text:span></text:p>
      <text:p text:style-name="P8">          <text:span text:style-name="T9">&lt;/div&gt;</text:span></text:p>
      <text:p text:style-name="P8">          <text:span text:style-name="T9">&lt;div class="tab-content" data-value="gradient-fill"&gt;</text:span></text:p>
      <text:p text:style-name="P8">            <text:span text:style-name="T9">&lt;div id="gradient-picker"&gt;&lt;/div&gt;</text:span></text:p>
      <text:p text:style-name="P8">            <text:span text:style-name="T9">&lt;div class="gradient-orientation-container"&gt;</text:span></text:p>
      <text:p text:style-name="P8">              <text:span text:style-name="T9">&lt;div class="input-container"&gt;</text:span></text:p>
      <text:p text:style-name="P8">                <text:span text:style-name="T9">&lt;label&gt;Orientation&lt;/label&gt;</text:span></text:p>
      <text:p text:style-name="P8">                <text:span text:style-name="T9">&lt;select id="select-orientation"&gt;</text:span></text:p>
      <text:p text:style-name="P8">                  <text:span text:style-name="T9">&lt;option value="linear"&gt;Linear&lt;/option&gt;</text:span></text:p>
      <text:p text:style-name="P8">                  <text:span text:style-name="T9">&lt;option value="radial"&gt;Radial&lt;/option&gt;</text:span></text:p>
      <text:p text:style-name="P8">                <text:span text:style-name="T9">&lt;/select&gt;</text:span></text:p>
      <text:p text:style-name="P8">              <text:span text:style-name="T9">&lt;/div&gt;</text:span></text:p>
      <text:p text:style-name="P8">              <text:span text:style-name="T9">&lt;div id="angle-input-container" class="input-container"&gt;</text:span></text:p>
      <text:p text:style-name="P8">                <text:span text:style-name="T9">&lt;label&gt;Angle&lt;/label&gt;</text:span></text:p>
      <text:p text:style-name="P8">                <text:span text:style-name="T9">&lt;div class="custom-number-input"&gt;</text:span></text:p>
      <text:p text:style-name="P8">                  <text:span text:style-name="T9">&lt;button class="decrease"&gt;-&lt;/button&gt;</text:span></text:p>
      <text:p text:style-name="P8">                  <text:span text:style-name="T9">&lt;input type="number" min="0" max="360" value="0" id="input-angle"&gt;</text:span></text:p>
      <text:p text:style-name="P8">                  <text:span text:style-name="T9">&lt;button class="increase"&gt;+&lt;/button&gt;</text:span></text:p>
      <text:p text:style-name="P8">                <text:span text:style-name="T9">&lt;/div&gt;</text:span></text:p>
      <text:p text:style-name="P8">              <text:span text:style-name="T9">&lt;/div&gt;</text:span></text:p>
      <text:p text:style-name="P8">            <text:span text:style-name="T9">&lt;/div&gt;</text:span></text:p>
      <text:p text:style-name="P8">          <text:span text:style-name="T9">&lt;/div&gt;</text:span></text:p>
      <text:p text:style-name="P8">        <text:span text:style-name="T9">&lt;/div&gt;</text:span></text:p>
      <text:p text:style-name="P8">        <text:span text:style-name="T9">&lt;/div&gt;</text:span></text:p>
      <text:p text:style-name="P8">      <text:span text:style-name="T9">`);</text:span></text:p>
      <text:p text:style-name="P8">      <text:span text:style-name="T9">$(`${this.containerSelector} .toolpanel#select-panel .content .tab-label`).click(function () {</text:span></text:p>
      <text:p text:style-name="P8"><text:soft-page-break/>        <text:span text:style-name="T9">$(`${_self.containerSelector} .toolpanel#select-panel .content .tab-label`).removeClass('active');</text:span></text:p>
      <text:p text:style-name="P8">        <text:span text:style-name="T9">$(this).addClass('active');</text:span></text:p>
      <text:p text:style-name="P8">        <text:span text:style-name="T9">let target = $(this).data('value');</text:span></text:p>
      <text:p text:style-name="P8">        <text:span text:style-name="T9">$(this).closest('.tab-container').find('.tab-content').hide();</text:span></text:p>
      <text:p text:style-name="P8">        <text:span text:style-name="T9">$(this).closest('.tab-container').find(`.tab-content[data-value=${target}]`).show();</text:span></text:p>
      <text:p text:style-name="P8">        <text:span text:style-name="T9">if (target === 'color-fill') {</text:span></text:p>
      <text:p text:style-name="P8">          <text:span text:style-name="T9">let color = $(`${_self.containerSelector} .toolpanel#select-panel .fill-section #color-picker`).val();</text:span></text:p>
      <text:p text:style-name="P8">          <text:span text:style-name="T9">try {</text:span></text:p>
      <text:p text:style-name="P8">            <text:span text:style-name="T9">_self.canvas.getActiveObjects().forEach(obj =&gt; obj.set('fill', color))</text:span></text:p>
      <text:p text:style-name="P8">            <text:span text:style-name="T9">_self.canvas.renderAll(), _self.canvas.trigger('object:modified')</text:span></text:p>
      <text:p text:style-name="P8">          <text:span text:style-name="T9">} catch (_) {</text:span></text:p>
      <text:p text:style-name="P8">            <text:span text:style-name="T9">console.log("can't update background color")</text:span></text:p>
      <text:p text:style-name="P8">          <text:span text:style-name="T9">}</text:span></text:p>
      <text:p text:style-name="P8">        <text:span text:style-name="T9">} else {</text:span></text:p>
      <text:p text:style-name="P8">          <text:span text:style-name="T9">updateGradientFill();</text:span></text:p>
      <text:p text:style-name="P8">        <text:span text:style-name="T9">}</text:span></text:p>
      <text:p text:style-name="P8">      <text:span text:style-name="T9">})</text:span></text:p>
      <text:p text:style-name="P8">      <text:span text:style-name="T9">$(`${_self.containerSelector} .toolpanel#select-panel .content .tab-label[data-value=color-fill]`).click();</text:span></text:p>
      <text:p text:style-name="P8">      <text:span text:style-name="T9">$(`${this.containerSelector} .toolpanel#select-panel .fill-section #color-picker`).spectrum({</text:span></text:p>
      <text:p text:style-name="P8">        <text:span text:style-name="T9">flat: true,</text:span></text:p>
      <text:p text:style-name="P8">        <text:span text:style-name="T9">showPalette: false,</text:span></text:p>
      <text:p text:style-name="P8">        <text:span text:style-name="T9">showButtons: false,</text:span></text:p>
      <text:p text:style-name="P8">        <text:span text:style-name="T9">type: "color",</text:span></text:p>
      <text:p text:style-name="P8">        <text:span text:style-name="T9">showInput: "true",</text:span></text:p>
      <text:p text:style-name="P8">        <text:span text:style-name="T9">allowEmpty: "false",</text:span></text:p>
      <text:p text:style-name="P8"><text:soft-page-break/>        <text:span text:style-name="T9">move: function (color) {</text:span></text:p>
      <text:p text:style-name="P8">          <text:span text:style-name="T9">let hex = 'transparent';</text:span></text:p>
      <text:p text:style-name="P8">          <text:span text:style-name="T9">color &amp;&amp; (hex = color.toRgbString()); // #ff0000</text:span></text:p>
      <text:p text:style-name="P8">          <text:span text:style-name="T9">_self.canvas.getActiveObjects().forEach(obj =&gt; obj.set('fill', hex))</text:span></text:p>
      <text:p text:style-name="P8">          <text:span text:style-name="T9">_self.canvas.renderAll(), _self.canvas.trigger('object:modified')</text:span></text:p>
      <text:p text:style-name="P8">        <text:span text:style-name="T9">}</text:span></text:p>
      <text:p text:style-name="P8">      <text:span text:style-name="T9">});</text:span></text:p>
      <text:p text:style-name="P8">      <text:span text:style-name="T9">const gp = new Grapick({</text:span></text:p>
      <text:p text:style-name="P8">        <text:span text:style-name="T9">el: `${this.containerSelector} .toolpanel#select-panel .fill-section #gradient-picker`,</text:span></text:p>
      <text:p text:style-name="P8">        <text:span text:style-name="T9">colorEl: '&lt;input id="colorpicker"/&gt;'</text:span></text:p>
      <text:p text:style-name="P8">      <text:span text:style-name="T9">});</text:span></text:p>
      <text:p text:style-name="P8">      <text:span text:style-name="T9">gp.setColorPicker(handler =&gt; {</text:span></text:p>
      <text:p text:style-name="P8">        <text:span text:style-name="T9">const el = handler.getEl().querySelector('#colorpicker');</text:span></text:p>
      <text:p text:style-name="P8">        <text:span text:style-name="T9">$(el).spectrum({</text:span></text:p>
      <text:p text:style-name="P8">          <text:span text:style-name="T9">showPalette: false,</text:span></text:p>
      <text:p text:style-name="P8">          <text:span text:style-name="T9">showButtons: false,</text:span></text:p>
      <text:p text:style-name="P8">          <text:span text:style-name="T9">type: "color",</text:span></text:p>
      <text:p text:style-name="P8">          <text:span text:style-name="T9">color: handler.getColor(),</text:span></text:p>
      <text:p text:style-name="P8">          <text:span text:style-name="T9">showAlpha: true,</text:span></text:p>
      <text:p text:style-name="P8">          <text:span text:style-name="T9">change(color) {</text:span></text:p>
      <text:p text:style-name="P8">            <text:span text:style-name="T9">handler.setColor(color.toRgbString());</text:span></text:p>
      <text:p text:style-name="P8">          <text:span text:style-name="T9">},</text:span></text:p>
      <text:p text:style-name="P8">          <text:span text:style-name="T9">move(color) {</text:span></text:p>
      <text:p text:style-name="P8">            <text:span text:style-name="T9">handler.setColor(color.toRgbString(), 0);</text:span></text:p>
      <text:p text:style-name="P8">          <text:span text:style-name="T9">}</text:span></text:p>
      <text:p text:style-name="P8">        <text:span text:style-name="T9">});</text:span></text:p>
      <text:p text:style-name="P8">      <text:span text:style-name="T9">});</text:span></text:p>
      <text:p text:style-name="P8">      <text:span text:style-name="T9">gp.addHandler(0, 'red');</text:span></text:p>
      <text:p text:style-name="P8">      <text:span text:style-name="T9">gp.addHandler(100, 'blue');</text:span></text:p>
      <text:p text:style-name="P8"><text:soft-page-break/>      <text:span text:style-name="T9">const updateGradientFill = () =&gt; {</text:span></text:p>
      <text:p text:style-name="P8">        <text:span text:style-name="T9">let stops = gp.getHandlers();</text:span></text:p>
      <text:p text:style-name="P8">        <text:span text:style-name="T9">let orientation = $(`${this.containerSelector} .toolpanel#select-panel .content .gradient-orientation-container #select-orientation`).val();</text:span></text:p>
      <text:p text:style-name="P8">        <text:span text:style-name="T9">let angle = parseInt($(`${this.containerSelector} .toolpanel#select-panel .content .gradient-orientation-container #input-angle`).val());</text:span></text:p>
      <text:p text:style-name="P8"/>
      <text:p text:style-name="P8">        <text:span text:style-name="T9">let gradient = generateFabricGradientFromColorStops(stops, _self.activeSelection.width, _self.activeSelection.height, orientation, angle);</text:span></text:p>
      <text:p text:style-name="P8">        <text:span text:style-name="T9">_self.activeSelection.set('fill', gradient);</text:span></text:p>
      <text:p text:style-name="P8">        <text:span text:style-name="T9">_self.canvas.renderAll()</text:span></text:p>
      <text:p text:style-name="P8">      <text:span text:style-name="T9">}</text:span></text:p>
      <text:p text:style-name="P8">      <text:span text:style-name="T9">gp.on('change', complete =&gt; {</text:span></text:p>
      <text:p text:style-name="P8">        <text:span text:style-name="T9">updateGradientFill();</text:span></text:p>
      <text:p text:style-name="P8">      <text:span text:style-name="T9">})</text:span></text:p>
      <text:p text:style-name="P8">      <text:span text:style-name="T9">$(`${this.containerSelector} .toolpanel#select-panel .content .gradient-orientation-container #select-orientation`).change(function () {</text:span></text:p>
      <text:p text:style-name="P8">        <text:span text:style-name="T9">let type = $(this).val();</text:span></text:p>
      <text:p text:style-name="P8">        <text:span text:style-name="T9">console.log('orientation', type)</text:span></text:p>
      <text:p text:style-name="P8">        <text:span text:style-name="T9">if (type === 'radial') {</text:span></text:p>
      <text:p text:style-name="P8">          <text:span text:style-name="T9">$(this).closest('.gradient-orientation-container').find('#angle-input-container').hide();</text:span></text:p>
      <text:p text:style-name="P8">        <text:span text:style-name="T9">} else {</text:span></text:p>
      <text:p text:style-name="P8">          <text:span text:style-name="T9">$(this).closest('.gradient-orientation-container').find('#angle-input-container').show();</text:span></text:p>
      <text:p text:style-name="P8">        <text:span text:style-name="T9">}</text:span></text:p>
      <text:p text:style-name="P8">        <text:span text:style-name="T9">updateGradientFill();</text:span></text:p>
      <text:p text:style-name="P8">      <text:span text:style-name="T9">})</text:span></text:p>
      <text:p text:style-name="P8">      <text:span text:style-name="T9">$(`${this.containerSelector} .toolpanel#select-panel .content .gradient-orientation-container #input-angle`).change(function () {</text:span></text:p>
      <text:p text:style-name="P8"><text:soft-page-break/>        <text:span text:style-name="T9">updateGradientFill();</text:span></text:p>
      <text:p text:style-name="P8">      <text:span text:style-name="T9">})</text:span></text:p>
      <text:p text:style-name="P8">    <text:span text:style-name="T9">})();</text:span></text:p>
      <text:p text:style-name="P8">    <text:span text:style-name="T9">// end fill color section</text:span></text:p>
      <text:p text:style-name="P8"/>
      <text:p text:style-name="P8">    <text:span text:style-name="T9">// object options section</text:span></text:p>
      <text:p text:style-name="P8">    <text:span text:style-name="T9">(() =&gt; {</text:span></text:p>
      <text:p text:style-name="P8">      <text:span text:style-name="T9">$(`${this.containerSelector} .toolpanel#select-panel .content`).append(`</text:span></text:p>
      <text:p text:style-name="P8">        <text:span text:style-name="T9">&lt;div class="object-options"&gt;</text:span></text:p>
      <text:p text:style-name="P8">          <text:span text:style-name="T9">&lt;h4&gt;Object Options&lt;/h4&gt;</text:span></text:p>
      <text:p text:style-name="P8">          <text:span text:style-name="T9">&lt;button id="flip-h"&gt;&lt;svg width="512" height="512" enable-background="new 0 0 16 16" viewBox="0 0 16 20" xml:space="preserve"&gt;&lt;g transform="matrix(0 1.5365 1.5385 0 -5.0769 1.5495)"&gt;&lt;rect x="5" y="8" width="1" height="1"&gt;&lt;/rect&gt;&lt;rect x="7" y="8" width="1" height="1"&gt;&lt;/rect&gt;&lt;rect x="9" y="8" width="1" height="1"&gt;&lt;/rect&gt;&lt;rect x="1" y="8" width="1" height="1"&gt;&lt;/rect&gt;&lt;rect x="3" y="8" width="1" height="1"&gt;&lt;/rect&gt;&lt;path d="M 1,2 5.5,6 10,2 Z M 7.37,3 5.5,4.662 3.63,3 Z"&gt;&lt;/path&gt;&lt;polygon points="10 15 5.5 11 1 15"&gt;&lt;/polygon&gt;&lt;/g&gt;&lt;/svg&gt;&lt;/button&gt;</text:span></text:p>
      <text:p text:style-name="P8">          <text:span text:style-name="T9">&lt;button id="flip-v"&gt;&lt;svg width="512" height="512" enable-background="new 0 0 16 16" viewBox="0 0 16 20" xml:space="preserve"&gt;&lt;g transform="matrix(1.5365 0 0 1.5385 -.45052 -3.0769)"&gt;&lt;rect x="5" y="8" width="1" height="1"&gt;&lt;/rect&gt;&lt;rect x="7" y="8" width="1" height="1"&gt;&lt;/rect&gt;&lt;rect x="9" y="8" width="1" height="1"&gt;&lt;/rect&gt;&lt;rect x="1" y="8" width="1" height="1"&gt;&lt;/rect&gt;&lt;rect x="3" y="8" width="1" height="1"&gt;&lt;/rect&gt;&lt;path d="M 1,2 5.5,6 10,2 Z M 7.37,3 5.5,4.662 3.63,3 Z"&gt;&lt;/path&gt;&lt;polygon points="5.5 11 1 15 10 15"&gt;&lt;/polygon&gt;&lt;/g&gt;&lt;/svg&gt;&lt;/button&gt;</text:span></text:p>
      <text:p text:style-name="P8">          <text:span text:style-name="T9">&lt;button id="duplicate"&gt;&lt;svg id="Capa_1" x="0px" y="0px" viewBox="0 0 512 512" xml:space="preserve"&gt;&lt;g&gt;&lt;g&gt;&lt;g&gt;&lt;path d="M42.667,256c0-59.52,35.093-110.827,85.547-134.827V75.2C53.653,101.44,0,172.48,0,256s53.653,154.56,128.213,180.8 v-</text:span><text:soft-page-break/><text:span text:style-name="T9">45.973C77.76,366.827,42.667,315.52,42.667,256z"&gt;&lt;/path&gt;&lt;path d="M320,64c-105.92,0-192,86.08-192,192s86.08,192,192,192s192-86.08,192-192S425.92,64,320,64z M320,405.333 c-82.347,0-149.333-66.987-149.333-149.333S237.653,106.667,320,106.667S469.333,173.653,469.333,256 S402.347,405.333,320,405.333z"&gt;&lt;/path&gt;&lt;polygon points="341.333,170.667 298.667,170.667 298.667,234.667 234.667,234.667 234.667,277.333 298.667,277.333 298.667,341.333 341.333,341.333 341.333,277.333 405.333,277.333 405.333,234.667 341.333,234.667  "&gt;&lt;/polygon&gt;&lt;/g&gt;&lt;/g&gt;&lt;/g&gt;&lt;/svg&gt;&lt;/button&gt;</text:span></text:p>
      <text:p text:style-name="P8">          <text:span text:style-name="T9">&lt;button id="delete"&gt;&lt;svg id="Layer_1" x="0px" y="0px" viewBox="0 0 512 512" xml:space="preserve"&gt;&lt;g&gt;&lt;g&gt;&lt;path d="M425.298,51.358h-91.455V16.696c0-9.22-7.475-16.696-16.696-16.696H194.855c-9.22,0-16.696,7.475-16.696,16.696v34.662 H86.704c-9.22,0-16.696,7.475-16.696,16.696v51.357c0,9.22,7.475,16.696,16.696,16.696h5.072l15.26,359.906 c0.378,8.937,7.735,15.988,16.68,15.988h264.568c8.946,0,16.302-7.051,16.68-15.989l15.259-359.906h5.073 c9.22,0,16.696-7.475,16.696-16.696V68.054C441.994,58.832,434.519,51.358,425.298,51.358z M211.551,33.391h88.9v17.967h-88.9 V33.391z M372.283,478.609H139.719l-14.522-342.502h261.606L372.283,478.609z M408.602,102.715c-15.17,0-296.114,0-305.202,0 V84.749h305.202V102.715z"&gt;&lt;/path&gt;&lt;/g&gt;&lt;/g&gt;&lt;g&gt;&lt;g&gt;&lt;path d="M188.835,187.304c-9.22,0-16.696,7.475-16.696,16.696v206.714c0,9.22,7.475,16.696,16.696,16.696 c9.22,0,16.696-7.475,16.696-16.696V204C205.53,194.779,198.055,187.304,188.835,187.304z"&gt;&lt;/path&gt;&lt;/g&gt;&lt;/g&gt;&lt;g&gt;&lt;g&gt;&lt;path d="M255.998,187.304c-9.22,0-16.696,7.475-16.696,16.696v206.714c0,9.22,7.474,16.696,16.696,16.696 c9.22,0,16.696-7.475,16.696-16.696V204C272.693,194.779,265.218,187.304,255.998,187.304z"&gt;&lt;/path&gt;&lt;/g&gt;&lt;/g&gt;&lt;g&gt;&lt;g&gt;&lt;path d="M323.161,187.304c-9.22,0-16.696,7.475-16.696,16.696v206.714c0,9.22,7.475,16.696,16.696,16.696 s16.696-7.475,16.696-</text:span><text:soft-page-break/><text:span text:style-name="T9">16.696V204C339.857,194.779,332.382,187.304,323.161,187.304z"&gt;&lt;/path&gt;&lt;/g&gt;&lt;/g&gt;&lt;/svg&gt;&lt;/button&gt;</text:span></text:p>
      <text:p text:style-name="P8">          <text:span text:style-name="T9">&lt;hr&gt;</text:span></text:p>
      <text:p text:style-name="P8">        <text:span text:style-name="T9">&lt;/div&gt;</text:span></text:p>
      <text:p text:style-name="P8">      <text:span text:style-name="T9">`);</text:span></text:p>
      <text:p text:style-name="P8">      <text:span text:style-name="T9">$(`${this.containerSelector} .toolpanel#select-panel .object-options #flip-h`).click(() =&gt; {</text:span></text:p>
      <text:p text:style-name="P8">        <text:span text:style-name="T9">this.activeSelection.set('flipX', !this.activeSelection.flipX);</text:span></text:p>
      <text:p text:style-name="P8">        <text:span text:style-name="T9">this.canvas.renderAll(), this.canvas.trigger('object:modified');</text:span></text:p>
      <text:p text:style-name="P8">      <text:span text:style-name="T9">})</text:span></text:p>
      <text:p text:style-name="P8">      <text:span text:style-name="T9">$(`${this.containerSelector} .toolpanel#select-panel .object-options #flip-v`).click(() =&gt; {</text:span></text:p>
      <text:p text:style-name="P8">        <text:span text:style-name="T9">this.activeSelection.set('flipY', !this.activeSelection.flipY);</text:span></text:p>
      <text:p text:style-name="P8">        <text:span text:style-name="T9">this.canvas.renderAll(), this.canvas.trigger('object:modified');</text:span></text:p>
      <text:p text:style-name="P8">      <text:span text:style-name="T9">})</text:span></text:p>
      <text:p text:style-name="P8">      <text:span text:style-name="T9">$(`${this.containerSelector} .toolpanel#select-panel .object-options #duplicate`).click(() =&gt; {</text:span></text:p>
      <text:p text:style-name="P8">        <text:span text:style-name="T9">let clonedObjects = []</text:span></text:p>
      <text:p text:style-name="P8">        <text:span text:style-name="T9">let activeObjects = this.canvas.getActiveObjects()</text:span></text:p>
      <text:p text:style-name="P8">        <text:span text:style-name="T9">activeObjects.forEach(obj =&gt; {</text:span></text:p>
      <text:p text:style-name="P8">          <text:span text:style-name="T9">obj.clone(clone =&gt; {</text:span></text:p>
      <text:p text:style-name="P8">            <text:span text:style-name="T9">this.canvas.add(clone.set({</text:span></text:p>
      <text:p text:style-name="P8">              <text:span text:style-name="T9">strokeUniform: true,</text:span></text:p>
      <text:p text:style-name="P8">              <text:span text:style-name="T9">left: obj.aCoords.tl.x + 20,</text:span></text:p>
      <text:p text:style-name="P8">              <text:span text:style-name="T9">top: obj.aCoords.tl.y + 20</text:span></text:p>
      <text:p text:style-name="P8">            <text:span text:style-name="T9">}));</text:span></text:p>
      <text:p text:style-name="P8"/>
      <text:p text:style-name="P8">            <text:span text:style-name="T9">if (activeObjects.length === 1) {</text:span></text:p>
      <text:p text:style-name="P8">              <text:span text:style-name="T9">this.canvas.setActiveObject(clone)</text:span></text:p>
      <text:p text:style-name="P8">            <text:span text:style-name="T9">}</text:span></text:p>
      <text:p text:style-name="P8"><text:soft-page-break/>            <text:span text:style-name="T9">clonedObjects.push(clone)</text:span></text:p>
      <text:p text:style-name="P8">          <text:span text:style-name="T9">})</text:span></text:p>
      <text:p text:style-name="P8">        <text:span text:style-name="T9">})</text:span></text:p>
      <text:p text:style-name="P8">        <text:span text:style-name="T9">if (clonedObjects.length &gt; 1) {</text:span></text:p>
      <text:p text:style-name="P8">          <text:span text:style-name="T9">let sel = new fabric.ActiveSelection(clonedObjects, {</text:span></text:p>
      <text:p text:style-name="P8">            <text:span text:style-name="T9">canvas: this.canvas,</text:span></text:p>
      <text:p text:style-name="P8">          <text:span text:style-name="T9">});</text:span></text:p>
      <text:p text:style-name="P8">          <text:span text:style-name="T9">this.canvas.setActiveObject(sel)</text:span></text:p>
      <text:p text:style-name="P8">        <text:span text:style-name="T9">}</text:span></text:p>
      <text:p text:style-name="P8">        <text:span text:style-name="T9">this.canvas.requestRenderAll(), this.canvas.trigger('object:modified')</text:span></text:p>
      <text:p text:style-name="P8">      <text:span text:style-name="T9">})</text:span></text:p>
      <text:p text:style-name="P8">      <text:span text:style-name="T9">$(`${this.containerSelector} .toolpanel#select-panel .object-options #delete`).click(() =&gt; {</text:span></text:p>
      <text:p text:style-name="P8">        <text:span text:style-name="T9">this.canvas.getActiveObjects().forEach(obj =&gt; this.canvas.remove(obj))</text:span></text:p>
      <text:p text:style-name="P8">        <text:span text:style-name="T9">this.canvas.discardActiveObject().requestRenderAll(), this.canvas.trigger('object:modified');</text:span></text:p>
      <text:p text:style-name="P8">      <text:span text:style-name="T9">})</text:span></text:p>
      <text:p text:style-name="P8">    <text:span text:style-name="T9">})();</text:span></text:p>
      <text:p text:style-name="P8">    <text:span text:style-name="T9">// end object options section</text:span></text:p>
      <text:p text:style-name="P8"/>
      <text:p text:style-name="P8">    <text:span text:style-name="T9">// effect section</text:span></text:p>
      <text:p text:style-name="P8">    <text:span text:style-name="T9">(() =&gt; {</text:span></text:p>
      <text:p text:style-name="P8">      <text:span text:style-name="T9">$(`${this.containerSelector} .toolpanel#select-panel .content`).append(`</text:span></text:p>
      <text:p text:style-name="P8">        <text:span text:style-name="T9">&lt;div class="effect-section"&gt;</text:span></text:p>
      <text:p text:style-name="P8">          <text:span text:style-name="T9">&lt;h4&gt;Effect&lt;/h4&gt;</text:span></text:p>
      <text:p text:style-name="P8">          <text:span text:style-name="T9">&lt;div class="input-container"&gt;&lt;label&gt;Opacity&lt;/label&gt;&lt;input id="opacity" type="range" min="0" max="1" value="1" step="0.01"&gt;&lt;/div&gt;</text:span></text:p>
      <text:p text:style-name="P8">          <text:span text:style-name="T9">&lt;div class="input-container"&gt;&lt;label&gt;Blur&lt;/label&gt;&lt;input class="effect" id="blur" type="range" min="0" max="100" value="50"&gt;&lt;/div&gt;</text:span></text:p>
      <text:p text:style-name="P8"><text:soft-page-break/>          <text:span text:style-name="T9">&lt;div class="input-container"&gt;&lt;label&gt;Brightness&lt;/label&gt;&lt;input class="effect" id="brightness" type="range" min="0" max="100" value="50"&gt;&lt;/div&gt;</text:span></text:p>
      <text:p text:style-name="P8">          <text:span text:style-name="T9">&lt;div class="input-container"&gt;&lt;label&gt;Saturation&lt;/label&gt;&lt;input class="effect" id="saturation" type="range" min="0" max="100" value="50"&gt;&lt;/div&gt;</text:span></text:p>
      <text:p text:style-name="P8">          <text:span text:style-name="T9">&lt;h5&gt;Gamma&lt;/h5&gt;</text:span></text:p>
      <text:p text:style-name="P8">          <text:span text:style-name="T9">&lt;div class="input-container"&gt;&lt;label&gt;Red&lt;/label&gt;&lt;input class="effect" id="gamma.r" type="range" min="0" max="100" value="50"&gt;&lt;/div&gt;</text:span></text:p>
      <text:p text:style-name="P8">          <text:span text:style-name="T9">&lt;div class="input-container"&gt;&lt;label&gt;Green&lt;/label&gt;&lt;input class="effect" id="gamma.g" type="range" min="0" max="100" value="50"&gt;&lt;/div&gt;</text:span></text:p>
      <text:p text:style-name="P8">          <text:span text:style-name="T9">&lt;div class="input-container"&gt;&lt;label&gt;Blue&lt;/label&gt;&lt;input class="effect" id="gamma.b" type="range" min="0" max="100" value="50"&gt;&lt;/div&gt;</text:span></text:p>
      <text:p text:style-name="P8">          <text:span text:style-name="T9">&lt;hr&gt;</text:span></text:p>
      <text:p text:style-name="P8">        <text:span text:style-name="T9">&lt;/div&gt;</text:span></text:p>
      <text:p text:style-name="P8">      <text:span text:style-name="T9">`);</text:span></text:p>
      <text:p text:style-name="P8">      <text:span text:style-name="T9">$(`${this.containerSelector} .toolpanel#select-panel .effect-section #opacity`).change(function () {</text:span></text:p>
      <text:p text:style-name="P8">        <text:span text:style-name="T9">let opacity = parseFloat($(this).val());</text:span></text:p>
      <text:p text:style-name="P8">        <text:span text:style-name="T9">_self.activeSelection.set('opacity', opacity)</text:span></text:p>
      <text:p text:style-name="P8">        <text:span text:style-name="T9">_self.canvas.renderAll(), _self.canvas.trigger('object:modified')</text:span></text:p>
      <text:p text:style-name="P8">      <text:span text:style-name="T9">})</text:span></text:p>
      <text:p text:style-name="P8">      <text:span text:style-name="T9">$(`${this.containerSelector} .toolpanel#select-panel .effect-section .effect`).change(function () {</text:span></text:p>
      <text:p text:style-name="P8">        <text:span text:style-name="T9">let effect = $(this).attr('id');</text:span></text:p>
      <text:p text:style-name="P8">        <text:span text:style-name="T9">let value = parseFloat($(this).val());</text:span></text:p>
      <text:p text:style-name="P8">        <text:span text:style-name="T9">let currentEffect = getCurrentEffect(_self.activeSelection);</text:span></text:p>
      <text:p text:style-name="P8">        <text:span text:style-name="T9">_self.activeSelection.filters = getUpdatedFilter(currentEffect, effect, value);</text:span></text:p>
      <text:p text:style-name="P8">        <text:span text:style-name="T9">_self.activeSelection.applyFilters();</text:span></text:p>
      <text:p text:style-name="P8">        <text:span text:style-name="T9">_self.canvas.renderAll(), _self.canvas.trigger('object:modified')</text:span></text:p>
      <text:p text:style-name="P8">      <text:span text:style-name="T9">})</text:span></text:p>
      <text:p text:style-name="P8">    <text:span text:style-name="T9">})();</text:span></text:p>
      <text:p text:style-name="P8"><text:soft-page-break/>    <text:span text:style-name="T9">// end effect section</text:span></text:p>
      <text:p text:style-name="P8">  <text:span text:style-name="T9">}</text:span></text:p>
      <text:p text:style-name="P8">  <text:span text:style-name="T9">window.ImageEditor.prototype.initializeSelectionSettings = selectionSettings;</text:span></text:p>
      <text:p text:style-name="P9">})()</text:p>
      <text:p text:style-name="P6"/>
      <text:p text:style-name="P6">// ../lib/shapes.js</text:p>
      <text:p text:style-name="P6"/>
      <text:p text:style-name="P6">//Define action to add shape to canvas</text:p>
      <text:p text:style-name="P9">(function () {</text:p>
      <text:p text:style-name="P8">    <text:span text:style-name="T9">'use strict';</text:span></text:p>
      <text:p text:style-name="P8">    <text:span text:style-name="T9">const defaultShapes = [</text:span></text:p>
      <text:p text:style-name="P8">      <text:span text:style-name="T9">`&lt;svg viewBox="-10 -10 120 120"&gt;&lt;polygon points="0 0, 0 100, 100 100, 100 0" stroke-width="5" stroke="#000" fill="none"&gt;&lt;/polygon&gt;&lt;/svg&gt;`,</text:span></text:p>
      <text:p text:style-name="P8">      <text:span text:style-name="T9">`&lt;svg viewBox="-8 -8 120 120"&gt;&lt;polygon fill="none" stroke-width="5" stroke="black" points="50 0, 85 50, 50 100, 15 50"&gt;&lt;/polygon&gt;&lt;/svg&gt;`,</text:span></text:p>
      <text:p text:style-name="P8">      <text:span text:style-name="T9">`&lt;svg viewBox="-10 -10 120 120"&gt;&lt;polygon points="25 0, 0 100, 75 100, 100 0" stroke-width="5" stroke="#000" fill="none"&gt;&lt;/polygon&gt;&lt;/svg&gt;`,</text:span></text:p>
      <text:p text:style-name="P8">      <text:span text:style-name="T9">`&lt;svg viewBox="-8 -8 120 120"&gt;&lt;polygon points="0,100 30,10 70,10 100,100" stroke-width="5" stroke="#000" fill="none"&gt;&lt;/polygon&gt;&lt;/svg&gt;`,</text:span></text:p>
      <text:p text:style-name="P8">      <text:span text:style-name="T9">`&lt;svg viewBox="-10 -10 120 120"&gt;&lt;path d="M 80,80 V 20 H 20 v 60 z m 20,20 V 0 H 0 v 100 z" stroke-width="5" stroke="#000" fill-rule="evenodd" fill="none"&gt;&lt;/path&gt;&lt;/svg&gt;`,</text:span></text:p>
      <text:p text:style-name="P8">      <text:span text:style-name="T9">`&lt;svg viewBox="0 0 100 100"&gt;&lt;polygon points="26,86 11.2,40.4 50,12.2 88.8,40.4 74,86 " stroke="#000" stroke-width="5" fill="none"&gt;&lt;/polygon&gt;&lt;/svg&gt;`,</text:span></text:p>
      <text:p text:style-name="P8">      <text:span text:style-name="T9">`&lt;svg viewBox="0 0 100 100"&gt;&lt;polygon points="30.1,84.5 10.2,50 30.1,15.5 69.9,15.5 89.8,50 69.9,84.5" stroke-width="5" stroke="#000" fill="none"&gt;&lt;/polygon&gt;&lt;/svg&gt;`,</text:span></text:p>
      <text:p text:style-name="P8">      <text:span text:style-name="T9">`&lt;svg viewBox="0 0 100 100"&gt;&lt;polygon points="34.2,87.4 12.3,65.5 12.3,34.5 34.2,12.6 65.2,12.6 87.1,34.5 87.1,65.5 65.2,87.4" stroke-width="5" stroke="#000" fill="none"&gt;&lt;/polygon&gt;&lt;/svg&gt;`,</text:span></text:p>
      <text:p text:style-name="P8"><text:soft-page-break/>      <text:span text:style-name="T9">`&lt;svg viewBox="0 0 100 100"&gt;&lt;polygon points="11.2,70 11.2,40 50,12.2 88.8,40 88.8,70" stroke="#000" stroke-width="5" fill="none"&gt;&lt;/polygon&gt;&lt;/svg&gt;`,</text:span></text:p>
      <text:p text:style-name="P8">      <text:span text:style-name="T9">`&lt;svg viewBox="0 0 100 100"&gt;&lt;polygon points="10.2,70 10.2,35 30.1,15 69.9,15 89.8,35 89.8,70" stroke-width="5" stroke="#000" fill="none"&gt;&lt;/polygon&gt;&lt;/svg&gt;`,</text:span></text:p>
      <text:p text:style-name="P8">      <text:span text:style-name="T9">`&lt;svg viewBox="-10 -10 120 120"&gt;&lt;polygon points="50 15, 100 100, 0 100" stroke-width="5" stroke="#000" fill="none"&gt;&lt;/polygon&gt;&lt;/svg&gt;`,</text:span></text:p>
      <text:p text:style-name="P8">      <text:span text:style-name="T9">`&lt;svg viewBox="-10 -10 120 120"&gt;&lt;polygon points="0 0, 100 100, 0 100" stroke-width="5" stroke="#000" fill="none"&gt;&lt;/polygon&gt;&lt;/svg&gt;`,</text:span></text:p>
      <text:p text:style-name="P8">      <text:span text:style-name="T9">`&lt;svg viewBox="-10 -10 120 120"&gt;&lt;path d="M 26,85 50,45 74,85 Z m -26,15 50,-85 50,85 z" stroke-width="5" stroke="#000" fill="none"&gt;&lt;/path&gt;&lt;/svg&gt;`,</text:span></text:p>
      <text:p text:style-name="P8">      <text:span text:style-name="T9">`&lt;svg viewBox="8 50 100 100"&gt;&lt;path d="M 62.68234,131.5107 H 26.75771 V 96.075507 Z M 11.572401,146.76255 V 59.66782 l 87.983665,87.09473 z" stroke-width="5" stroke="#000" fill="none" fill-rule="evenodd"&gt;&lt;/path&gt;&lt;/svg&gt;`,</text:span></text:p>
      <text:p text:style-name="P8">      <text:span text:style-name="T9">`&lt;svg viewBox="-2 -2 100 100"&gt;&lt;circle cx="50" cy="50" r="40" stroke="#000" stroke-width="5" fill="none"&gt;&lt;/circle&gt;&lt;/svg&gt;`,</text:span></text:p>
      <text:p text:style-name="P8">      <text:span text:style-name="T9">`&lt;svg x="0px" y="0px" viewBox="0 0 96 120" xml:space="preserve"&gt;&lt;path stroke="#000" stroke-width="5" fill="none" d="M9.113,65.022C11.683,45.575,28.302,30.978,48,30.978c19.696,0,36.316,14.598,38.887,34.045H9.113z"&gt;&lt;/path&gt;&lt;/svg&gt;`,</text:span></text:p>
      <text:p text:style-name="P8">      <text:span text:style-name="T9">`&lt;svg viewBox="-15 -15 152 136"&gt;&lt;path stroke="#000000" stroke-width="5" d="m0 0l57.952755 0l0 0c32.006428 -1.4055393E-14 57.952755 23.203636 57.952755 51.82677c0 28.623135 -25.946327 51.82677 -57.952755 51.82677l-57.952755 0z" fill="none"&gt;&lt;/path&gt;&lt;/svg&gt;`,</text:span></text:p>
      <text:p text:style-name="P8">      <text:span text:style-name="T9">`&lt;svg viewBox="-5 -50 140 140"&gt;&lt;path stroke="#000000" stroke-width="5" d="m20.013628 0l84.37401 0l0 0c11.053215 -1.04756605E-14 20.013626 9.282301 20.013626 20.7326c0 11.450296 -8.960411 20.7326 -20.013626 20.7326l-84.37401 0l0 0c-11.053222 0 -20.013628 -9.282303 -20.013628 -20.7326c-5.2380687E-15 -11.450298 8.960406 -20.7326 20.013628 -20.7326z" fill="none"&gt;&lt;/path&gt;&lt;/svg&gt;`,</text:span></text:p>
      <text:p text:style-name="P8"><text:soft-page-break/>      <text:span text:style-name="T9">`&lt;svg viewBox="-8 -8 136 136"&gt;&lt;path stroke="#000000" stroke-width="5" d="m0 51.82677l0 0c0 -28.623135 23.203636 -51.82677 51.82677 -51.82677l0 0c13.745312 0 26.927654 5.4603047 36.64706 15.17971c9.719406 9.719404 15.17971 22.901749 15.17971 36.64706l0 0c0 28.623135 -23.203636 51.82677 -51.82677 51.82677l0 0c-28.623135 0 -51.82677 -23.203636 -51.82677 -51.82677zm25.913385 0l0 0c0 14.311565 11.60182 25.913387 25.913385 25.913387c14.311565 0 25.913387 -11.601822 25.913387 -25.913387c0 -14.311565 -11.601822 -25.913385 -25.913387 -25.913385l0 0c-14.311565 0 -25.913385 11.60182 -25.913385 25.913385z" fill="none"&gt;&lt;/path&gt;&lt;/svg&gt;`,</text:span></text:p>
      <text:p text:style-name="P8">      <text:span text:style-name="T9">`&lt;svg viewBox="-7 -35 133 105"&gt;&lt;path stroke="#000000" stroke-width="5" d="m0 57.952755l0 0c0 -32.006424 25.946333 -57.952755 57.952755 -57.952755c32.006428 0 57.952755 25.946333 57.952755 57.952755l-28.97638 0c0 -16.003212 -12.97316 -28.976377 -28.976376 -28.976377c-16.003212 0 -28.976377 12.9731655 -28.976377 28.976377z" fill="none"&gt;&lt;/path&gt;&lt;/svg&gt;`</text:span></text:p>
      <text:p text:style-name="P8">    <text:span text:style-name="T9">]</text:span></text:p>
      <text:p text:style-name="P8">    <text:span text:style-name="T9">var shapes = function () {</text:span></text:p>
      <text:p text:style-name="P8">      <text:span text:style-name="T9">const _self = this;</text:span></text:p>
      <text:p text:style-name="P8">      <text:span text:style-name="T9">let ShapeList = defaultShapes;</text:span></text:p>
      <text:p text:style-name="P8">      <text:span text:style-name="T9">if (Array.isArray(this.shapes) &amp;&amp; this.shapes.length) ShapeList = this.shapes;</text:span></text:p>
      <text:p text:style-name="P8">      <text:span text:style-name="T9">$(`${this.containerSelector} .main-panel`).append(`&lt;div class="toolpanel" id="shapes-panel"&gt;&lt;div class="content"&gt;&lt;p class="title"&gt;Shapes&lt;/p&gt;&lt;/div&gt;&lt;/div&gt;`);</text:span></text:p>
      <text:p text:style-name="P8">      <text:span text:style-name="T9">ShapeList.forEach(svg =&gt; {</text:span></text:p>
      <text:p text:style-name="P8">        <text:span text:style-name="T9">$(`${this.containerSelector} .toolpanel#shapes-panel .content`).append(`&lt;div class="button"&gt;${svg}&lt;/div&gt;`)</text:span></text:p>
      <text:p text:style-name="P8">      <text:span text:style-name="T9">})</text:span></text:p>
      <text:p text:style-name="P8">      <text:span text:style-name="T9">$(`${this.containerSelector} .toolpanel#shapes-panel .content .button`).click(function () {</text:span></text:p>
      <text:p text:style-name="P8">        <text:span text:style-name="T9">let svg = $(this).html();</text:span></text:p>
      <text:p text:style-name="P8">        <text:span text:style-name="T9">try {</text:span></text:p>
      <text:p text:style-name="P8"><text:soft-page-break/>          <text:span text:style-name="T9">fabric.loadSVGFromString(</text:span></text:p>
      <text:p text:style-name="P8">            <text:span text:style-name="T9">svg,</text:span></text:p>
      <text:p text:style-name="P8">            <text:span text:style-name="T9">(objects, options) =&gt; {</text:span></text:p>
      <text:p text:style-name="P8">              <text:span text:style-name="T9">var obj = fabric.util.groupSVGElements(objects, options)</text:span></text:p>
      <text:p text:style-name="P8">              <text:span text:style-name="T9">obj.strokeUniform = true</text:span></text:p>
      <text:p text:style-name="P8">              <text:span text:style-name="T9">obj.strokeLineJoin = 'miter'</text:span></text:p>
      <text:p text:style-name="P8">              <text:span text:style-name="T9">obj.scaleToWidth(100)</text:span></text:p>
      <text:p text:style-name="P8">              <text:span text:style-name="T9">obj.scaleToHeight(100)</text:span></text:p>
      <text:p text:style-name="P8">              <text:span text:style-name="T9">obj.set({</text:span></text:p>
      <text:p text:style-name="P8">                <text:span text:style-name="T9">left: 0,</text:span></text:p>
      <text:p text:style-name="P8">                <text:span text:style-name="T9">top: 0</text:span></text:p>
      <text:p text:style-name="P8">              <text:span text:style-name="T9">})</text:span></text:p>
      <text:p text:style-name="P8">              <text:span text:style-name="T9">_self.canvas.add(obj).renderAll()</text:span></text:p>
      <text:p text:style-name="P8">              <text:span text:style-name="T9">_self.canvas.trigger('object:modified')</text:span></text:p>
      <text:p text:style-name="P8">            <text:span text:style-name="T9">}</text:span></text:p>
      <text:p text:style-name="P8">          <text:span text:style-name="T9">)</text:span></text:p>
      <text:p text:style-name="P8">        <text:span text:style-name="T9">} catch (_) {</text:span></text:p>
      <text:p text:style-name="P8">          <text:span text:style-name="T9">console.error("can't add shape");</text:span></text:p>
      <text:p text:style-name="P8">        <text:span text:style-name="T9">}</text:span></text:p>
      <text:p text:style-name="P8">      <text:span text:style-name="T9">})</text:span></text:p>
      <text:p text:style-name="P8">    <text:span text:style-name="T9">}</text:span></text:p>
      <text:p text:style-name="P8">    <text:span text:style-name="T9">window.ImageEditor.prototype.initializeShapes = shapes;</text:span></text:p>
      <text:p text:style-name="P8">  <text:span text:style-name="T9">})();</text:span></text:p>
      <text:p text:style-name="P6"/>
      <text:p text:style-name="P6">// ../lib/style.css</text:p>
      <text:p text:style-name="P6"/>
      <text:p text:style-name="P6">body {</text:p>
      <text:p text:style-name="P8">    <text:span text:style-name="T9">margin: 0;</text:span></text:p>
      <text:p text:style-name="P8">    <text:span text:style-name="T9">font-family: "Open Sans", sans-serif;</text:span></text:p>
      <text:p text:style-name="P8">  <text:span text:style-name="T9">}</text:span></text:p>
      <text:p text:style-name="P8"><text:soft-page-break/>  </text:p>
      <text:p text:style-name="P8">  <text:span text:style-name="T9">.grp-handler-cp-c {</text:span></text:p>
      <text:p text:style-name="P8">    <text:span text:style-name="T9">margin-left: -20px;</text:span></text:p>
      <text:p text:style-name="P8">  <text:span text:style-name="T9">}</text:span></text:p>
      <text:p text:style-name="P8">  </text:p>
      <text:p text:style-name="P8">  <text:span text:style-name="T9">.default-container {</text:span></text:p>
      <text:p text:style-name="P8">    <text:span text:style-name="T9">width: 100%;</text:span></text:p>
      <text:p text:style-name="P8">    <text:span text:style-name="T9">height: 100%;</text:span></text:p>
      <text:p text:style-name="P8">    <text:span text:style-name="T9">/* display: flex; */</text:span></text:p>
      <text:p text:style-name="P8">  <text:span text:style-name="T9">}</text:span></text:p>
      <text:p text:style-name="P8">  </text:p>
      <text:p text:style-name="P8">  <text:span text:style-name="T9">.toolbar {</text:span></text:p>
      <text:p text:style-name="P8">    <text:span text:style-name="T9">line-height: 0;</text:span></text:p>
      <text:p text:style-name="P8">    <text:span text:style-name="T9">background-color: #91c5f0;</text:span></text:p>
      <text:p text:style-name="P8">    <text:span text:style-name="T9">box-shadow: 0 0 3px 0 rgba(50, 50, 50, .25);</text:span></text:p>
      <text:p text:style-name="P8">    <text:span text:style-name="T9">display: flex;</text:span></text:p>
      <text:p text:style-name="P8">    <text:span text:style-name="T9">justify-content: space-between;</text:span></text:p>
      <text:p text:style-name="P8">    <text:span text:style-name="T9">align-items: center;</text:span></text:p>
      <text:p text:style-name="P8">  <text:span text:style-name="T9">}</text:span></text:p>
      <text:p text:style-name="P8">  </text:p>
      <text:p text:style-name="P8">  <text:span text:style-name="T9">.toolbar button {</text:span></text:p>
      <text:p text:style-name="P8">    <text:span text:style-name="T9">width: 64px;</text:span></text:p>
      <text:p text:style-name="P8">    <text:span text:style-name="T9">height: 54px;</text:span></text:p>
      <text:p text:style-name="P8">    <text:span text:style-name="T9">opacity: .55;</text:span></text:p>
      <text:p text:style-name="P8">    <text:span text:style-name="T9">clear: both;</text:span></text:p>
      <text:p text:style-name="P8">    <text:span text:style-name="T9">border: 0;</text:span></text:p>
      <text:p text:style-name="P8">    <text:span text:style-name="T9">border-radius: unset;</text:span></text:p>
      <text:p text:style-name="P8">    <text:span text:style-name="T9">outline: none;</text:span></text:p>
      <text:p text:style-name="P8">  <text:span text:style-name="T9">}</text:span></text:p>
      <text:p text:style-name="P8">  </text:p>
      <text:p text:style-name="P8"><text:soft-page-break/>  <text:span text:style-name="T9">.toolbar button.active,</text:span></text:p>
      <text:p text:style-name="P8">  <text:span text:style-name="T9">.toolbar button:hover {</text:span></text:p>
      <text:p text:style-name="P8">    <text:span text:style-name="T9">opacity: 1;</text:span></text:p>
      <text:p text:style-name="P8">    <text:span text:style-name="T9">border-left: 1px solid #b0bcee;</text:span></text:p>
      <text:p text:style-name="P8">    <text:span text:style-name="T9">border-right: 1px solid #b0bcee;</text:span></text:p>
      <text:p text:style-name="P8">    <text:span text:style-name="T9">box-shadow: inset 5px 0 10px 0 rgba(50, 50, 50, .1);</text:span></text:p>
      <text:p text:style-name="P8">  <text:span text:style-name="T9">}</text:span></text:p>
      <text:p text:style-name="P8">  </text:p>
      <text:p text:style-name="P8">  <text:span text:style-name="T9">.toolbar button img,</text:span></text:p>
      <text:p text:style-name="P8">  <text:span text:style-name="T9">.toolbar button svg {</text:span></text:p>
      <text:p text:style-name="P8">    <text:span text:style-name="T9">width: 22px;</text:span></text:p>
      <text:p text:style-name="P8">    <text:span text:style-name="T9">height: 22px;</text:span></text:p>
      <text:p text:style-name="P8">  <text:span text:style-name="T9">}</text:span></text:p>
      <text:p text:style-name="P8">  </text:p>
      <text:p text:style-name="P8">  <text:span text:style-name="T9">.main-panel {</text:span></text:p>
      <text:p text:style-name="P8">    <text:span text:style-name="T9">height: calc(100% - 54px);</text:span></text:p>
      <text:p text:style-name="P8">    <text:span text:style-name="T9">display: flex;</text:span></text:p>
      <text:p text:style-name="P8">    <text:span text:style-name="T9">position: relative;</text:span></text:p>
      <text:p text:style-name="P8">  <text:span text:style-name="T9">}</text:span></text:p>
      <text:p text:style-name="P8">  </text:p>
      <text:p text:style-name="P8">  </text:p>
      <text:p text:style-name="P8">  <text:span text:style-name="T9">.canvas-holder {</text:span></text:p>
      <text:p text:style-name="P8">    <text:span text:style-name="T9">margin: auto;</text:span></text:p>
      <text:p text:style-name="P8">    <text:span text:style-name="T9">width: 100%;</text:span></text:p>
      <text:p text:style-name="P8">    <text:span text:style-name="T9">height: 100%;</text:span></text:p>
      <text:p text:style-name="P8">    <text:span text:style-name="T9">overflow: auto;</text:span></text:p>
      <text:p text:style-name="P8">    <text:span text:style-name="T9">display: flex;</text:span></text:p>
      <text:p text:style-name="P8">    <text:span text:style-name="T9">align-items: center;</text:span></text:p>
      <text:p text:style-name="P8">    <text:span text:style-name="T9">justify-content: center;</text:span></text:p>
      <text:p text:style-name="P8">    <text:span text:style-name="T9">background: #e4eff5;</text:span></text:p>
      <text:p text:style-name="P8"><text:soft-page-break/>  <text:span text:style-name="T9">}</text:span></text:p>
      <text:p text:style-name="P8">  </text:p>
      <text:p text:style-name="P8">  <text:span text:style-name="T9">.canvas-container {</text:span></text:p>
      <text:p text:style-name="P8">    <text:span text:style-name="T9">background-image: url("data:image/png;base64,iVBORw0KGgoAAAANSUhEUgAAABAAAAAQCAYAAAAf8/9hAAAAHUlEQVQ4jWNgYGAQIYAJglEDhoUBg9+FowbQ2gAARjwKARjtnN8AAAAASUVORK5CYII=");</text:span></text:p>
      <text:p text:style-name="P8">    <text:span text:style-name="T9">background-size: 30px 30px;</text:span></text:p>
      <text:p text:style-name="P8">    <text:span text:style-name="T9">border: 1px solid #ccc;</text:span></text:p>
      <text:p text:style-name="P8">    <text:span text:style-name="T9">margin: auto;</text:span></text:p>
      <text:p text:style-name="P8">  <text:span text:style-name="T9">}</text:span></text:p>
      <text:p text:style-name="P8">  </text:p>
      <text:p text:style-name="P8">  <text:span text:style-name="T9">.toolpanel {</text:span></text:p>
      <text:p text:style-name="P8">    <text:span text:style-name="T9">background-color: #9bcaf7;</text:span></text:p>
      <text:p text:style-name="P8">    <text:span text:style-name="T9">width: 300px;</text:span></text:p>
      <text:p text:style-name="P8">    <text:span text:style-name="T9">top: 0;</text:span></text:p>
      <text:p text:style-name="P8">    <text:span text:style-name="T9">left: 0;</text:span></text:p>
      <text:p text:style-name="P8">    <text:span text:style-name="T9">height: 100%;</text:span></text:p>
      <text:p text:style-name="P8">    <text:span text:style-name="T9">border: 1px solid #2c1efa;</text:span></text:p>
      <text:p text:style-name="P8">    <text:span text:style-name="T9">transition: all .4s;</text:span></text:p>
      <text:p text:style-name="P8">    <text:span text:style-name="T9">box-sizing: border-box;</text:span></text:p>
      <text:p text:style-name="P8">    <text:span text:style-name="T9">text-align: left;</text:span></text:p>
      <text:p text:style-name="P8">    <text:span text:style-name="T9">font-size: 13px;</text:span></text:p>
      <text:p text:style-name="P8">    <text:span text:style-name="T9">color: #5a6a6d;</text:span></text:p>
      <text:p text:style-name="P8">    <text:span text:style-name="T9">display: none;</text:span></text:p>
      <text:p text:style-name="P8">    <text:span text:style-name="T9">position: absolute;</text:span></text:p>
      <text:p text:style-name="P8">    <text:span text:style-name="T9">z-index: 9999;</text:span></text:p>
      <text:p text:style-name="P8">  <text:span text:style-name="T9">}</text:span></text:p>
      <text:p text:style-name="P8">  </text:p>
      <text:p text:style-name="P8">  <text:span text:style-name="T9">.toolpanel.closed {</text:span></text:p>
      <text:p text:style-name="P8"><text:soft-page-break/>    <text:span text:style-name="T9">left: -300px;</text:span></text:p>
      <text:p text:style-name="P8">  <text:span text:style-name="T9">}</text:span></text:p>
      <text:p text:style-name="P8">  </text:p>
      <text:p text:style-name="P8">  <text:span text:style-name="T9">.toolpanel.visible {</text:span></text:p>
      <text:p text:style-name="P8">    <text:span text:style-name="T9">display: initial;</text:span></text:p>
      <text:p text:style-name="P8">  <text:span text:style-name="T9">}</text:span></text:p>
      <text:p text:style-name="P8">  </text:p>
      <text:p text:style-name="P8">  <text:span text:style-name="T9">.toolpanel .content {</text:span></text:p>
      <text:p text:style-name="P8">    <text:span text:style-name="T9">padding: 20px;</text:span></text:p>
      <text:p text:style-name="P8">    <text:span text:style-name="T9">position: relative;</text:span></text:p>
      <text:p text:style-name="P8">    <text:span text:style-name="T9">height: -webkit-fill-available;</text:span></text:p>
      <text:p text:style-name="P8">    <text:span text:style-name="T9">height: -ms-fill-available;</text:span></text:p>
      <text:p text:style-name="P8">    <text:span text:style-name="T9">height: fill-available;</text:span></text:p>
      <text:p text:style-name="P8">    <text:span text:style-name="T9">height: -moz-fill-available;</text:span></text:p>
      <text:p text:style-name="P8">  <text:span text:style-name="T9">}</text:span></text:p>
      <text:p text:style-name="P8">  </text:p>
      <text:p text:style-name="P8">  <text:span text:style-name="T9">.toolpanel .title {</text:span></text:p>
      <text:p text:style-name="P8">    <text:span text:style-name="T9">font-size: 14px;</text:span></text:p>
      <text:p text:style-name="P8">    <text:span text:style-name="T9">font-weight: 700;</text:span></text:p>
      <text:p text:style-name="P8">    <text:span text:style-name="T9">margin: 0;</text:span></text:p>
      <text:p text:style-name="P8">    <text:span text:style-name="T9">padding-bottom: 10px;</text:span></text:p>
      <text:p text:style-name="P8">    <text:span text:style-name="T9">width: 100%;</text:span></text:p>
      <text:p text:style-name="P8">    <text:span text:style-name="T9">border-bottom: 1px solid #04f5fd;</text:span></text:p>
      <text:p text:style-name="P8">    <text:span text:style-name="T9">color: #333;</text:span></text:p>
      <text:p text:style-name="P8">    <text:span text:style-name="T9">text-transform: uppercase;</text:span></text:p>
      <text:p text:style-name="P8">  <text:span text:style-name="T9">}</text:span></text:p>
      <text:p text:style-name="P8">  </text:p>
      <text:p text:style-name="P8">  <text:span text:style-name="T9">.toolpanel .content .hide-show-handler {</text:span></text:p>
      <text:p text:style-name="P8">    <text:span text:style-name="T9">position: absolute;</text:span></text:p>
      <text:p text:style-name="P8">    <text:span text:style-name="T9">top: calc(5% - 20px);</text:span></text:p>
      <text:p text:style-name="P8"><text:soft-page-break/>    <text:span text:style-name="T9">right: -22px;</text:span></text:p>
      <text:p text:style-name="P8">    <text:span text:style-name="T9">width: 20px;</text:span></text:p>
      <text:p text:style-name="P8">    <text:span text:style-name="T9">height: 80px;</text:span></text:p>
      <text:p text:style-name="P8">    <text:span text:style-name="T9">background: #7bc7fa;</text:span></text:p>
      <text:p text:style-name="P8">    <text:span text:style-name="T9">border: 1px solid #1c7bf8;</text:span></text:p>
      <text:p text:style-name="P8">    <text:span text:style-name="T9">border-top-right-radius: 3px;</text:span></text:p>
      <text:p text:style-name="P8">    <text:span text:style-name="T9">border-bottom-right-radius: 3px;</text:span></text:p>
      <text:p text:style-name="P8">    <text:span text:style-name="T9">cursor: pointer;</text:span></text:p>
      <text:p text:style-name="P8">  </text:p>
      <text:p text:style-name="P8">    <text:span text:style-name="T9">background-size: 10px;</text:span></text:p>
      <text:p text:style-name="P8">    <text:span text:style-name="T9">background-repeat: no-repeat;</text:span></text:p>
      <text:p text:style-name="P8">    <text:span text:style-name="T9">background-position: center center;</text:span></text:p>
      <text:p text:style-name="P8">  <text:span text:style-name="T9">}</text:span></text:p>
      <text:p text:style-name="P8">  </text:p>
      <text:p text:style-name="P8">  <text:span text:style-name="T9">.toolpanel.closed .content .hide-show-handler {</text:span></text:p>
      <text:p text:style-name="P8">    <text:span text:style-name="T9">background: #7bc7fa;</text:span></text:p>
      <text:p text:style-name="P8">    <text:span text:style-name="T9">border: 1px solid #1c7bf8;</text:span></text:p>
      <text:p text:style-name="P8">  <text:span text:style-name="T9">}</text:span></text:p>
      <text:p text:style-name="P8">  </text:p>
      <text:p text:style-name="P8">  <text:span text:style-name="T9">.spectrum.with-add-on {</text:span></text:p>
      <text:p text:style-name="P8">    <text:span text:style-name="T9">width: 40px;</text:span></text:p>
      <text:p text:style-name="P8">  <text:span text:style-name="T9">}</text:span></text:p>
      <text:p text:style-name="P8">  </text:p>
      <text:p text:style-name="P8">  <text:span text:style-name="T9">#shapes-panel .button {</text:span></text:p>
      <text:p text:style-name="P8">    <text:span text:style-name="T9">cursor: pointer;</text:span></text:p>
      <text:p text:style-name="P8">    <text:span text:style-name="T9">line-height: 0;</text:span></text:p>
      <text:p text:style-name="P8">    <text:span text:style-name="T9">overflow: hidden;</text:span></text:p>
      <text:p text:style-name="P8">    <text:span text:style-name="T9">padding: 0;</text:span></text:p>
      <text:p text:style-name="P8">    <text:span text:style-name="T9">width: 32px;</text:span></text:p>
      <text:p text:style-name="P8">    <text:span text:style-name="T9">height: 32px;</text:span></text:p>
      <text:p text:style-name="P8"><text:soft-page-break/>    <text:span text:style-name="T9">display: inline-block;</text:span></text:p>
      <text:p text:style-name="P8">    <text:span text:style-name="T9">margin: 9px;</text:span></text:p>
      <text:p text:style-name="P8">  <text:span text:style-name="T9">}</text:span></text:p>
      <text:p text:style-name="P8">  </text:p>
      <text:p text:style-name="P8">  <text:span text:style-name="T9">#background-panel .canvas-size-setting input {</text:span></text:p>
      <text:p text:style-name="P8">    <text:span text:style-name="T9">width: 60px;</text:span></text:p>
      <text:p text:style-name="P8">    <text:span text:style-name="T9">background-color: #a0e6fc;</text:span></text:p>
      <text:p text:style-name="P8">    <text:span text:style-name="T9">border-radius: 6px;</text:span></text:p>
      <text:p text:style-name="P8">    <text:span text:style-name="T9">border: 2px solid #a4d6ff;</text:span></text:p>
      <text:p text:style-name="P8">    <text:span text:style-name="T9">padding: 4px 10px;</text:span></text:p>
      <text:p text:style-name="P8">    <text:span text:style-name="T9">line-height: 18px;</text:span></text:p>
      <text:p text:style-name="P8">    <text:span text:style-name="T9">font-size: 13px;</text:span></text:p>
      <text:p text:style-name="P8">  <text:span text:style-name="T9">}</text:span></text:p>
      <text:p text:style-name="P8">  </text:p>
      <text:p text:style-name="P8">  <text:span text:style-name="T9">#select-panel .text-section .style button,</text:span></text:p>
      <text:p text:style-name="P8">  <text:span text:style-name="T9">#select-panel .object-options button {</text:span></text:p>
      <text:p text:style-name="P8">    <text:span text:style-name="T9">padding: 0;</text:span></text:p>
      <text:p text:style-name="P8">    <text:span text:style-name="T9">width: 32px;</text:span></text:p>
      <text:p text:style-name="P8">    <text:span text:style-name="T9">height: 32px;</text:span></text:p>
      <text:p text:style-name="P8">    <text:span text:style-name="T9">background-color: #c2f3fa;</text:span></text:p>
      <text:p text:style-name="P8">    <text:span text:style-name="T9">border: 1px solid #a3ceff;</text:span></text:p>
      <text:p text:style-name="P8">    <text:span text:style-name="T9">text-align: center;</text:span></text:p>
      <text:p text:style-name="P8">    <text:span text:style-name="T9">outline: none;</text:span></text:p>
      <text:p text:style-name="P8">  <text:span text:style-name="T9">}</text:span></text:p>
      <text:p text:style-name="P8">  </text:p>
      <text:p text:style-name="P8">  <text:span text:style-name="T9">#select-panel button svg {</text:span></text:p>
      <text:p text:style-name="P8">    <text:span text:style-name="T9">opacity: .7;</text:span></text:p>
      <text:p text:style-name="P8">    <text:span text:style-name="T9">width: 18px;</text:span></text:p>
      <text:p text:style-name="P8">    <text:span text:style-name="T9">height: 18px;</text:span></text:p>
      <text:p text:style-name="P8">    <text:span text:style-name="T9">vertical-align: middle;</text:span></text:p>
      <text:p text:style-name="P8"><text:soft-page-break/>  <text:span text:style-name="T9">}</text:span></text:p>
      <text:p text:style-name="P8">  </text:p>
      <text:p text:style-name="P8">  <text:span text:style-name="T9">#select-panel .text-section .style,</text:span></text:p>
      <text:p text:style-name="P8">  <text:span text:style-name="T9">#select-panel .text-section .family,</text:span></text:p>
      <text:p text:style-name="P8">  <text:span text:style-name="T9">#select-panel .text-section .sizes,</text:span></text:p>
      <text:p text:style-name="P8">  <text:span text:style-name="T9">#select-panel .text-section .align,</text:span></text:p>
      <text:p text:style-name="P8">  <text:span text:style-name="T9">#select-panel .text-section .color {</text:span></text:p>
      <text:p text:style-name="P8">    <text:span text:style-name="T9">margin-bottom: 20px;</text:span></text:p>
      <text:p text:style-name="P8">  <text:span text:style-name="T9">}</text:span></text:p>
      <text:p text:style-name="P8">  </text:p>
      <text:p text:style-name="P8">  <text:span text:style-name="T9">#select-panel .text-section .sizes input {</text:span></text:p>
      <text:p text:style-name="P8">    <text:span text:style-name="T9">width: 50px;</text:span></text:p>
      <text:p text:style-name="P8">  <text:span text:style-name="T9">}</text:span></text:p>
      <text:p text:style-name="P8">  </text:p>
      <text:p text:style-name="P8">  <text:span text:style-name="T9">.toolpanel#select-panel .text-section,</text:span></text:p>
      <text:p text:style-name="P8">  <text:span text:style-name="T9">.toolpanel#select-panel .effect-section {</text:span></text:p>
      <text:p text:style-name="P8">    <text:span text:style-name="T9">display: none;</text:span></text:p>
      <text:p text:style-name="P8">  <text:span text:style-name="T9">}</text:span></text:p>
      <text:p text:style-name="P8">  </text:p>
      <text:p text:style-name="P8">  <text:span text:style-name="T9">.toolpanel#select-panel.type-group .border-section {</text:span></text:p>
      <text:p text:style-name="P8">    <text:span text:style-name="T9">display: none;</text:span></text:p>
      <text:p text:style-name="P8">  <text:span text:style-name="T9">}</text:span></text:p>
      <text:p text:style-name="P8">  </text:p>
      <text:p text:style-name="P8">  <text:span text:style-name="T9">.toolpanel#select-panel.type-group .fill-section {</text:span></text:p>
      <text:p text:style-name="P8">    <text:span text:style-name="T9">display: none;</text:span></text:p>
      <text:p text:style-name="P8">  <text:span text:style-name="T9">}</text:span></text:p>
      <text:p text:style-name="P8">  </text:p>
      <text:p text:style-name="P8">  <text:span text:style-name="T9">.toolpanel#select-panel.type-textbox .text-section {</text:span></text:p>
      <text:p text:style-name="P8">    <text:span text:style-name="T9">display: block;</text:span></text:p>
      <text:p text:style-name="P8">  <text:span text:style-name="T9">}</text:span></text:p>
      <text:p text:style-name="P8"><text:soft-page-break/>  </text:p>
      <text:p text:style-name="P8">  <text:span text:style-name="T9">.toolpanel#select-panel.type-textbox .fill-section {</text:span></text:p>
      <text:p text:style-name="P8">    <text:span text:style-name="T9">display: none;</text:span></text:p>
      <text:p text:style-name="P8">  <text:span text:style-name="T9">}</text:span></text:p>
      <text:p text:style-name="P8">  </text:p>
      <text:p text:style-name="P8">  <text:span text:style-name="T9">.toolpanel#select-panel.type-image .effect-section {</text:span></text:p>
      <text:p text:style-name="P8">    <text:span text:style-name="T9">display: block;</text:span></text:p>
      <text:p text:style-name="P8">  <text:span text:style-name="T9">}</text:span></text:p>
      <text:p text:style-name="P8">  </text:p>
      <text:p text:style-name="P8">  <text:span text:style-name="T9">.toolpanel#select-panel.type-image .fill-section {</text:span></text:p>
      <text:p text:style-name="P8">    <text:span text:style-name="T9">display: none;</text:span></text:p>
      <text:p text:style-name="P8">  <text:span text:style-name="T9">}</text:span></text:p>
      <text:p text:style-name="P8">  </text:p>
      <text:p text:style-name="P8">  <text:span text:style-name="T9">.custom-modal-container {</text:span></text:p>
      <text:p text:style-name="P8">    <text:span text:style-name="T9">position: absolute;</text:span></text:p>
      <text:p text:style-name="P8">    <text:span text:style-name="T9">width: 100%;</text:span></text:p>
      <text:p text:style-name="P8">    <text:span text:style-name="T9">height: 100%;</text:span></text:p>
      <text:p text:style-name="P8">    <text:span text:style-name="T9">top: 0;</text:span></text:p>
      <text:p text:style-name="P8">    <text:span text:style-name="T9">left: 0;</text:span></text:p>
      <text:p text:style-name="P8">    <text:span text:style-name="T9">background: #3333;</text:span></text:p>
      <text:p text:style-name="P8">    <text:span text:style-name="T9">display: flex;</text:span></text:p>
      <text:p text:style-name="P8">    <text:span text:style-name="T9">justify-content: center;</text:span></text:p>
      <text:p text:style-name="P8">    <text:span text:style-name="T9">align-items: center;</text:span></text:p>
      <text:p text:style-name="P8">  <text:span text:style-name="T9">}</text:span></text:p>
      <text:p text:style-name="P8">  </text:p>
      <text:p text:style-name="P8">  <text:span text:style-name="T9">.custom-modal-content {</text:span></text:p>
      <text:p text:style-name="P8">    <text:span text:style-name="T9">background: rgb(170, 227, 241);</text:span></text:p>
      <text:p text:style-name="P8">    <text:span text:style-name="T9">width: max-content;</text:span></text:p>
      <text:p text:style-name="P8">    <text:span text:style-name="T9">padding: 20px;</text:span></text:p>
      <text:p text:style-name="P8">  <text:span text:style-name="T9">}</text:span></text:p>
      <text:p text:style-name="P8"><text:soft-page-break/>  </text:p>
      <text:p text:style-name="P8">  <text:span text:style-name="T9">.custom-modal-content .button-download {</text:span></text:p>
      <text:p text:style-name="P8">    <text:span text:style-name="T9">border: 1px solid #b1eff8;</text:span></text:p>
      <text:p text:style-name="P8">    <text:span text:style-name="T9">padding: 10px;</text:span></text:p>
      <text:p text:style-name="P8">    <text:span text:style-name="T9">cursor: pointer;</text:span></text:p>
      <text:p text:style-name="P8">    <text:span text:style-name="T9">margin: 5px;</text:span></text:p>
      <text:p text:style-name="P8">    <text:span text:style-name="T9">border-radius: 3px;</text:span></text:p>
      <text:p text:style-name="P8">  <text:span text:style-name="T9">}</text:span></text:p>
      <text:p text:style-name="P8">  </text:p>
      <text:p text:style-name="P8">  <text:span text:style-name="T9">.custom-modal-content .button-download:hover {</text:span></text:p>
      <text:p text:style-name="P8">    <text:span text:style-name="T9">background: #bed7f8;</text:span></text:p>
      <text:p text:style-name="P8">    <text:span text:style-name="T9">transition: 0.3s;</text:span></text:p>
      <text:p text:style-name="P8">  <text:span text:style-name="T9">}</text:span></text:p>
      <text:p text:style-name="P8">  </text:p>
      <text:p text:style-name="P8">  <text:span text:style-name="T9">.toolpanel .input-container {</text:span></text:p>
      <text:p text:style-name="P8">    <text:span text:style-name="T9">display: flex;</text:span></text:p>
      <text:p text:style-name="P8">    <text:span text:style-name="T9">align-items: center;</text:span></text:p>
      <text:p text:style-name="P8">    <text:span text:style-name="T9">padding-top: 5px;</text:span></text:p>
      <text:p text:style-name="P8">    <text:span text:style-name="T9">padding-bottom: 5px;</text:span></text:p>
      <text:p text:style-name="P8">  <text:span text:style-name="T9">}</text:span></text:p>
      <text:p text:style-name="P8">  </text:p>
      <text:p text:style-name="P8">  <text:span text:style-name="T9">.toolpanel .input-container label {</text:span></text:p>
      <text:p text:style-name="P8">    <text:span text:style-name="T9">width: 50%;</text:span></text:p>
      <text:p text:style-name="P8">  <text:span text:style-name="T9">}</text:span></text:p>
      <text:p text:style-name="P8">  </text:p>
      <text:p text:style-name="P8">  <text:span text:style-name="T9">.toolpanel .input-container select {</text:span></text:p>
      <text:p text:style-name="P8">    <text:span text:style-name="T9">width: 50%;</text:span></text:p>
      <text:p text:style-name="P8">    <text:span text:style-name="T9">height: 29px; </text:span></text:p>
      <text:p text:style-name="P8">    <text:span text:style-name="T9">background: #bce1f1;</text:span></text:p>
      <text:p text:style-name="P8">    <text:span text:style-name="T9">border: 1px solid #52c6ec;</text:span></text:p>
      <text:p text:style-name="P8"><text:soft-page-break/>    <text:span text:style-name="T9">border-radius: 5px;</text:span></text:p>
      <text:p text:style-name="P8">    <text:span text:style-name="T9">outline: none;</text:span></text:p>
      <text:p text:style-name="P8">  <text:span text:style-name="T9">}</text:span></text:p>
      <text:p text:style-name="P8">  </text:p>
      <text:p text:style-name="P8">  <text:span text:style-name="T9">.toolpanel .input-container .sp-replacer {</text:span></text:p>
      <text:p text:style-name="P8">    <text:span text:style-name="T9">width: 50%;</text:span></text:p>
      <text:p text:style-name="P8">  <text:span text:style-name="T9">}</text:span></text:p>
      <text:p text:style-name="P8">  </text:p>
      <text:p text:style-name="P8">  <text:span text:style-name="T9">.toolpanel .input-container .custom-number-input {</text:span></text:p>
      <text:p text:style-name="P8">    <text:span text:style-name="T9">background: #cdf9ff;</text:span></text:p>
      <text:p text:style-name="P8">    <text:span text:style-name="T9">display: flex;</text:span></text:p>
      <text:p text:style-name="P8">    <text:span text:style-name="T9">align-items: center;</text:span></text:p>
      <text:p text:style-name="P8">    <text:span text:style-name="T9">padding: 1px;</text:span></text:p>
      <text:p text:style-name="P8">    <text:span text:style-name="T9">height: 30px;</text:span></text:p>
      <text:p text:style-name="P8">    <text:span text:style-name="T9">background-color: #e4fbff;</text:span></text:p>
      <text:p text:style-name="P8">    <text:span text:style-name="T9">border-radius: 6px;</text:span></text:p>
      <text:p text:style-name="P8">    <text:span text:style-name="T9">text-align: center;</text:span></text:p>
      <text:p text:style-name="P8">  <text:span text:style-name="T9">}</text:span></text:p>
      <text:p text:style-name="P8">  </text:p>
      <text:p text:style-name="P8">  <text:span text:style-name="T9">.toolpanel .input-container .custom-number-input button {</text:span></text:p>
      <text:p text:style-name="P8">    <text:span text:style-name="T9">width: 36px !important;</text:span></text:p>
      <text:p text:style-name="P8">    <text:span text:style-name="T9">height: 30px !important;</text:span></text:p>
      <text:p text:style-name="P8">    <text:span text:style-name="T9">background-color: #a2bff5;</text:span></text:p>
      <text:p text:style-name="P8">    <text:span text:style-name="T9">background-clip: padding-box;</text:span></text:p>
      <text:p text:style-name="P8">    <text:span text:style-name="T9">border-radius: 6px;</text:span></text:p>
      <text:p text:style-name="P8">    <text:span text:style-name="T9">color: #333;</text:span></text:p>
      <text:p text:style-name="P8">    <text:span text:style-name="T9">border: 1px solid transparent;</text:span></text:p>
      <text:p text:style-name="P8">    <text:span text:style-name="T9">font-size: 16px;</text:span></text:p>
      <text:p text:style-name="P8">    <text:span text:style-name="T9">cursor: pointer;</text:span></text:p>
      <text:p text:style-name="P8">    <text:span text:style-name="T9">outline: none;</text:span></text:p>
      <text:p text:style-name="P8"><text:soft-page-break/>  <text:span text:style-name="T9">}</text:span></text:p>
      <text:p text:style-name="P8">  </text:p>
      <text:p text:style-name="P8">  <text:span text:style-name="T9">.toolpanel .input-container .custom-number-input input {</text:span></text:p>
      <text:p text:style-name="P8">    <text:span text:style-name="T9">height: 30px !important;</text:span></text:p>
      <text:p text:style-name="P8">    <text:span text:style-name="T9">width: 60px !important;</text:span></text:p>
      <text:p text:style-name="P8">    <text:span text:style-name="T9">background: transparent !important;</text:span></text:p>
      <text:p text:style-name="P8">    <text:span text:style-name="T9">border: none;</text:span></text:p>
      <text:p text:style-name="P8">    <text:span text:style-name="T9">outline: none;</text:span></text:p>
      <text:p text:style-name="P8">    <text:span text:style-name="T9">text-align: center;</text:span></text:p>
      <text:p text:style-name="P8">  <text:span text:style-name="T9">}</text:span></text:p>
      <text:p text:style-name="P8">  </text:p>
      <text:p text:style-name="P8">  <text:span text:style-name="T9">.toolpanel .input-container .custom-number-input input::-webkit-outer-spin-button,</text:span></text:p>
      <text:p text:style-name="P8">  <text:span text:style-name="T9">.toolpanel .input-container .custom-number-input input::-webkit-inner-spin-button {</text:span></text:p>
      <text:p text:style-name="P8">    <text:span text:style-name="T9">-webkit-appearance: none;</text:span></text:p>
      <text:p text:style-name="P8">    <text:span text:style-name="T9">margin: 0;</text:span></text:p>
      <text:p text:style-name="P8">  <text:span text:style-name="T9">}</text:span></text:p>
      <text:p text:style-name="P8">  </text:p>
      <text:p text:style-name="P8">  <text:span text:style-name="T9">.tab-container .tabs {</text:span></text:p>
      <text:p text:style-name="P8">    <text:span text:style-name="T9">padding-top: 20px;</text:span></text:p>
      <text:p text:style-name="P8">    <text:span text:style-name="T9">padding-bottom: 20px;</text:span></text:p>
      <text:p text:style-name="P8">    <text:span text:style-name="T9">display: flex;</text:span></text:p>
      <text:p text:style-name="P8">    <text:span text:style-name="T9">justify-content: space-between;</text:span></text:p>
      <text:p text:style-name="P8">  <text:span text:style-name="T9">}</text:span></text:p>
      <text:p text:style-name="P8">  </text:p>
      <text:p text:style-name="P8">  <text:span text:style-name="T9">.tab-container .tabs .tab-label {</text:span></text:p>
      <text:p text:style-name="P8">    <text:span text:style-name="T9">font-size: 16px;</text:span></text:p>
      <text:p text:style-name="P8">    <text:span text:style-name="T9">cursor: pointer;</text:span></text:p>
      <text:p text:style-name="P8">  <text:span text:style-name="T9">}</text:span></text:p>
      <text:p text:style-name="P8">  </text:p>
      <text:p text:style-name="P8">  <text:span text:style-name="T9">.tab-container .tabs .tab-label.active {</text:span></text:p>
      <text:p text:style-name="P8"><text:soft-page-break/>    <text:span text:style-name="T9">color: black</text:span></text:p>
      <text:p text:style-name="P8">  <text:span text:style-name="T9">}</text:span></text:p>
      <text:p text:style-name="P8">  </text:p>
      <text:p text:style-name="P8">  <text:span text:style-name="T9">.gradient-orientation-container {</text:span></text:p>
      <text:p text:style-name="P8">    <text:span text:style-name="T9">padding-top: 40px;</text:span></text:p>
      <text:p text:style-name="P8">  <text:span text:style-name="T9">}</text:span></text:p>
      <text:p text:style-name="P8">  </text:p>
      <text:p text:style-name="P8">  <text:span text:style-name="T9">.drag-drop-input {</text:span></text:p>
      <text:p text:style-name="P8">    <text:span text:style-name="T9">background-color: #c1e3f0;</text:span></text:p>
      <text:p text:style-name="P8">    <text:span text:style-name="T9">width: 100%;</text:span></text:p>
      <text:p text:style-name="P8">    <text:span text:style-name="T9">box-sizing: border-box;</text:span></text:p>
      <text:p text:style-name="P8">    <text:span text:style-name="T9">border: 2px dashed #2aa5f7;</text:span></text:p>
      <text:p text:style-name="P8">    <text:span text:style-name="T9">border-radius: 6px;</text:span></text:p>
      <text:p text:style-name="P8">    <text:span text:style-name="T9">text-align: center;</text:span></text:p>
      <text:p text:style-name="P8">    <text:span text:style-name="T9">padding: 120px;</text:span></text:p>
      <text:p text:style-name="P8">  <text:span text:style-name="T9">}</text:span></text:p>
      <text:p text:style-name="P8">  </text:p>
      <text:p text:style-name="P8">  <text:span text:style-name="T9">.drag-drop-input.dragging {</text:span></text:p>
      <text:p text:style-name="P8">    <text:span text:style-name="T9">border-color: #4368a9;</text:span></text:p>
      <text:p text:style-name="P8">  <text:span text:style-name="T9">}</text:span></text:p>
      <text:p text:style-name="P6"/>
      <text:p text:style-name="P6">// ../lib/toolbar.js</text:p>
      <text:p text:style-name="P6"/>
      <text:p text:style-name="P6">//Initialize toolbar</text:p>
      <text:p text:style-name="P9">(function () {</text:p>
      <text:p text:style-name="P8">    <text:span text:style-name="T9">'use strict';</text:span></text:p>
      <text:p text:style-name="P8">    <text:span text:style-name="T9">var defaultButtons = [{</text:span></text:p>
      <text:p text:style-name="P8">      <text:span text:style-name="T9">name: 'select',</text:span></text:p>
      <text:p text:style-name="P8">      <text:span text:style-name="T9">title: 'Select/move object (V)',</text:span></text:p>
      <text:p text:style-name="P8"><text:soft-page-break/>      <text:span text:style-name="T9">icon: `&lt;svg id="Capa_1" x="0px" y="0px" viewBox="0 0 512 512" xml:space="preserve"&gt;&lt;g&gt;&lt;g&gt;&lt;path d="M423.547,323.115l-320-320c-3.051-3.051-7.637-3.947-11.627-2.304s-6.592,5.547-6.592,9.856V480 c0,4.501,2.837,8.533,7.083,10.048c4.224,1.536,8.981,0.192,11.84-3.285l85.205-104.128l56.853,123.179 c1.792,3.883,5.653,6.187,9.685,6.187c1.408,0,2.837-0.277,4.203-0.875l74.667-32c2.645-1.131,4.736-3.285,5.76-5.973 c1.024-2.688,0.939-5.675-0.277-8.299l-57.024-123.52h132.672c4.309,0,8.213-2.603,9.856-6.592 C427.515,330.752,426.598,326.187,423.547,323.115z"&gt;&lt;/path&gt;&lt;/g&gt;&lt;/g&gt;&lt;/svg&gt;`</text:span></text:p>
      <text:p text:style-name="P8">    <text:span text:style-name="T9">}, {</text:span></text:p>
      <text:p text:style-name="P8">      <text:span text:style-name="T9">name: 'shapes',</text:span></text:p>
      <text:p text:style-name="P8">      <text:span text:style-name="T9">title: 'Shapes',</text:span></text:p>
      <text:p text:style-name="P8">      <text:span text:style-name="T9">icon: `&lt;svg id="Capa_1" x="0px" y="0px" viewBox="0 0 490.927 490.927" xml:space="preserve"&gt;&lt;path d="M336.738,178.502c-12.645,0-24.852,1.693-36.627,4.582L202.57,11.786c-5.869-10.321-22.84-10.321-28.709,0L2.163,313.311 c-2.906,5.105-2.889,11.385,0.078,16.466c2.953,5.088,8.389,8.216,14.275,8.216l166.314,0.009 c2.818,82.551,70.688,148.88,153.906,148.88c85.012,0,154.19-69.167,154.19-154.186S421.749,178.502,336.738,178.502z  M44.917,304.964l143.299-251.63L331.515,304.97L44.917,304.964z"&gt;&lt;/path&gt;&lt;/svg&gt;`</text:span></text:p>
      <text:p text:style-name="P8">    <text:span text:style-name="T9">}, {</text:span></text:p>
      <text:p text:style-name="P8">      <text:span text:style-name="T9">name: 'draw',</text:span></text:p>
      <text:p text:style-name="P8">      <text:span text:style-name="T9">title: 'Free draw',</text:span></text:p>
      <text:p text:style-name="P8">      <text:span text:style-name="T9">icon: `&lt;svg height="512pt" viewBox="0 -3 512 512" width="512pt"&gt;&lt;g id="surface1"&gt;&lt;path d="M 497.171875 86.429688 C 506.734375 76.867188 512 64.152344 512 50.628906 C 512 37.105469 506.734375 24.390625 497.171875 14.828125 C 487.609375 5.265625 474.894531 0 461.371094 0 C 447.847656 0 435.132812 5.265625 425.570312 14.828125 L 198.296875 242.105469 L 269.894531 313.703125 Z M 497.171875 86.429688 " style="stroke: none; fill-rule: nonzero; fill: rgb(0, 0, 0); fill-opacity: 1;"&gt;&lt;/path&gt;&lt;path d="M 65.839844 506.65625 </text:span><text:soft-page-break/><text:span text:style-name="T9">C 92.171875 507.21875 130.371094 496.695312 162.925781 459.074219 C 164.984375 456.691406 166.894531 454.285156 168.664062 451.855469 C 179.460938 435.875 184.695312 418.210938 183.855469 400.152344 C 182.945312 380.5625 174.992188 362.324219 161.460938 348.796875 C 150.28125 337.613281 134.722656 331.457031 117.648438 331.457031 C 95.800781 331.457031 73.429688 341.296875 56.277344 358.449219 C 31.574219 383.152344 31.789062 404.234375 31.976562 422.839844 C 32.15625 440.921875 32.316406 456.539062 11.101562 480.644531 L 0 493.257812 C 0 493.257812 26.828125 505.820312 65.839844 506.65625 Z M 65.839844 506.65625 " style="stroke: none; fill-rule: nonzero; fill: rgb(0, 0, 0); fill-opacity: 1;"&gt;&lt;/path&gt;&lt;path d="M 209.980469 373.621094 L 248.496094 335.101562 L 176.894531 263.503906 L 137.238281 303.160156 C 154.691406 306.710938 170.464844 315 182.859375 327.394531 C 195.746094 340.285156 205.003906 356.1875 209.980469 373.621094 Z M 209.980469 373.621094 " style="stroke: none; fill-rule: nonzero; fill: rgb(0, 0, 0); fill-opacity: 1;"&gt;&lt;/path&gt;&lt;/g&gt;&lt;/svg&gt;`</text:span></text:p>
      <text:p text:style-name="P8">    <text:span text:style-name="T9">}, {</text:span></text:p>
      <text:p text:style-name="P8">      <text:span text:style-name="T9">name: 'line',</text:span></text:p>
      <text:p text:style-name="P8">      <text:span text:style-name="T9">title: 'Line',</text:span></text:p>
      <text:p text:style-name="P8">      <text:span text:style-name="T9">icon: `&lt;svg id="Capa_1" x="0px" y="0px" viewBox="0 0 512 512" xml:space="preserve"&gt;&lt;path d="M349.091,0v124.516L124.516,349.091H0V512h162.909V387.484l224.574-224.574H512V0H349.091z M54.303,457.696v-54.303 h54.303v54.303H54.303z M457.696,108.605h-54.303V54.303h54.303V108.605z"&gt;&lt;/path&gt;&lt;/svg&gt;`</text:span></text:p>
      <text:p text:style-name="P8">    <text:span text:style-name="T9">},  {</text:span></text:p>
      <text:p text:style-name="P8">      <text:span text:style-name="T9">name: 'textbox',</text:span></text:p>
      <text:p text:style-name="P8">      <text:span text:style-name="T9">title: 'Text box',</text:span></text:p>
      <text:p text:style-name="P8">      <text:span text:style-name="T9">icon: `&lt;svg id="Capa_1" x="0px" y="0px" viewBox="0 0 512 512" xml:space="preserve"&gt;&lt;g&gt;&lt;g&gt;&lt;path d="M497,90c8.291,0,15-6.709,15-15V15c0-8.291-6.709-15-15-15h-60c-8.291,0-15,6.709-15,15v15H90V15c0-8.401-6.599-15-15-15 H15C6.599,0,0,6.599,0,15v60c0,8.399,6.599,15,15,15h15v332H15c-8.291,0-</text:span><text:soft-page-break/><text:span text:style-name="T9">15,6.709-15,15v60c0,8.291,6.709,15,15,15h60 c8.291,0,15-6.709,15-15v-15h332v15c0,8.399,6.599,15,15,15h60c8.401,0,15-6.601,15-15v-60c0-8.401-6.599-15-15-15h-15V90H497z  M452,422h-15c-8.401,0-15,6.599-15,15v15H90v-15c0-8.291-6.709-15-15-15H60V90h15c8.401,0,15-6.601,15-15V60h332v15 c0,8.291,6.709,15,15,15h15V422z"&gt;&lt;/path&gt;&lt;/g&gt;&lt;/g&gt;&lt;g&gt;&lt;g&gt;&lt;path d="M361,105H151c-8.291,0-15,6.709-15,15v60c0,6.064,3.647,11.543,9.258,13.857c5.625,2.329,12.056,1.04,16.348-3.252 L187.211,165H226v176.459l-27.48,42.221c-3.062,4.6-3.354,10.518-0.747,15.396S205.463,407,211,407h90 c5.537,0,10.62-3.047,13.228-7.925c2.608-4.878,2.314-10.796-0.747-15.396L286,341.459V165h38.789l25.605,25.605 c4.307,4.307,10.781,5.596,16.348,3.252c5.61-2.314,9.258-7.793,9.258-13.857v-60C376,111.709,369.291,105,361,105z"&gt;&lt;/path&gt;&lt;/g&gt;&lt;/g&gt;&lt;/svg&gt;`</text:span></text:p>
      <text:p text:style-name="P8">    <text:span text:style-name="T9">}, {</text:span></text:p>
      <text:p text:style-name="P8">      <text:span text:style-name="T9">name: 'upload',</text:span></text:p>
      <text:p text:style-name="P8">      <text:span text:style-name="T9">title: 'Upload image',</text:span></text:p>
      <text:p text:style-name="P8">      <text:span text:style-name="T9">icon: `&lt;svg id="Capa_1" x="0px" y="0px" viewBox="0 0 512 512" xml:space="preserve"&gt;&lt;path d="M412.907,214.08C398.4,140.693,333.653,85.333,256,85.333c-61.653,0-115.093,34.987-141.867,86.08 C50.027,178.347,0,232.64,0,298.667c0,70.72,57.28,128,128,128h277.333C464.213,426.667,512,378.88,512,320 C512,263.68,468.16,218.027,412.907,214.08z M298.667,277.333v85.333h-85.333v-85.333h-64L256,170.667l106.667,106.667H298.667z"&gt;&lt;/path&gt;&lt;/svg&gt;`</text:span></text:p>
      <text:p text:style-name="P8">    <text:span text:style-name="T9">}, {</text:span></text:p>
      <text:p text:style-name="P8">      <text:span text:style-name="T9">name: 'background',</text:span></text:p>
      <text:p text:style-name="P8">      <text:span text:style-name="T9">title: 'Canvas option',</text:span></text:p>
      <text:p text:style-name="P8">      <text:span text:style-name="T9">icon: `&lt;svg height="512pt" viewBox="0 0 512 512" width="512pt"&gt;&lt;path d="m499.953125 197.703125-39.351563-8.554687c-3.421874-10.476563-7.660156-20.695313-12.664062-30.539063l21.785156-33.886719c3.890625-6.054687 3.035156-14.003906-2.050781-19.089844l-61.304687-61.304687c-5.085938-</text:span><text:soft-page-break/><text:span text:style-name="T9">5.085937-13.035157-5.941406-19.089844-2.050781l-33.886719 21.785156c-9.84375-5.003906-20.0625-9.242188-30.539063-12.664062l-8.554687-39.351563c-1.527344-7.03125-7.753906-12.046875-14.949219-12.046875h-86.695312c-7.195313 0-13.421875 5.015625-14.949219 12.046875l-8.554687 39.351563c-10.476563 3.421874-20.695313 7.660156-30.539063 12.664062l-33.886719-21.785156c-6.054687-3.890625-14.003906-3.035156-19.089844 2.050781l-61.304687 61.304687c-5.085937 5.085938-5.941406 13.035157-2.050781 19.089844l21.785156 33.886719c-5.003906 9.84375-9.242188 20.0625-12.664062 30.539063l-39.351563 8.554687c-7.03125 1.53125-12.046875 7.753906-12.046875 14.949219v86.695312c0 7.195313 5.015625 13.417969 12.046875 14.949219l39.351563 8.554687c3.421874 10.476563 7.660156 20.695313 12.664062 30.539063l-21.785156 33.886719c-3.890625 6.054687-3.035156 14.003906 2.050781 19.089844l61.304687 61.304687c5.085938 5.085937 13.035157 5.941406 19.089844 2.050781l33.886719-21.785156c9.84375 5.003906 20.0625 9.242188 30.539063 12.664062l8.554687 39.351563c1.527344 7.03125 7.753906 12.046875 14.949219 12.046875h86.695312c7.195313 0 13.421875-5.015625 14.949219-12.046875l8.554687-39.351563c10.476563-3.421874 20.695313-7.660156 30.539063-12.664062l33.886719 21.785156c6.054687 3.890625 14.003906 3.039063 19.089844-2.050781l61.304687-61.304687c5.085937-5.085938 5.941406-13.035157 2.050781-19.089844l-21.785156-33.886719c5.003906-9.84375 9.242188-20.0625 12.664062-30.539063l39.351563-8.554687c7.03125-1.53125 12.046875-7.753906 12.046875-14.949219v-86.695312c0-7.195313-5.015625-13.417969-12.046875-14.949219zm-152.160156 58.296875c0 50.613281-41.179688 91.792969-91.792969 91.792969s-91.792969-41.179688-91.792969-91.792969 41.179688-91.792969 91.792969-91.792969 91.792969 41.179688 91.792969 91.792969zm0 0"&gt;&lt;/path&gt;&lt;/svg&gt;`</text:span></text:p>
      <text:p text:style-name="P8">    <text:span text:style-name="T9">}]</text:span></text:p>
      <text:p text:style-name="P8">    <text:span text:style-name="T9">const defaultExtendedButtons = [{</text:span></text:p>
      <text:p text:style-name="P8">      <text:span text:style-name="T9">name: 'undo',</text:span></text:p>
      <text:p text:style-name="P8">      <text:span text:style-name="T9">title: 'Undo',</text:span></text:p>
      <text:p text:style-name="P8"><text:soft-page-break/>      <text:span text:style-name="T9">icon: `&lt;svg id="Capa_1" x="0px" y="0px" viewBox="0 0 512.011 512.011" xml:space="preserve"&gt;&lt;path d="M511.136,286.255C502.08,194.863,419.84,128.015,328,128.015H192v-80c0-6.144-3.52-11.744-9.056-14.432 c-5.568-2.656-12.128-1.952-16.928,1.92l-160,128C2.208,166.575,0,171.151,0,176.015s2.208,9.44,5.984,12.512l160,128 c2.912,2.304,6.464,3.488,10.016,3.488c2.368,0,4.736-0.512,6.944-1.568c5.536-2.688,9.056-8.288,9.056-14.432v-80h139.392 c41.856,0,80,30.08,84.192,71.712c4.832,47.872-32.704,88.288-79.584,88.288H208c-8.832,0-16,7.168-16,16v64 c0,8.832,7.168,16,16,16h128C438.816,480.015,521.472,391.151,511.136,286.255z"&gt;&lt;/path&gt;&lt;/svg&gt;`</text:span></text:p>
      <text:p text:style-name="P8">    <text:span text:style-name="T9">}, {</text:span></text:p>
      <text:p text:style-name="P8">      <text:span text:style-name="T9">name: 'redo',</text:span></text:p>
      <text:p text:style-name="P8">      <text:span text:style-name="T9">title: 'Redo',</text:span></text:p>
      <text:p text:style-name="P8">      <text:span text:style-name="T9">icon: `&lt;svg id="Capa_1" x="0px" y="0px" viewBox="0 0 512.011 512.011" xml:space="preserve" style="transform: scale(-1, 1);"&gt;&lt;path d="M511.136,286.255C502.08,194.863,419.84,128.015,328,128.015H192v-80c0-6.144-3.52-11.744-9.056-14.432             c-5.568-2.656-12.128-1.952-16.928,1.92l-160,128C2.208,166.575,0,171.151,0,176.015s2.208,9.44,5.984,12.512l160,128             c2.912,2.304,6.464,3.488,10.016,3.488c2.368,0,4.736-0.512,6.944-1.568c5.536-2.688,9.056-8.288,9.056-14.432v-80h139.392             c41.856,0,80,30.08,84.192,71.712c4.832,47.872-32.704,88.288-79.584,88.288H208c-8.832,0-16,7.168-16,16v64             c0,8.832,7.168,16,16,16h128C438.816,480.015,521.472,391.151,511.136,286.255z"&gt;&lt;/path&gt;&lt;/svg&gt;`</text:span></text:p>
      <text:p text:style-name="P8">    <text:span text:style-name="T9">}, {</text:span></text:p>
      <text:p text:style-name="P8">      <text:span text:style-name="T9">name: 'save',</text:span></text:p>
      <text:p text:style-name="P8">      <text:span text:style-name="T9">title: 'Save',</text:span></text:p>
      <text:p text:style-name="P8">      <text:span text:style-name="T9">icon: `&lt;svg id="Capa_1" x="0px" y="0px" width="128px" height="128px" viewBox="0 0 490.434 490.433" xml:space="preserve"&gt;&lt;g&gt;&lt;path </text:span><text:soft-page-break/><text:span text:style-name="T9">d="M472.003,58.36l-13.132-11.282c-21.798-18.732-54.554-16.644-73.799,4.697L165.39,295.359l-66.312-57.112 c-21.775-18.753-54.536-16.707-73.804,4.611l-11.611,12.848c-9.416,10.413-14.305,24.149-13.595,38.18 c0.717,14.023,6.973,27.188,17.402,36.6l121.553,111.311c10.524,9.883,24.628,15.037,39.044,14.272 c14.416-0.763,27.894-7.386,37.311-18.329l262.245-304.71c9.162-10.646,13.717-24.494,12.661-38.496 C489.229,80.522,482.655,67.512,472.003,58.36z"&gt;&lt;/path&gt;&lt;/g&gt;&lt;/svg&gt;`</text:span></text:p>
      <text:p text:style-name="P8">    <text:span text:style-name="T9">}, {</text:span></text:p>
      <text:p text:style-name="P8">      <text:span text:style-name="T9">name: 'download',</text:span></text:p>
      <text:p text:style-name="P8">      <text:span text:style-name="T9">title: 'Download',</text:span></text:p>
      <text:p text:style-name="P8">      <text:span text:style-name="T9">icon: `&lt;svg id="Capa_1" x="0px" y="0px" width="128px" height="128px" viewBox="0 0 512.171 512.171" xml:space="preserve"&gt;&lt;g&gt;&lt;g&gt;&lt;path d="M479.046,283.925c-1.664-3.989-5.547-6.592-9.856-6.592H352.305V10.667C352.305,4.779,347.526,0,341.638,0H170.971 c-5.888,0-10.667,4.779-10.667,10.667v266.667H42.971c-4.309,0-8.192,2.603-9.856,6.571c-1.643,3.989-0.747,8.576,2.304,11.627 l212.8,213.504c2.005,2.005,4.715,3.136,7.552,3.136s5.547-1.131,7.552-3.115l213.419-213.504 C479.793,292.501,480.71,287.915,479.046,283.925z"&gt;&lt;/path&gt;&lt;/g&gt;&lt;/g&gt;&lt;/svg&gt;`</text:span></text:p>
      <text:p text:style-name="P8">    <text:span text:style-name="T9">}, {</text:span></text:p>
      <text:p text:style-name="P8">      <text:span text:style-name="T9">name: 'clear',</text:span></text:p>
      <text:p text:style-name="P8">      <text:span text:style-name="T9">title: 'Clear',</text:span></text:p>
      <text:p text:style-name="P8">      <text:span text:style-name="T9">icon: `&lt;svg width="128px" height="128px" viewBox="0 0 365.696 365.696"&gt;&lt;path d="m243.1875 182.859375 113.132812-113.132813c12.5-12.5 12.5-32.765624 0-45.246093l-15.082031-15.082031c-12.503906-12.503907-32.769531-12.503907-45.25 0l-113.128906 113.128906-113.132813-113.152344c-12.5-12.5-32.765624-12.5-45.246093 0l-15.105469 15.082031c-12.5 12.503907-12.5 32.769531 0 45.25l113.152344 113.152344-113.128906 113.128906c-12.503907 12.503907-12.503907 32.769531 0 45.25l15.082031 15.082031c12.5 12.5 32.765625 12.5 45.246093 0l113.132813-113.132812 113.128906 113.132812c12.503907 12.5 </text:span><text:soft-page-break/><text:span text:style-name="T9">32.769531 12.5 45.25 0l15.082031-15.082031c12.5-12.503906 12.5-32.769531 0-45.25zm0 0"&gt;&lt;/path&gt;&lt;/svg&gt;`</text:span></text:p>
      <text:p text:style-name="P8">    <text:span text:style-name="T9">}]</text:span></text:p>
      <text:p text:style-name="P8">    <text:span text:style-name="T9">var toolbar = function () {</text:span></text:p>
      <text:p text:style-name="P8">      <text:span text:style-name="T9">const _self = this;</text:span></text:p>
      <text:p text:style-name="P8">      <text:span text:style-name="T9">let buttons = [];</text:span></text:p>
      <text:p text:style-name="P8">      <text:span text:style-name="T9">let extendedButtons = [];</text:span></text:p>
      <text:p text:style-name="P8">      <text:span text:style-name="T9">if (Array.isArray(this.buttons) &amp;&amp; this.buttons.length) {</text:span></text:p>
      <text:p text:style-name="P8">        <text:span text:style-name="T9">defaultButtons.forEach(item =&gt; {</text:span></text:p>
      <text:p text:style-name="P8">          <text:span text:style-name="T9">if (this.buttons.includes(item.name)) buttons.push(item);</text:span></text:p>
      <text:p text:style-name="P8">        <text:span text:style-name="T9">});</text:span></text:p>
      <text:p text:style-name="P8">        <text:span text:style-name="T9">defaultExtendedButtons.forEach(item =&gt; {</text:span></text:p>
      <text:p text:style-name="P8">          <text:span text:style-name="T9">if (this.buttons.includes(item.name)) extendedButtons.push(item);</text:span></text:p>
      <text:p text:style-name="P8">        <text:span text:style-name="T9">})</text:span></text:p>
      <text:p text:style-name="P8">      <text:span text:style-name="T9">} else {</text:span></text:p>
      <text:p text:style-name="P8">        <text:span text:style-name="T9">buttons = defaultButtons;</text:span></text:p>
      <text:p text:style-name="P8">        <text:span text:style-name="T9">extendedButtons = defaultExtendedButtons;</text:span></text:p>
      <text:p text:style-name="P8">      <text:span text:style-name="T9">}</text:span></text:p>
      <text:p text:style-name="P8">      <text:span text:style-name="T9">try {</text:span></text:p>
      <text:p text:style-name="P8">        <text:span text:style-name="T9">this.containerEl.append(`&lt;div class="toolbar" id="toolbar"&gt;&lt;div class="main-buttons"&gt;&lt;/div&gt;&lt;div class="extended-buttons"&gt;&lt;/div&gt;&lt;/div&gt;`);</text:span></text:p>
      <text:p text:style-name="P8">        <text:span text:style-name="T9">// main buttons</text:span></text:p>
      <text:p text:style-name="P8">        <text:span text:style-name="T9">(() =&gt; {</text:span></text:p>
      <text:p text:style-name="P8">          <text:span text:style-name="T9">buttons.forEach(item =&gt; {</text:span></text:p>
      <text:p text:style-name="P8">            <text:span text:style-name="T9">$(`${this.containerSelector} #toolbar .main-buttons`).append(`&lt;button id="${item.name}"&gt;${item.icon}&lt;/button&gt;`);</text:span></text:p>
      <text:p text:style-name="P8">          <text:span text:style-name="T9">})</text:span></text:p>
      <text:p text:style-name="P8">          <text:span text:style-name="T9">$(`${this.containerSelector} #toolbar .main-buttons button`).click(function () {</text:span></text:p>
      <text:p text:style-name="P8">            <text:span text:style-name="T9">let id = $(this).attr('id');</text:span></text:p>
      <text:p text:style-name="P8">            <text:span text:style-name="T9">$(`${_self.containerSelector} #toolbar button`).removeClass('active');</text:span></text:p>
      <text:p text:style-name="P8"><text:soft-page-break/>            <text:span text:style-name="T9">$(`${_self.containerSelector} #toolbar button#${id}`).addClass('active');</text:span></text:p>
      <text:p text:style-name="P8">            <text:span text:style-name="T9">_self.setActiveTool(id);</text:span></text:p>
      <text:p text:style-name="P8">          <text:span text:style-name="T9">})</text:span></text:p>
      <text:p text:style-name="P8">        <text:span text:style-name="T9">})();</text:span></text:p>
      <text:p text:style-name="P8">        <text:span text:style-name="T9">// extended buttons</text:span></text:p>
      <text:p text:style-name="P8">        <text:span text:style-name="T9">(() =&gt; {</text:span></text:p>
      <text:p text:style-name="P8">          <text:span text:style-name="T9">extendedButtons.forEach(item =&gt; {</text:span></text:p>
      <text:p text:style-name="P8">            <text:span text:style-name="T9">$(`${this.containerSelector} #toolbar .extended-buttons`).append(`&lt;button id="${item.name}"&gt;${item.icon}&lt;/button&gt;`);</text:span></text:p>
      <text:p text:style-name="P8">          <text:span text:style-name="T9">})</text:span></text:p>
      <text:p text:style-name="P8">          <text:span text:style-name="T9">$(`${this.containerSelector} #toolbar .extended-buttons button`).click(function () {</text:span></text:p>
      <text:p text:style-name="P8">            <text:span text:style-name="T9">let id = $(this).attr('id');</text:span></text:p>
      <text:p text:style-name="P8">            <text:span text:style-name="T9">if (id === 'save') {</text:span></text:p>
      <text:p text:style-name="P8">              <text:span text:style-name="T9">if (window.confirm('The current canvas will be saved in your local! Are you sure?')) {</text:span></text:p>
      <text:p text:style-name="P8">                <text:span text:style-name="T9">saveInBrowser.save('canvasEditor', _self.canvas.toJSON());</text:span></text:p>
      <text:p text:style-name="P8">              <text:span text:style-name="T9">}</text:span></text:p>
      <text:p text:style-name="P8">            <text:span text:style-name="T9">} else if (id === 'clear') {</text:span></text:p>
      <text:p text:style-name="P8">              <text:span text:style-name="T9">if (window.confirm('This will clear the canvas! Are you sure?')) {</text:span></text:p>
      <text:p text:style-name="P8">                <text:span text:style-name="T9">_self.canvas.clear(), saveInBrowser.remove('canvasEditor');</text:span></text:p>
      <text:p text:style-name="P8">              <text:span text:style-name="T9">}</text:span></text:p>
      <text:p text:style-name="P8">            <text:span text:style-name="T9">} else if (id === 'download') {</text:span></text:p>
      <text:p text:style-name="P8">              <text:span text:style-name="T9">$('body').append(`&lt;div class="custom-modal-container"&gt;</text:span></text:p>
      <text:p text:style-name="P8">                <text:span text:style-name="T9">&lt;div class="custom-modal-content"&gt;</text:span></text:p>
      <text:p text:style-name="P8">                  <text:span text:style-name="T9">&lt;div class="button-download" id="png"&gt;Download as PNG&lt;/div&gt;</text:span></text:p>
      <text:p text:style-name="P8">                  <text:span text:style-name="T9">&lt;div class="button-download" id="jpg"&gt;Download as JPG&lt;/div&gt;</text:span></text:p>
      <text:p text:style-name="P8">                <text:span text:style-name="T9">&lt;/div&gt;</text:span></text:p>
      <text:p text:style-name="P8">              <text:span text:style-name="T9">&lt;/div&gt;`)</text:span></text:p>
      <text:p text:style-name="P8">              <text:span text:style-name="T9">$(".custom-modal-container").click(function () {</text:span></text:p>
      <text:p text:style-name="P8"><text:soft-page-break/>                <text:span text:style-name="T9">$(this).remove();</text:span></text:p>
      <text:p text:style-name="P8">              <text:span text:style-name="T9">})</text:span></text:p>
      <text:p text:style-name="P8">              <text:span text:style-name="T9">$(".custom-modal-container .button-download").click(function (e) {</text:span></text:p>
      <text:p text:style-name="P8">                <text:span text:style-name="T9">let type = $(this).attr('id');</text:span></text:p>
      <text:p text:style-name="P8">                <text:span text:style-name="T9">if (type === 'png') downloadImage(_self.canvas.toDataURL())</text:span></text:p>
      <text:p text:style-name="P8">                <text:span text:style-name="T9">else if (type === 'jpg') downloadImage(_self.canvas.toDataURL({</text:span></text:p>
      <text:p text:style-name="P8">                  <text:span text:style-name="T9">format: 'jpeg'</text:span></text:p>
      <text:p text:style-name="P8">                <text:span text:style-name="T9">}), 'jpg', 'image/jpeg');</text:span></text:p>
      <text:p text:style-name="P8">              <text:span text:style-name="T9">})</text:span></text:p>
      <text:p text:style-name="P8">            <text:span text:style-name="T9">} else if (id === 'undo') _self.undo();</text:span></text:p>
      <text:p text:style-name="P8">            <text:span text:style-name="T9">else if (id === 'redo') _self.redo();</text:span></text:p>
      <text:p text:style-name="P8">          <text:span text:style-name="T9">})</text:span></text:p>
      <text:p text:style-name="P8">        <text:span text:style-name="T9">})()</text:span></text:p>
      <text:p text:style-name="P8">      <text:span text:style-name="T9">} catch (_) {</text:span></text:p>
      <text:p text:style-name="P8">        <text:span text:style-name="T9">console.error("can't create toolbar");</text:span></text:p>
      <text:p text:style-name="P8">      <text:span text:style-name="T9">}</text:span></text:p>
      <text:p text:style-name="P8">    <text:span text:style-name="T9">}</text:span></text:p>
      <text:p text:style-name="P8">    <text:span text:style-name="T9">window.ImageEditor.prototype.initializeToolbar = toolbar;</text:span></text:p>
      <text:p text:style-name="P8">  <text:span text:style-name="T9">})();</text:span></text:p>
      <text:p text:style-name="P6"/>
      <text:p text:style-name="P6">// ../lib/upload.js</text:p>
      <text:p text:style-name="P6"/>
      <text:p text:style-name="P6">//Define action to upload, drag &amp; drop images into canvas</text:p>
      <text:p text:style-name="P9">(function () {</text:p>
      <text:p text:style-name="P8">    <text:span text:style-name="T9">var upload = function (canvas) {</text:span></text:p>
      <text:p text:style-name="P8">      <text:span text:style-name="T9">const _self = this;</text:span></text:p>
      <text:p text:style-name="P8">      <text:span text:style-name="T9">this.openDragDropPanel = function () {</text:span></text:p>
      <text:p text:style-name="P8">        <text:span text:style-name="T9">console.log('open drag drop panel')</text:span></text:p>
      <text:p text:style-name="P8">        <text:span text:style-name="T9">$('body').append(`&lt;div class="custom-modal-container"&gt;</text:span></text:p>
      <text:p text:style-name="P8">          <text:span text:style-name="T9">&lt;div class="custom-modal-content"&gt;</text:span></text:p>
      <text:p text:style-name="P8"><text:soft-page-break/>            <text:span text:style-name="T9">&lt;div class="drag-drop-input"&gt;</text:span></text:p>
      <text:p text:style-name="P8">              <text:span text:style-name="T9">&lt;div&gt;Drag &amp; drop files&lt;br&gt;or click to browse.&lt;br&gt;JPG or PNG only!&lt;/div&gt;</text:span></text:p>
      <text:p text:style-name="P8">            <text:span text:style-name="T9">&lt;/div&gt;</text:span></text:p>
      <text:p text:style-name="P8">          <text:span text:style-name="T9">&lt;/div&gt;</text:span></text:p>
      <text:p text:style-name="P8">        <text:span text:style-name="T9">&lt;/div&gt;`)</text:span></text:p>
      <text:p text:style-name="P8">        <text:span text:style-name="T9">$('.custom-modal-container').click(function () {</text:span></text:p>
      <text:p text:style-name="P8">          <text:span text:style-name="T9">$(this).remove()</text:span></text:p>
      <text:p text:style-name="P8">        <text:span text:style-name="T9">})</text:span></text:p>
      <text:p text:style-name="P8">        <text:span text:style-name="T9">$('.drag-drop-input').click(function () {</text:span></text:p>
      <text:p text:style-name="P8">          <text:span text:style-name="T9">console.log('click drag drop')</text:span></text:p>
      <text:p text:style-name="P8">          <text:span text:style-name="T9">$(`${_self.containerSelector} #btn-image-upload`).click();</text:span></text:p>
      <text:p text:style-name="P8">        <text:span text:style-name="T9">})</text:span></text:p>
      <text:p text:style-name="P8">        <text:span text:style-name="T9">$(".drag-drop-input").on("dragover", function (event) {</text:span></text:p>
      <text:p text:style-name="P8">          <text:span text:style-name="T9">event.preventDefault();</text:span></text:p>
      <text:p text:style-name="P8">          <text:span text:style-name="T9">event.stopPropagation();</text:span></text:p>
      <text:p text:style-name="P8">          <text:span text:style-name="T9">$(this).addClass('dragging');</text:span></text:p>
      <text:p text:style-name="P8">        <text:span text:style-name="T9">});</text:span></text:p>
      <text:p text:style-name="P8">        <text:span text:style-name="T9">$(".drag-drop-input").on("dragleave", function (event) {</text:span></text:p>
      <text:p text:style-name="P8">          <text:span text:style-name="T9">event.preventDefault();</text:span></text:p>
      <text:p text:style-name="P8">          <text:span text:style-name="T9">event.stopPropagation();</text:span></text:p>
      <text:p text:style-name="P8">          <text:span text:style-name="T9">$(this).removeClass('dragging');</text:span></text:p>
      <text:p text:style-name="P8">        <text:span text:style-name="T9">});</text:span></text:p>
      <text:p text:style-name="P8">        <text:span text:style-name="T9">$(".drag-drop-input").on("drop", function (event) {</text:span></text:p>
      <text:p text:style-name="P8">          <text:span text:style-name="T9">event.preventDefault();</text:span></text:p>
      <text:p text:style-name="P8">          <text:span text:style-name="T9">event.stopPropagation();</text:span></text:p>
      <text:p text:style-name="P8">          <text:span text:style-name="T9">$(this).removeClass('dragging');</text:span></text:p>
      <text:p text:style-name="P8">          <text:span text:style-name="T9">if (event.originalEvent.dataTransfer) {</text:span></text:p>
      <text:p text:style-name="P8">            <text:span text:style-name="T9">if (event.originalEvent.dataTransfer.files.length) {</text:span></text:p>
      <text:p text:style-name="P8">              <text:span text:style-name="T9">let files = event.originalEvent.dataTransfer.files</text:span></text:p>
      <text:p text:style-name="P8">              <text:span text:style-name="T9">processFiles(files);</text:span></text:p>
      <text:p text:style-name="P8"><text:soft-page-break/>              <text:span text:style-name="T9">$('.custom-modal-container').remove();</text:span></text:p>
      <text:p text:style-name="P8">            <text:span text:style-name="T9">}</text:span></text:p>
      <text:p text:style-name="P8">          <text:span text:style-name="T9">}</text:span></text:p>
      <text:p text:style-name="P8">        <text:span text:style-name="T9">});</text:span></text:p>
      <text:p text:style-name="P8">      <text:span text:style-name="T9">}</text:span></text:p>
      <text:p text:style-name="P8">      <text:span text:style-name="T9">const processFiles = (files) =&gt; {</text:span></text:p>
      <text:p text:style-name="P8">        <text:span text:style-name="T9">if (files.length === 0) return;</text:span></text:p>
      <text:p text:style-name="P8">        <text:span text:style-name="T9">const allowedTypes = ['image/jpeg', 'image/png']</text:span></text:p>
      <text:p text:style-name="P8">        <text:span text:style-name="T9">for (let file of files) {</text:span></text:p>
      <text:p text:style-name="P8">          <text:span text:style-name="T9">// check type</text:span></text:p>
      <text:p text:style-name="P8">          <text:span text:style-name="T9">if (!allowedTypes.includes(file.type)) continue</text:span></text:p>
      <text:p text:style-name="P8">          <text:span text:style-name="T9">let reader = new FileReader()</text:span></text:p>
      <text:p text:style-name="P8">          <text:span text:style-name="T9">// handle image, read file, add to canvas</text:span></text:p>
      <text:p text:style-name="P8">          <text:span text:style-name="T9">reader.onload = (f) =&gt; {</text:span></text:p>
      <text:p text:style-name="P8">            <text:span text:style-name="T9">fabric.Image.fromURL(f.target.result, (img) =&gt; {</text:span></text:p>
      <text:p text:style-name="P8">              <text:span text:style-name="T9">img.set({</text:span></text:p>
      <text:p text:style-name="P8">                <text:span text:style-name="T9">left: 0,</text:span></text:p>
      <text:p text:style-name="P8">                <text:span text:style-name="T9">top: 0</text:span></text:p>
      <text:p text:style-name="P8">              <text:span text:style-name="T9">})</text:span></text:p>
      <text:p text:style-name="P8">              <text:span text:style-name="T9">img.scaleToHeight(300)</text:span></text:p>
      <text:p text:style-name="P8">              <text:span text:style-name="T9">img.scaleToWidth(300)</text:span></text:p>
      <text:p text:style-name="P8">              <text:span text:style-name="T9">canvas.add(img)</text:span></text:p>
      <text:p text:style-name="P8">              <text:span text:style-name="T9">canvas.renderAll()</text:span></text:p>
      <text:p text:style-name="P8">              <text:span text:style-name="T9">canvas.trigger('object:modified')</text:span></text:p>
      <text:p text:style-name="P8">            <text:span text:style-name="T9">})</text:span></text:p>
      <text:p text:style-name="P8">          <text:span text:style-name="T9">}</text:span></text:p>
      <text:p text:style-name="P8">          <text:span text:style-name="T9">reader.readAsDataURL(file)</text:span></text:p>
      <text:p text:style-name="P8">        <text:span text:style-name="T9">}</text:span></text:p>
      <text:p text:style-name="P8">      <text:span text:style-name="T9">}</text:span></text:p>
      <text:p text:style-name="P8"><text:soft-page-break/>      <text:span text:style-name="T9">this.containerEl.append(`&lt;input id="btn-image-upload" type="file" accept="image/*" multiple hidden&gt;`);</text:span></text:p>
      <text:p text:style-name="P8">      <text:span text:style-name="T9">document.querySelector(`${this.containerSelector} #btn-image-upload`).addEventListener('change', function (e) {</text:span></text:p>
      <text:p text:style-name="P8">        <text:span text:style-name="T9">if (e.target.files.length === 0) return;</text:span></text:p>
      <text:p text:style-name="P8">        <text:span text:style-name="T9">processFiles(e.target.files)</text:span></text:p>
      <text:p text:style-name="P8">      <text:span text:style-name="T9">})</text:span></text:p>
      <text:p text:style-name="P8">    <text:span text:style-name="T9">}</text:span></text:p>
      <text:p text:style-name="P8">    <text:span text:style-name="T9">window.ImageEditor.prototype.initializeUpload = upload;</text:span></text:p>
      <text:p text:style-name="P8">  <text:span text:style-name="T9">})()</text:span></text:p>
      <text:p text:style-name="P6"/>
      <text:p text:style-name="P6">// ../lib/utils.js</text:p>
      <text:p text:style-name="P6"/>
      <text:p text:style-name="P6">//Define util functions</text:p>
      <text:p text:style-name="P9">/**</text:p>
      <text:p text:style-name="P8"> <text:span text:style-name="T9">* Get fabric js gradient from colorstops, orientation and angle</text:span></text:p>
      <text:p text:style-name="P8"> <text:span text:style-name="T9">* @param {Array} handlers array of color stops</text:span></text:p>
      <text:p text:style-name="P8"> <text:span text:style-name="T9">* @param {Number} width gradient width</text:span></text:p>
      <text:p text:style-name="P8"> <text:span text:style-name="T9">* @param {Number} height gradient height</text:span></text:p>
      <text:p text:style-name="P8"> <text:span text:style-name="T9">* @param {String} orientation orientation type linear/radial</text:span></text:p>
      <text:p text:style-name="P8"> <text:span text:style-name="T9">* @param {Number} angle the angle of linear gradient</text:span></text:p>
      <text:p text:style-name="P8"> <text:span text:style-name="T9">*/</text:span></text:p>
      <text:p text:style-name="P9">const generateFabricGradientFromColorStops = (handlers, width, height, orientation, angle) =&gt; {</text:p>
      <text:p text:style-name="P8">    <text:span text:style-name="T9">const gradAngleToCoords = (angle) =&gt; {</text:span></text:p>
      <text:p text:style-name="P8">      <text:span text:style-name="T9">let anglePI = (-parseInt(angle, 10)) * (Math.PI / 180)</text:span></text:p>
      <text:p text:style-name="P8">      <text:span text:style-name="T9">let angleCoords = {</text:span></text:p>
      <text:p text:style-name="P8">        <text:span text:style-name="T9">'x1': (Math.round(50 + Math.sin(anglePI) * 50)) / 100,</text:span></text:p>
      <text:p text:style-name="P8">        <text:span text:style-name="T9">'y1': (Math.round(50 + Math.cos(anglePI) * 50)) / 100,</text:span></text:p>
      <text:p text:style-name="P8">        <text:span text:style-name="T9">'x2': (Math.round(50 + Math.sin(anglePI + Math.PI) * 50)) / 100,</text:span></text:p>
      <text:p text:style-name="P8"><text:soft-page-break/>        <text:span text:style-name="T9">'y2': (Math.round(50 + Math.cos(anglePI + Math.PI) * 50)) / 100,</text:span></text:p>
      <text:p text:style-name="P8">      <text:span text:style-name="T9">}</text:span></text:p>
      <text:p text:style-name="P8">      <text:span text:style-name="T9">return angleCoords</text:span></text:p>
      <text:p text:style-name="P8">    <text:span text:style-name="T9">}</text:span></text:p>
      <text:p text:style-name="P8">    <text:span text:style-name="T9">let bgGradient = {};</text:span></text:p>
      <text:p text:style-name="P8">    <text:span text:style-name="T9">let colorStops = [];</text:span></text:p>
      <text:p text:style-name="P8">    <text:span text:style-name="T9">for (var i in handlers) {</text:span></text:p>
      <text:p text:style-name="P8">      <text:span text:style-name="T9">colorStops.push({</text:span></text:p>
      <text:p text:style-name="P8">        <text:span text:style-name="T9">id: i,</text:span></text:p>
      <text:p text:style-name="P8">        <text:span text:style-name="T9">color: handlers[i].color,</text:span></text:p>
      <text:p text:style-name="P8">        <text:span text:style-name="T9">offset: handlers[i].position / 100,</text:span></text:p>
      <text:p text:style-name="P8">      <text:span text:style-name="T9">})</text:span></text:p>
      <text:p text:style-name="P8">    <text:span text:style-name="T9">}</text:span></text:p>
      <text:p text:style-name="P8">    <text:span text:style-name="T9">if (orientation === 'linear') {</text:span></text:p>
      <text:p text:style-name="P8">      <text:span text:style-name="T9">let angleCoords = gradAngleToCoords(angle)</text:span></text:p>
      <text:p text:style-name="P8">      <text:span text:style-name="T9">bgGradient = new fabric.Gradient({</text:span></text:p>
      <text:p text:style-name="P8">        <text:span text:style-name="T9">type: 'linear',</text:span></text:p>
      <text:p text:style-name="P8">        <text:span text:style-name="T9">coords: {</text:span></text:p>
      <text:p text:style-name="P8">          <text:span text:style-name="T9">x1: angleCoords.x1 * width,</text:span></text:p>
      <text:p text:style-name="P8">          <text:span text:style-name="T9">y1: angleCoords.y1 * height,</text:span></text:p>
      <text:p text:style-name="P8">          <text:span text:style-name="T9">x2: angleCoords.x2 * width,</text:span></text:p>
      <text:p text:style-name="P8">          <text:span text:style-name="T9">y2: angleCoords.y2 * height</text:span></text:p>
      <text:p text:style-name="P8">        <text:span text:style-name="T9">},</text:span></text:p>
      <text:p text:style-name="P8">        <text:span text:style-name="T9">colorStops,</text:span></text:p>
      <text:p text:style-name="P8">      <text:span text:style-name="T9">})</text:span></text:p>
      <text:p text:style-name="P8">    <text:span text:style-name="T9">} else if (orientation === 'radial') {</text:span></text:p>
      <text:p text:style-name="P8">      <text:span text:style-name="T9">bgGradient = new fabric.Gradient({</text:span></text:p>
      <text:p text:style-name="P8">        <text:span text:style-name="T9">type: 'radial',</text:span></text:p>
      <text:p text:style-name="P8">        <text:span text:style-name="T9">coords: {</text:span></text:p>
      <text:p text:style-name="P8">          <text:span text:style-name="T9">x1: width / 2,</text:span></text:p>
      <text:p text:style-name="P8"><text:soft-page-break/>          <text:span text:style-name="T9">y1: height / 2,</text:span></text:p>
      <text:p text:style-name="P8">          <text:span text:style-name="T9">r1: 0,</text:span></text:p>
      <text:p text:style-name="P8">          <text:span text:style-name="T9">x2: width / 2,</text:span></text:p>
      <text:p text:style-name="P8">          <text:span text:style-name="T9">y2: height / 2,</text:span></text:p>
      <text:p text:style-name="P8">          <text:span text:style-name="T9">r2: width / 2</text:span></text:p>
      <text:p text:style-name="P8">        <text:span text:style-name="T9">},</text:span></text:p>
      <text:p text:style-name="P8">        <text:span text:style-name="T9">colorStops: colorStops</text:span></text:p>
      <text:p text:style-name="P8">      <text:span text:style-name="T9">});</text:span></text:p>
      <text:p text:style-name="P8">    <text:span text:style-name="T9">}</text:span></text:p>
      <text:p text:style-name="P8">    <text:span text:style-name="T9">return bgGradient</text:span></text:p>
      <text:p text:style-name="P8">  <text:span text:style-name="T9">}</text:span></text:p>
      <text:p text:style-name="P8">  <text:span text:style-name="T9">const getRealBBox = async (obj) =&gt; {</text:span></text:p>
      <text:p text:style-name="P8">    <text:span text:style-name="T9">let tempCanv, ctx, w, h;</text:span></text:p>
      <text:p text:style-name="P8">    <text:span text:style-name="T9">// we need to use a temp canvas to get imagedata</text:span></text:p>
      <text:p text:style-name="P8">    <text:span text:style-name="T9">const getImageData = (dataUrl) =&gt; {</text:span></text:p>
      <text:p text:style-name="P8">      <text:span text:style-name="T9">if (tempCanv == null) {</text:span></text:p>
      <text:p text:style-name="P8">        <text:span text:style-name="T9">tempCanv = document.createElement('canvas');</text:span></text:p>
      <text:p text:style-name="P8">        <text:span text:style-name="T9">tempCanv.style.border = '1px solid blue';</text:span></text:p>
      <text:p text:style-name="P8">        <text:span text:style-name="T9">tempCanv.style.position = 'absolute';</text:span></text:p>
      <text:p text:style-name="P8">        <text:span text:style-name="T9">tempCanv.style.top = '-100%';</text:span></text:p>
      <text:p text:style-name="P8">        <text:span text:style-name="T9">tempCanv.style.visibility = 'hidden';</text:span></text:p>
      <text:p text:style-name="P8">        <text:span text:style-name="T9">ctx = tempCanv.getContext('2d');</text:span></text:p>
      <text:p text:style-name="P8">        <text:span text:style-name="T9">document.body.appendChild(tempCanv);</text:span></text:p>
      <text:p text:style-name="P8">      <text:span text:style-name="T9">}</text:span></text:p>
      <text:p text:style-name="P8">      <text:span text:style-name="T9">return new Promise(function (resolve, reject) {</text:span></text:p>
      <text:p text:style-name="P8">        <text:span text:style-name="T9">if (dataUrl == null) return reject();</text:span></text:p>
      <text:p text:style-name="P8">        <text:span text:style-name="T9">var image = new Image();</text:span></text:p>
      <text:p text:style-name="P8">        <text:span text:style-name="T9">image.addEventListener('load', () =&gt; {</text:span></text:p>
      <text:p text:style-name="P8">          <text:span text:style-name="T9">w = image.width;</text:span></text:p>
      <text:p text:style-name="P8">          <text:span text:style-name="T9">h = image.height;</text:span></text:p>
      <text:p text:style-name="P8"><text:soft-page-break/>          <text:span text:style-name="T9">tempCanv.width = w;</text:span></text:p>
      <text:p text:style-name="P8">          <text:span text:style-name="T9">tempCanv.height = h;</text:span></text:p>
      <text:p text:style-name="P8">          <text:span text:style-name="T9">ctx.drawImage(image, 0, 0, w, h);</text:span></text:p>
      <text:p text:style-name="P8">          <text:span text:style-name="T9">var imageData = ctx.getImageData(0, 0, w, h).data.buffer;</text:span></text:p>
      <text:p text:style-name="P8">          <text:span text:style-name="T9">resolve(imageData, false);</text:span></text:p>
      <text:p text:style-name="P8">        <text:span text:style-name="T9">});</text:span></text:p>
      <text:p text:style-name="P8">        <text:span text:style-name="T9">image.src = dataUrl;</text:span></text:p>
      <text:p text:style-name="P8">      <text:span text:style-name="T9">});</text:span></text:p>
      <text:p text:style-name="P8">    <text:span text:style-name="T9">}</text:span></text:p>
      <text:p text:style-name="P8">    <text:span text:style-name="T9">// analyze pixels 1-by-1</text:span></text:p>
      <text:p text:style-name="P8">    <text:span text:style-name="T9">const scanPixels = (imageData) =&gt; {</text:span></text:p>
      <text:p text:style-name="P8">      <text:span text:style-name="T9">var data = new Uint32Array(imageData),</text:span></text:p>
      <text:p text:style-name="P8">        <text:span text:style-name="T9">x, y, y1, y2, x1 = w,</text:span></text:p>
      <text:p text:style-name="P8">        <text:span text:style-name="T9">x2 = 0;</text:span></text:p>
      <text:p text:style-name="P8">      <text:span text:style-name="T9">// y1</text:span></text:p>
      <text:p text:style-name="P8">      <text:span text:style-name="T9">for (y = 0; y &lt; h; y++) {</text:span></text:p>
      <text:p text:style-name="P8">        <text:span text:style-name="T9">for (x = 0; x &lt; w; x++) {</text:span></text:p>
      <text:p text:style-name="P8">          <text:span text:style-name="T9">if (data[y * w + x] &amp; 0xff000000) {</text:span></text:p>
      <text:p text:style-name="P8">            <text:span text:style-name="T9">y1 = y;</text:span></text:p>
      <text:p text:style-name="P8">            <text:span text:style-name="T9">y = h;</text:span></text:p>
      <text:p text:style-name="P8">            <text:span text:style-name="T9">break;</text:span></text:p>
      <text:p text:style-name="P8">          <text:span text:style-name="T9">}</text:span></text:p>
      <text:p text:style-name="P8">        <text:span text:style-name="T9">}</text:span></text:p>
      <text:p text:style-name="P8">      <text:span text:style-name="T9">}</text:span></text:p>
      <text:p text:style-name="P8">      <text:span text:style-name="T9">// y2</text:span></text:p>
      <text:p text:style-name="P8">      <text:span text:style-name="T9">for (y = h - 1; y &gt; y1; y--) {</text:span></text:p>
      <text:p text:style-name="P8">        <text:span text:style-name="T9">for (x = 0; x &lt; w; x++) {</text:span></text:p>
      <text:p text:style-name="P8">          <text:span text:style-name="T9">if (data[y * w + x] &amp; 0xff000000) {</text:span></text:p>
      <text:p text:style-name="P8">            <text:span text:style-name="T9">y2 = y;</text:span></text:p>
      <text:p text:style-name="P8">            <text:span text:style-name="T9">y = 0;</text:span></text:p>
      <text:p text:style-name="P8"><text:soft-page-break/>            <text:span text:style-name="T9">break;</text:span></text:p>
      <text:p text:style-name="P8">          <text:span text:style-name="T9">}</text:span></text:p>
      <text:p text:style-name="P8">        <text:span text:style-name="T9">}</text:span></text:p>
      <text:p text:style-name="P8">      <text:span text:style-name="T9">}</text:span></text:p>
      <text:p text:style-name="P8">      <text:span text:style-name="T9">// x1</text:span></text:p>
      <text:p text:style-name="P8">      <text:span text:style-name="T9">for (y = y1; y &lt; y2; y++) {</text:span></text:p>
      <text:p text:style-name="P8">        <text:span text:style-name="T9">for (x = 0; x &lt; w; x++) {</text:span></text:p>
      <text:p text:style-name="P8">          <text:span text:style-name="T9">if (x &lt; x1 &amp;&amp; data[y * w + x] &amp; 0xff000000) {</text:span></text:p>
      <text:p text:style-name="P8">            <text:span text:style-name="T9">x1 = x;</text:span></text:p>
      <text:p text:style-name="P8">            <text:span text:style-name="T9">break;</text:span></text:p>
      <text:p text:style-name="P8">          <text:span text:style-name="T9">}</text:span></text:p>
      <text:p text:style-name="P8">        <text:span text:style-name="T9">}</text:span></text:p>
      <text:p text:style-name="P8">      <text:span text:style-name="T9">}</text:span></text:p>
      <text:p text:style-name="P8">      <text:span text:style-name="T9">// x2</text:span></text:p>
      <text:p text:style-name="P8">      <text:span text:style-name="T9">for (y = y1; y &lt; y2; y++) {</text:span></text:p>
      <text:p text:style-name="P8">        <text:span text:style-name="T9">for (x = w - 1; x &gt; x1; x--) {</text:span></text:p>
      <text:p text:style-name="P8">          <text:span text:style-name="T9">if (x &gt; x2 &amp;&amp; data[y * w + x] &amp; 0xff000000) {</text:span></text:p>
      <text:p text:style-name="P8">            <text:span text:style-name="T9">x2 = x;</text:span></text:p>
      <text:p text:style-name="P8">            <text:span text:style-name="T9">break;</text:span></text:p>
      <text:p text:style-name="P8">          <text:span text:style-name="T9">}</text:span></text:p>
      <text:p text:style-name="P8">        <text:span text:style-name="T9">}</text:span></text:p>
      <text:p text:style-name="P8">      <text:span text:style-name="T9">}</text:span></text:p>
      <text:p text:style-name="P8">      <text:span text:style-name="T9">return {</text:span></text:p>
      <text:p text:style-name="P8">        <text:span text:style-name="T9">x1: x1,</text:span></text:p>
      <text:p text:style-name="P8">        <text:span text:style-name="T9">x2: x2,</text:span></text:p>
      <text:p text:style-name="P8">        <text:span text:style-name="T9">y1: y1,</text:span></text:p>
      <text:p text:style-name="P8">        <text:span text:style-name="T9">y2: y2,</text:span></text:p>
      <text:p text:style-name="P8">        <text:span text:style-name="T9">width: x2 - x1,</text:span></text:p>
      <text:p text:style-name="P8">        <text:span text:style-name="T9">height: y2 - y1</text:span></text:p>
      <text:p text:style-name="P8">      <text:span text:style-name="T9">}</text:span></text:p>
      <text:p text:style-name="P8"><text:soft-page-break/>    <text:span text:style-name="T9">}</text:span></text:p>
      <text:p text:style-name="P8">    <text:span text:style-name="T9">let data = await getImageData(obj.toDataURL());</text:span></text:p>
      <text:p text:style-name="P8">    <text:span text:style-name="T9">return scanPixels(data);</text:span></text:p>
      <text:p text:style-name="P8">  <text:span text:style-name="T9">}</text:span></text:p>
      <text:p text:style-name="P8">  <text:span text:style-name="T9">/**</text:span></text:p>
      <text:p text:style-name="P8">   <text:span text:style-name="T9">* Get the filters of current image selection</text:span></text:p>
      <text:p text:style-name="P8">   <text:span text:style-name="T9">* @param {Object} activeSelection fabric js object</text:span></text:p>
      <text:p text:style-name="P8">   <text:span text:style-name="T9">*/</text:span></text:p>
      <text:p text:style-name="P8">  <text:span text:style-name="T9">const getCurrentEffect = (activeSelection) =&gt; {</text:span></text:p>
      <text:p text:style-name="P8">    <text:span text:style-name="T9">let updatedEffects = {</text:span></text:p>
      <text:p text:style-name="P8">      <text:span text:style-name="T9">opacity: 100,</text:span></text:p>
      <text:p text:style-name="P8">      <text:span text:style-name="T9">blur: 0,</text:span></text:p>
      <text:p text:style-name="P8">      <text:span text:style-name="T9">brightness: 50,</text:span></text:p>
      <text:p text:style-name="P8">      <text:span text:style-name="T9">saturation: 50,</text:span></text:p>
      <text:p text:style-name="P8">      <text:span text:style-name="T9">gamma: {</text:span></text:p>
      <text:p text:style-name="P8">        <text:span text:style-name="T9">r: 45,</text:span></text:p>
      <text:p text:style-name="P8">        <text:span text:style-name="T9">g: 45,</text:span></text:p>
      <text:p text:style-name="P8">        <text:span text:style-name="T9">b: 45</text:span></text:p>
      <text:p text:style-name="P8">      <text:span text:style-name="T9">}</text:span></text:p>
      <text:p text:style-name="P8">    <text:span text:style-name="T9">}</text:span></text:p>
      <text:p text:style-name="P8">    <text:span text:style-name="T9">updatedEffects.opacity = activeSelection.opacity * 100</text:span></text:p>
      <text:p text:style-name="P8">    <text:span text:style-name="T9">let hasBlur = activeSelection.filters.find(x =&gt; x.blur)</text:span></text:p>
      <text:p text:style-name="P8">    <text:span text:style-name="T9">if (hasBlur) {</text:span></text:p>
      <text:p text:style-name="P8">      <text:span text:style-name="T9">updatedEffects.blur = hasBlur.blur * 100</text:span></text:p>
      <text:p text:style-name="P8">    <text:span text:style-name="T9">}</text:span></text:p>
      <text:p text:style-name="P8">    <text:span text:style-name="T9">let hasBrightness = activeSelection.filters.find(x =&gt; x.brightness)</text:span></text:p>
      <text:p text:style-name="P8">    <text:span text:style-name="T9">if (hasBrightness) {</text:span></text:p>
      <text:p text:style-name="P8">      <text:span text:style-name="T9">updatedEffects.brightness = ((hasBrightness.brightness + 1) / 2) * 100</text:span></text:p>
      <text:p text:style-name="P8">    <text:span text:style-name="T9">}</text:span></text:p>
      <text:p text:style-name="P8">    <text:span text:style-name="T9">let hasSaturation = activeSelection.filters.find(x =&gt; x.saturation)</text:span></text:p>
      <text:p text:style-name="P8"><text:soft-page-break/>    <text:span text:style-name="T9">if (hasSaturation) {</text:span></text:p>
      <text:p text:style-name="P8">      <text:span text:style-name="T9">updatedEffects.saturation = ((hasSaturation.saturation + 1) / 2) * 100</text:span></text:p>
      <text:p text:style-name="P8">    <text:span text:style-name="T9">}</text:span></text:p>
      <text:p text:style-name="P8">    <text:span text:style-name="T9">let hasGamma = activeSelection.filters.find(x =&gt; x.gamma)</text:span></text:p>
      <text:p text:style-name="P8">    <text:span text:style-name="T9">if (hasGamma) {</text:span></text:p>
      <text:p text:style-name="P8">      <text:span text:style-name="T9">updatedEffects.gamma.r = Math.round(hasGamma.gamma[0] / 0.022)</text:span></text:p>
      <text:p text:style-name="P8">      <text:span text:style-name="T9">updatedEffects.gamma.g = Math.round(hasGamma.gamma[1] / 0.022)</text:span></text:p>
      <text:p text:style-name="P8">      <text:span text:style-name="T9">updatedEffects.gamma.b = Math.round(hasGamma.gamma[2] / 0.022)</text:span></text:p>
      <text:p text:style-name="P8">    <text:span text:style-name="T9">}</text:span></text:p>
      <text:p text:style-name="P8">    <text:span text:style-name="T9">return updatedEffects;</text:span></text:p>
      <text:p text:style-name="P8">  <text:span text:style-name="T9">}</text:span></text:p>
      <text:p text:style-name="P8">  <text:span text:style-name="T9">const getUpdatedFilter = (effects, effect, value) =&gt; {</text:span></text:p>
      <text:p text:style-name="P8">    <text:span text:style-name="T9">let updatedEffects = {</text:span></text:p>
      <text:p text:style-name="P8">      <text:span text:style-name="T9">...effects</text:span></text:p>
      <text:p text:style-name="P8">    <text:span text:style-name="T9">}</text:span></text:p>
      <text:p text:style-name="P8">    <text:span text:style-name="T9">switch (effect) {</text:span></text:p>
      <text:p text:style-name="P8">      <text:span text:style-name="T9">case 'gamma.r':</text:span></text:p>
      <text:p text:style-name="P8">        <text:span text:style-name="T9">updatedEffects.gamma.r = value</text:span></text:p>
      <text:p text:style-name="P8">        <text:span text:style-name="T9">break</text:span></text:p>
      <text:p text:style-name="P8">      <text:span text:style-name="T9">case 'gamma.g':</text:span></text:p>
      <text:p text:style-name="P8">        <text:span text:style-name="T9">updatedEffects.gamma.g = value</text:span></text:p>
      <text:p text:style-name="P8">        <text:span text:style-name="T9">break</text:span></text:p>
      <text:p text:style-name="P8">      <text:span text:style-name="T9">case 'gamma.b':</text:span></text:p>
      <text:p text:style-name="P8">        <text:span text:style-name="T9">updatedEffects.gamma.b = value</text:span></text:p>
      <text:p text:style-name="P8">        <text:span text:style-name="T9">break</text:span></text:p>
      <text:p text:style-name="P8">  </text:p>
      <text:p text:style-name="P8">      <text:span text:style-name="T9">default:</text:span></text:p>
      <text:p text:style-name="P8">        <text:span text:style-name="T9">updatedEffects[effect] = value</text:span></text:p>
      <text:p text:style-name="P8">        <text:span text:style-name="T9">break</text:span></text:p>
      <text:p text:style-name="P8">    <text:span text:style-name="T9">}</text:span></text:p>
      <text:p text:style-name="P8"><text:soft-page-break/>    <text:span text:style-name="T9">effects = updatedEffects;</text:span></text:p>
      <text:p text:style-name="P8">    <text:span text:style-name="T9">// rebuild filter array, calc values for fabric</text:span></text:p>
      <text:p text:style-name="P8">    <text:span text:style-name="T9">// blur 0-1 (def val 0), brightness, saturation -1-1 (def val: 0), gamma 0-2.2 (def val: 1)</text:span></text:p>
      <text:p text:style-name="P8">    <text:span text:style-name="T9">let updatedFilters = []</text:span></text:p>
      <text:p text:style-name="P8">    <text:span text:style-name="T9">if (effects.blur &gt; 0) {</text:span></text:p>
      <text:p text:style-name="P8">      <text:span text:style-name="T9">updatedFilters.push(new fabric.Image.filters.Blur({</text:span></text:p>
      <text:p text:style-name="P8">        <text:span text:style-name="T9">blur: effects.blur / 100</text:span></text:p>
      <text:p text:style-name="P8">      <text:span text:style-name="T9">}));</text:span></text:p>
      <text:p text:style-name="P8">    <text:span text:style-name="T9">}</text:span></text:p>
      <text:p text:style-name="P8">    <text:span text:style-name="T9">if (effects.brightness !== 50) {</text:span></text:p>
      <text:p text:style-name="P8">      <text:span text:style-name="T9">updatedFilters.push(new fabric.Image.filters.Brightness({</text:span></text:p>
      <text:p text:style-name="P8">        <text:span text:style-name="T9">brightness: ((effects.brightness / 100) * 2) - 1</text:span></text:p>
      <text:p text:style-name="P8">      <text:span text:style-name="T9">}));</text:span></text:p>
      <text:p text:style-name="P8">    <text:span text:style-name="T9">}</text:span></text:p>
      <text:p text:style-name="P8">    <text:span text:style-name="T9">if (effects.saturation !== 50) {</text:span></text:p>
      <text:p text:style-name="P8">      <text:span text:style-name="T9">updatedFilters.push(new fabric.Image.filters.Saturation({</text:span></text:p>
      <text:p text:style-name="P8">        <text:span text:style-name="T9">saturation: ((effects.saturation / 100) * 2) - 1</text:span></text:p>
      <text:p text:style-name="P8">      <text:span text:style-name="T9">}));</text:span></text:p>
      <text:p text:style-name="P8">    <text:span text:style-name="T9">}</text:span></text:p>
      <text:p text:style-name="P8">    <text:span text:style-name="T9">if (</text:span></text:p>
      <text:p text:style-name="P8">      <text:span text:style-name="T9">effects.gamma.r !== 45 ||</text:span></text:p>
      <text:p text:style-name="P8">      <text:span text:style-name="T9">effects.gamma.g !== 45 ||</text:span></text:p>
      <text:p text:style-name="P8">      <text:span text:style-name="T9">effects.gamma.b !== 45</text:span></text:p>
      <text:p text:style-name="P8">    <text:span text:style-name="T9">) {</text:span></text:p>
      <text:p text:style-name="P8">      <text:span text:style-name="T9">updatedFilters.push(new fabric.Image.filters.Gamma({</text:span></text:p>
      <text:p text:style-name="P8">        <text:span text:style-name="T9">gamma: [</text:span></text:p>
      <text:p text:style-name="P8">          <text:span text:style-name="T9">Math.round((effects.gamma.r * 0.022) * 10) / 10,</text:span></text:p>
      <text:p text:style-name="P8">          <text:span text:style-name="T9">Math.round((effects.gamma.g * 0.022) * 10) / 10,</text:span></text:p>
      <text:p text:style-name="P8">          <text:span text:style-name="T9">Math.round((effects.gamma.b * 0.022) * 10) / 10</text:span></text:p>
      <text:p text:style-name="P8"><text:soft-page-break/>        <text:span text:style-name="T9">]</text:span></text:p>
      <text:p text:style-name="P8">      <text:span text:style-name="T9">}));</text:span></text:p>
      <text:p text:style-name="P8">    <text:span text:style-name="T9">}</text:span></text:p>
      <text:p text:style-name="P8">    <text:span text:style-name="T9">return updatedFilters;</text:span></text:p>
      <text:p text:style-name="P8">  <text:span text:style-name="T9">}</text:span></text:p>
      <text:p text:style-name="P8">  <text:span text:style-name="T9">const getActiveFontStyle = (activeSelection, styleName) =&gt; {</text:span></text:p>
      <text:p text:style-name="P8">    <text:span text:style-name="T9">if (activeSelection.getSelectionStyles &amp;&amp; activeSelection.isEditing) {</text:span></text:p>
      <text:p text:style-name="P8">      <text:span text:style-name="T9">let styles = activeSelection.getSelectionStyles()</text:span></text:p>
      <text:p text:style-name="P8">      <text:span text:style-name="T9">if (styles.find(o =&gt; o[styleName] === '')) {</text:span></text:p>
      <text:p text:style-name="P8">        <text:span text:style-name="T9">return ''</text:span></text:p>
      <text:p text:style-name="P8">      <text:span text:style-name="T9">}</text:span></text:p>
      <text:p text:style-name="P8">      <text:span text:style-name="T9">return styles[0][styleName]</text:span></text:p>
      <text:p text:style-name="P8">    <text:span text:style-name="T9">}</text:span></text:p>
      <text:p text:style-name="P8">    <text:span text:style-name="T9">return activeSelection[styleName] || ''</text:span></text:p>
      <text:p text:style-name="P8">  <text:span text:style-name="T9">}</text:span></text:p>
      <text:p text:style-name="P8">  <text:span text:style-name="T9">const setActiveFontStyle = (activeSelection, styleName, value) =&gt; {</text:span></text:p>
      <text:p text:style-name="P8">    <text:span text:style-name="T9">if (activeSelection.setSelectionStyles &amp;&amp; activeSelection.isEditing) {</text:span></text:p>
      <text:p text:style-name="P8">      <text:span text:style-name="T9">let style = {}</text:span></text:p>
      <text:p text:style-name="P8">      <text:span text:style-name="T9">style[styleName] = value;</text:span></text:p>
      <text:p text:style-name="P8">      <text:span text:style-name="T9">activeSelection.setSelectionStyles(style)</text:span></text:p>
      <text:p text:style-name="P8">      <text:span text:style-name="T9">activeSelection.setCoords()</text:span></text:p>
      <text:p text:style-name="P8">    <text:span text:style-name="T9">} else {</text:span></text:p>
      <text:p text:style-name="P8">      <text:span text:style-name="T9">activeSelection.set(styleName, value)</text:span></text:p>
      <text:p text:style-name="P8">    <text:span text:style-name="T9">}</text:span></text:p>
      <text:p text:style-name="P8">  <text:span text:style-name="T9">}</text:span></text:p>
      <text:p text:style-name="P8">  <text:span text:style-name="T9">const downloadImage = (data, extension = 'png', mimeType = 'image/png') =&gt; {</text:span></text:p>
      <text:p text:style-name="P8">    <text:span text:style-name="T9">const imageData = data.toString().replace(/^data:image\/(png|jpeg|jpg);base64,/, '');</text:span></text:p>
      <text:p text:style-name="P8">    <text:span text:style-name="T9">const byteCharacters = atob(imageData);</text:span></text:p>
      <text:p text:style-name="P8">    <text:span text:style-name="T9">const byteNumbers = new Array(byteCharacters.length);</text:span></text:p>
      <text:p text:style-name="P8">    <text:span text:style-name="T9">for (let i = 0; i &lt; byteCharacters.length; i += 1) {</text:span></text:p>
      <text:p text:style-name="P8"><text:soft-page-break/>      <text:span text:style-name="T9">byteNumbers[i] = byteCharacters.charCodeAt(i);</text:span></text:p>
      <text:p text:style-name="P8">    <text:span text:style-name="T9">}</text:span></text:p>
      <text:p text:style-name="P8">    <text:span text:style-name="T9">const byteArray = new Uint8Array(byteNumbers);</text:span></text:p>
      <text:p text:style-name="P8">    <text:span text:style-name="T9">const file = new Blob([byteArray], {</text:span></text:p>
      <text:p text:style-name="P8">      <text:span text:style-name="T9">type: mimeType + ';base64'</text:span></text:p>
      <text:p text:style-name="P8">    <text:span text:style-name="T9">});</text:span></text:p>
      <text:p text:style-name="P8">    <text:span text:style-name="T9">const fileURL = window.URL.createObjectURL(file);</text:span></text:p>
      <text:p text:style-name="P8">    <text:span text:style-name="T9">// IE doesn't allow using a blob object directly as link href</text:span></text:p>
      <text:p text:style-name="P8">    <text:span text:style-name="T9">// instead it is necessary to use msSaveOrOpenBlob</text:span></text:p>
      <text:p text:style-name="P8">    <text:span text:style-name="T9">if (window.navigator &amp;&amp; window.navigator.msSaveOrOpenBlob) {</text:span></text:p>
      <text:p text:style-name="P8">      <text:span text:style-name="T9">window.navigator.msSaveOrOpenBlob(file);</text:span></text:p>
      <text:p text:style-name="P8">      <text:span text:style-name="T9">return;</text:span></text:p>
      <text:p text:style-name="P8">    <text:span text:style-name="T9">}</text:span></text:p>
      <text:p text:style-name="P8">    <text:span text:style-name="T9">const link = document.createElement('a');</text:span></text:p>
      <text:p text:style-name="P8">    <text:span text:style-name="T9">link.href = fileURL;</text:span></text:p>
      <text:p text:style-name="P8">    <text:span text:style-name="T9">link.download = 'image.' + extension;</text:span></text:p>
      <text:p text:style-name="P8">    <text:span text:style-name="T9">link.dispatchEvent(new MouseEvent('click'));</text:span></text:p>
      <text:p text:style-name="P8">    <text:span text:style-name="T9">setTimeout(() =&gt; {</text:span></text:p>
      <text:p text:style-name="P8">      </text:p>
      <text:p text:style-name="P8">      <text:span text:style-name="T9">window.URL.revokeObjectURL(fileURL);</text:span></text:p>
      <text:p text:style-name="P8">    <text:span text:style-name="T9">}, 60);</text:span></text:p>
      <text:p text:style-name="P8">  <text:span text:style-name="T9">}</text:span></text:p>
      <text:p text:style-name="P7"/>
      <text:p text:style-name="P6">// ../lib/zoom.js</text:p>
      <text:p text:style-name="P6"/>
      <text:p text:style-name="P6">//Define action to zoom in/out by mouse+key events</text:p>
      <text:p text:style-name="P9">// keyboard shortcuts and zoom calculations</text:p>
      <text:p text:style-name="P9">const minZoom = 0.05</text:p>
      <text:p text:style-name="P9">const maxZoom = 3</text:p>
      <text:p text:style-name="P9">// zoom with key</text:p>
      <text:p text:style-name="P9"><text:soft-page-break/>const zoomWithKeys = (e, canvas, applyZoom) =&gt; {</text:p>
      <text:p text:style-name="P8">  <text:span text:style-name="T9">const key = e.which || e.keyCode</text:span></text:p>
      <text:p text:style-name="P8">  <text:span text:style-name="T9">// ctrl -</text:span></text:p>
      <text:p text:style-name="P8">  <text:span text:style-name="T9">if (key === 189 &amp;&amp; e.ctrlKey) {</text:span></text:p>
      <text:p text:style-name="P8">    <text:span text:style-name="T9">e.preventDefault()</text:span></text:p>
      <text:p text:style-name="P8">    <text:span text:style-name="T9">if (canvas.getZoom() === minZoom) return</text:span></text:p>
      <text:p text:style-name="P8">    <text:span text:style-name="T9">let updatedZoom = parseInt(canvas.getZoom() * 100)</text:span></text:p>
      <text:p text:style-name="P8">    <text:span text:style-name="T9">// 25% jumps</text:span></text:p>
      <text:p text:style-name="P8">    <text:span text:style-name="T9">if ((updatedZoom % 25) !== 0) {</text:span></text:p>
      <text:p text:style-name="P8">      <text:span text:style-name="T9">while ((updatedZoom % 25) !== 0) {</text:span></text:p>
      <text:p text:style-name="P8">        <text:span text:style-name="T9">updatedZoom = updatedZoom - 1</text:span></text:p>
      <text:p text:style-name="P8">      <text:span text:style-name="T9">}</text:span></text:p>
      <text:p text:style-name="P8">    <text:span text:style-name="T9">} else {</text:span></text:p>
      <text:p text:style-name="P8">      <text:span text:style-name="T9">updatedZoom = updatedZoom - 25</text:span></text:p>
      <text:p text:style-name="P8">    <text:span text:style-name="T9">}</text:span></text:p>
      <text:p text:style-name="P8">    <text:span text:style-name="T9">updatedZoom = updatedZoom / 100</text:span></text:p>
      <text:p text:style-name="P8">    <text:span text:style-name="T9">updatedZoom = (updatedZoom &lt;= 0) ? minZoom : updatedZoom</text:span></text:p>
      <text:p text:style-name="P8">    <text:span text:style-name="T9">applyZoom(updatedZoom)</text:span></text:p>
      <text:p text:style-name="P8">  <text:span text:style-name="T9">}</text:span></text:p>
      <text:p text:style-name="P8">  <text:span text:style-name="T9">// ctrl +</text:span></text:p>
      <text:p text:style-name="P8">  <text:span text:style-name="T9">if (key === 187 &amp;&amp; e.ctrlKey) {</text:span></text:p>
      <text:p text:style-name="P8">    <text:span text:style-name="T9">e.preventDefault()</text:span></text:p>
      <text:p text:style-name="P8">    <text:span text:style-name="T9">if (canvas.getZoom() === maxZoom) return</text:span></text:p>
      <text:p text:style-name="P8">    <text:span text:style-name="T9">let updatedZoom = parseInt(canvas.getZoom() * 100)</text:span></text:p>
      <text:p text:style-name="P8">    <text:span text:style-name="T9">// 25% jumps</text:span></text:p>
      <text:p text:style-name="P8">    <text:span text:style-name="T9">if ((updatedZoom % 25) !== 0) {</text:span></text:p>
      <text:p text:style-name="P8">      <text:span text:style-name="T9">while ((updatedZoom % 25) !== 0) {</text:span></text:p>
      <text:p text:style-name="P8">        <text:span text:style-name="T9">updatedZoom = updatedZoom + 1</text:span></text:p>
      <text:p text:style-name="P8">      <text:span text:style-name="T9">}</text:span></text:p>
      <text:p text:style-name="P8">    <text:span text:style-name="T9">} else {</text:span></text:p>
      <text:p text:style-name="P8"><text:soft-page-break/>      <text:span text:style-name="T9">updatedZoom = updatedZoom + 25</text:span></text:p>
      <text:p text:style-name="P8">    <text:span text:style-name="T9">}</text:span></text:p>
      <text:p text:style-name="P8">    <text:span text:style-name="T9">updatedZoom = updatedZoom / 100</text:span></text:p>
      <text:p text:style-name="P8">    <text:span text:style-name="T9">updatedZoom = (updatedZoom &gt; maxZoom) ? maxZoom : updatedZoom</text:span></text:p>
      <text:p text:style-name="P8">    <text:span text:style-name="T9">applyZoom(updatedZoom)</text:span></text:p>
      <text:p text:style-name="P8">  <text:span text:style-name="T9">}</text:span></text:p>
      <text:p text:style-name="P8">  <text:span text:style-name="T9">// ctrl 0</text:span></text:p>
      <text:p text:style-name="P8">  <text:span text:style-name="T9">if ((key === 96 || key === 48 || key === 192) &amp;&amp; e.ctrlKey) {</text:span></text:p>
      <text:p text:style-name="P8">    <text:span text:style-name="T9">e.preventDefault()</text:span></text:p>
      <text:p text:style-name="P8">    <text:span text:style-name="T9">applyZoom(1)</text:span></text:p>
      <text:p text:style-name="P8">  <text:span text:style-name="T9">}</text:span></text:p>
      <text:p text:style-name="P8"/>
      <text:p text:style-name="P9">}</text:p>
      <text:p text:style-name="P9">// zoom with mouse</text:p>
      <text:p text:style-name="P9">const zoomWithMouse = (e, canvas, applyZoom) =&gt; {</text:p>
      <text:p text:style-name="P8">  <text:span text:style-name="T9">if (!e.ctrlKey) return</text:span></text:p>
      <text:p text:style-name="P8">  <text:span text:style-name="T9">e.preventDefault()</text:span></text:p>
      <text:p text:style-name="P8">  <text:span text:style-name="T9">let updatedZoom = canvas.getZoom().toFixed(2)</text:span></text:p>
      <text:p text:style-name="P8">  <text:span text:style-name="T9">let zoomAmount = (e.deltaY &gt; 0) ? -5 : 5</text:span></text:p>
      <text:p text:style-name="P8">  <text:span text:style-name="T9">updatedZoom = ((updatedZoom * 100) + zoomAmount) / 100</text:span></text:p>
      <text:p text:style-name="P8">  <text:span text:style-name="T9">if (updatedZoom &lt; minZoom || updatedZoom &gt; maxZoom) return</text:span></text:p>
      <text:p text:style-name="P8">  <text:span text:style-name="T9">applyZoom(updatedZoom)</text:span></text:p>
      <text:p text:style-name="P9">}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loext:graphic-properties draw:fill="none"/>
      <style:paragraph-properties fo:text-align="start" style:writing-mode="lr-tb"/>
      <style:text-properties fo:font-size="18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0.8437in"/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gr1" style:family="graphic">
      <style:graphic-properties draw:stroke="none" svg:stroke-width="0in" draw:fill="none" draw:textarea-vertical-align="middle" draw:auto-grow-height="false" fo:min-height="0.2083in" fo:min-width="0.3264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in" draw:fill="none" draw:textarea-vertical-align="middle" draw:auto-grow-height="false" fo:min-height="0.2075in" fo:min-width="0.287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in" draw:fill="none" draw:textarea-vertical-align="middle" draw:auto-grow-height="false" fo:min-height="0.998in" fo:min-width="0.286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in" draw:fill="none" draw:textarea-vertical-align="middle" draw:auto-grow-height="false" fo:min-height="0.2083in" fo:min-width="0.1291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953in" fo:margin-bottom="0.4925in" fo:margin-left="0.7874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MP1"><draw:custom-shape text:anchor-type="paragraph" draw:z-index="0" draw:name="Image14" draw:style-name="Mgr1" draw:text-style-name="MP2" svg:width="0.4051in" svg:height="0.2079in" svg:x="2.9484in" svg:y="10.50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3" svg:width="0.287in" svg:height="0.2071in" svg:x="0.7819in" svg:y="10.11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2" svg:width="0.4051in" svg:height="0.2079in" svg:x="2.9484in" svg:y="10.703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2" svg:width="0.4051in" svg:height="0.2079in" svg:x="2.9484in" svg:y="10.8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3" svg:width="0.2862in" svg:height="0.9976in" draw:transform="rotate (1.5707963267949) translate (0.863489720034996in 8.77265966754156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2" svg:width="0.4051in" svg:height="0.2079in" svg:x="2.9484in" svg:y="11.2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3" svg:width="0.287in" svg:height="0.2071in" svg:x="0.7819in" svg:y="9.916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2" svg:width="0.4051in" svg:height="0.2079in" svg:x="2.9484in" svg:y="11.095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2" svg:width="0.2079in" svg:height="0.2079in" svg:x="6.0984in" svg:y="10.70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4:21:38.081000000</meta:creation-date>
    <dc:date>2023-12-28T14:33:38.472000000</dc:date>
    <meta:editing-duration>PT11M59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89" meta:paragraph-count="2245" meta:word-count="7206" meta:character-count="92968" meta:non-whitespace-character-count="72052"/>
  </office:meta>
</office:document-meta>
</file>